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Cambria" fo:font-size="8pt" officeooo:rsid="001b09d1" officeooo:paragraph-rsid="001b09d1" style:font-size-asian="8pt" style:font-size-complex="8pt"/>
    </style:style>
    <style:style style:name="P2" style:family="paragraph" style:parent-style-name="Table_20_Contents">
      <style:paragraph-properties fo:text-align="center" style:justify-single-word="false"/>
      <style:text-properties style:font-name="Cambria" fo:font-size="8pt" officeooo:rsid="001b09d1" officeooo:paragraph-rsid="001b09d1" style:font-size-asian="8pt" style:font-size-complex="8pt"/>
    </style:style>
    <style:style style:name="P3" style:family="paragraph" style:parent-style-name="Table_20_Contents">
      <style:paragraph-properties fo:text-align="end" style:justify-single-word="false"/>
      <style:text-properties style:font-name="Cambria" fo:font-size="8pt" officeooo:rsid="001b09d1" style:font-size-asian="8pt" style:font-size-complex="8pt"/>
    </style:style>
    <style:style style:name="P4" style:family="paragraph" style:parent-style-name="Table_20_Contents">
      <style:paragraph-properties fo:text-align="end" style:justify-single-word="false"/>
      <style:text-properties style:font-name="Cambria" fo:font-size="8pt" officeooo:rsid="001b09d1" officeooo:paragraph-rsid="001b09d1" style:font-size-asian="8pt" style:font-size-complex="8pt"/>
    </style:style>
    <style:style style:name="P5" style:family="paragraph" style:parent-style-name="Standard">
      <style:text-properties officeooo:paragraph-rsid="01e65e87"/>
    </style:style>
    <style:style style:name="P6" style:family="paragraph" style:parent-style-name="Standard">
      <style:text-properties officeooo:paragraph-rsid="01ea4896"/>
    </style:style>
    <style:style style:name="P7" style:family="paragraph" style:parent-style-name="Standard">
      <style:text-properties style:font-name="Cambria" fo:language="de" fo:country="CH" officeooo:rsid="0024e970" officeooo:paragraph-rsid="0024e970"/>
    </style:style>
    <style:style style:name="P8" style:family="paragraph" style:parent-style-name="Standard">
      <style:text-properties style:font-name="Cambria" fo:language="de" fo:country="CH" officeooo:rsid="002751bd" officeooo:paragraph-rsid="0024e970"/>
    </style:style>
    <style:style style:name="P9" style:family="paragraph" style:parent-style-name="Standard">
      <style:text-properties style:font-name="Cambria" fo:language="de" fo:country="CH" officeooo:rsid="006b34dc" officeooo:paragraph-rsid="006b34dc"/>
    </style:style>
    <style:style style:name="P10" style:family="paragraph" style:parent-style-name="Standard">
      <style:text-properties style:font-name="Cambria" fo:language="de" fo:country="CH" officeooo:rsid="006b34dc" officeooo:paragraph-rsid="0071c0d5"/>
    </style:style>
    <style:style style:name="P11" style:family="paragraph" style:parent-style-name="Standard">
      <style:text-properties style:font-name="Cambria" fo:language="de" fo:country="CH" officeooo:rsid="006b34dc" officeooo:paragraph-rsid="00b4977e"/>
    </style:style>
    <style:style style:name="P12" style:family="paragraph" style:parent-style-name="Standard">
      <style:text-properties style:font-name="Cambria" fo:language="de" fo:country="CH" officeooo:rsid="006b34dc" officeooo:paragraph-rsid="0090029e"/>
    </style:style>
    <style:style style:name="P13" style:family="paragraph" style:parent-style-name="Standard">
      <style:text-properties style:font-name="Cambria" fo:language="de" fo:country="CH" officeooo:rsid="006b34dc" officeooo:paragraph-rsid="00a8c8ea"/>
    </style:style>
    <style:style style:name="P14" style:family="paragraph" style:parent-style-name="Standard">
      <style:text-properties style:font-name="Cambria" fo:language="de" fo:country="CH" officeooo:rsid="006b34dc" officeooo:paragraph-rsid="00c1619a"/>
    </style:style>
    <style:style style:name="P15" style:family="paragraph" style:parent-style-name="Standard">
      <style:text-properties style:font-name="Cambria" fo:language="de" fo:country="CH" officeooo:rsid="006b34dc" officeooo:paragraph-rsid="00f76982"/>
    </style:style>
    <style:style style:name="P16" style:family="paragraph" style:parent-style-name="Standard">
      <style:text-properties style:font-name="Cambria" fo:language="de" fo:country="CH" officeooo:rsid="006b34dc" officeooo:paragraph-rsid="01079873"/>
    </style:style>
    <style:style style:name="P17" style:family="paragraph" style:parent-style-name="Standard">
      <style:text-properties style:font-name="Cambria" fo:language="de" fo:country="CH" officeooo:rsid="006b34dc" officeooo:paragraph-rsid="01a7b048"/>
    </style:style>
    <style:style style:name="P18" style:family="paragraph" style:parent-style-name="Standard">
      <style:text-properties style:font-name="Cambria" fo:language="de" fo:country="CH" officeooo:rsid="006b34dc" officeooo:paragraph-rsid="01b697ce"/>
    </style:style>
    <style:style style:name="P19" style:family="paragraph" style:parent-style-name="Standard">
      <style:text-properties style:font-name="Cambria" fo:language="de" fo:country="CH" officeooo:rsid="006b34dc" officeooo:paragraph-rsid="0155e201"/>
    </style:style>
    <style:style style:name="P20" style:family="paragraph" style:parent-style-name="Standard">
      <style:text-properties style:font-name="Cambria" fo:language="de" fo:country="CH" officeooo:rsid="006b34dc" officeooo:paragraph-rsid="01d5cc1e"/>
    </style:style>
    <style:style style:name="P21" style:family="paragraph" style:parent-style-name="Standard">
      <style:text-properties style:font-name="Cambria" fo:language="de" fo:country="CH" officeooo:rsid="006b34dc" officeooo:paragraph-rsid="02625aed"/>
    </style:style>
    <style:style style:name="P22" style:family="paragraph" style:parent-style-name="Standard">
      <style:text-properties style:font-name="Cambria" fo:language="de" fo:country="CH" fo:font-weight="bold" officeooo:rsid="0117158f" officeooo:paragraph-rsid="0117158f" style:font-weight-asian="bold" style:font-weight-complex="bold"/>
    </style:style>
    <style:style style:name="P23" style:family="paragraph" style:parent-style-name="Standard">
      <style:text-properties style:font-name="Cambria" fo:language="de" fo:country="CH" fo:font-weight="bold" officeooo:rsid="016c5322" officeooo:paragraph-rsid="012555b4" style:font-weight-asian="bold" style:font-weight-complex="bold"/>
    </style:style>
    <style:style style:name="P24" style:family="paragraph" style:parent-style-name="Standard">
      <style:text-properties style:font-name="Cambria" fo:language="de" fo:country="CH" fo:font-weight="bold" officeooo:rsid="016c5322" officeooo:paragraph-rsid="016c5322" style:font-weight-asian="bold" style:font-weight-complex="bold"/>
    </style:style>
    <style:style style:name="P25" style:family="paragraph" style:parent-style-name="Standard">
      <style:text-properties style:font-name="Cambria" fo:language="de" fo:country="CH" fo:font-weight="bold" officeooo:rsid="012894bb" officeooo:paragraph-rsid="0117158f" style:font-weight-asian="bold" style:font-weight-complex="bold"/>
    </style:style>
    <style:style style:name="P26" style:family="paragraph" style:parent-style-name="Standard">
      <style:text-properties style:font-name="Cambria" fo:language="de" fo:country="CH" fo:font-weight="bold" officeooo:rsid="011b6b06" officeooo:paragraph-rsid="011b6b06" style:font-weight-asian="bold" style:font-weight-complex="bold"/>
    </style:style>
    <style:style style:name="P27" style:family="paragraph" style:parent-style-name="Standard">
      <style:text-properties style:font-name="Cambria" fo:language="de" fo:country="CH" fo:font-weight="bold" officeooo:rsid="012b764a" officeooo:paragraph-rsid="012b764a" style:font-weight-asian="bold" style:font-weight-complex="bold"/>
    </style:style>
    <style:style style:name="P28" style:family="paragraph" style:parent-style-name="Standard">
      <style:text-properties style:font-name="Cambria" fo:language="de" fo:country="CH" fo:font-weight="bold" officeooo:rsid="006b34dc" officeooo:paragraph-rsid="006b34dc" style:font-weight-asian="bold" style:font-weight-complex="bold"/>
    </style:style>
    <style:style style:name="P29" style:family="paragraph" style:parent-style-name="Standard">
      <style:text-properties style:font-name="Cambria" fo:language="de" fo:country="CH" fo:font-weight="bold" officeooo:rsid="006b34dc" officeooo:paragraph-rsid="00b4977e" style:font-weight-asian="bold" style:font-weight-complex="bold"/>
    </style:style>
    <style:style style:name="P30" style:family="paragraph" style:parent-style-name="Standard">
      <style:text-properties style:font-name="Cambria" fo:language="de" fo:country="CH" fo:font-weight="bold" officeooo:rsid="006b34dc" officeooo:paragraph-rsid="0090029e" style:font-weight-asian="bold" style:font-weight-complex="bold"/>
    </style:style>
    <style:style style:name="P31" style:family="paragraph" style:parent-style-name="Standard">
      <style:text-properties style:font-name="Cambria" fo:language="de" fo:country="CH" fo:font-weight="bold" officeooo:rsid="006b34dc" officeooo:paragraph-rsid="00a8c8ea" style:font-weight-asian="bold" style:font-weight-complex="bold"/>
    </style:style>
    <style:style style:name="P32" style:family="paragraph" style:parent-style-name="Standard">
      <style:text-properties style:font-name="Cambria" fo:language="de" fo:country="CH" fo:font-weight="bold" officeooo:rsid="006b34dc" officeooo:paragraph-rsid="00c1619a" style:font-weight-asian="bold" style:font-weight-complex="bold"/>
    </style:style>
    <style:style style:name="P33" style:family="paragraph" style:parent-style-name="Standard">
      <style:text-properties style:font-name="Cambria" fo:language="de" fo:country="CH" fo:font-weight="bold" officeooo:rsid="006b34dc" officeooo:paragraph-rsid="00f76982" style:font-weight-asian="bold" style:font-weight-complex="bold"/>
    </style:style>
    <style:style style:name="P34" style:family="paragraph" style:parent-style-name="Standard">
      <style:text-properties style:font-name="Cambria" fo:language="de" fo:country="CH" fo:font-weight="bold" officeooo:rsid="006b34dc" officeooo:paragraph-rsid="01079873" style:font-weight-asian="bold" style:font-weight-complex="bold"/>
    </style:style>
    <style:style style:name="P35" style:family="paragraph" style:parent-style-name="Standard">
      <style:text-properties style:font-name="Cambria" fo:language="de" fo:country="CH" fo:font-weight="bold" officeooo:rsid="006b34dc" officeooo:paragraph-rsid="01a7b048" style:font-weight-asian="bold" style:font-weight-complex="bold"/>
    </style:style>
    <style:style style:name="P36" style:family="paragraph" style:parent-style-name="Standard">
      <style:text-properties style:font-name="Cambria" fo:language="de" fo:country="CH" fo:font-weight="bold" officeooo:rsid="006b34dc" officeooo:paragraph-rsid="01b697ce" style:font-weight-asian="bold" style:font-weight-complex="bold"/>
    </style:style>
    <style:style style:name="P37" style:family="paragraph" style:parent-style-name="Standard">
      <style:text-properties style:font-name="Cambria" fo:language="de" fo:country="CH" fo:font-weight="bold" officeooo:rsid="006b34dc" officeooo:paragraph-rsid="0155e201" style:font-weight-asian="bold" style:font-weight-complex="bold"/>
    </style:style>
    <style:style style:name="P38" style:family="paragraph" style:parent-style-name="Standard">
      <style:text-properties style:font-name="Cambria" fo:language="de" fo:country="CH" fo:font-weight="bold" officeooo:rsid="006b34dc" officeooo:paragraph-rsid="01d5cc1e" style:font-weight-asian="bold" style:font-weight-complex="bold"/>
    </style:style>
    <style:style style:name="P39" style:family="paragraph" style:parent-style-name="Standard">
      <style:text-properties style:font-name="Cambria" fo:language="de" fo:country="CH" fo:font-weight="bold" officeooo:rsid="00356275" officeooo:paragraph-rsid="00356275" style:font-weight-asian="bold" style:font-weight-complex="bold"/>
    </style:style>
    <style:style style:name="P40" style:family="paragraph" style:parent-style-name="Standard">
      <style:text-properties style:font-name="Cambria" fo:language="de" fo:country="CH" fo:font-weight="bold" officeooo:rsid="00356275" officeooo:paragraph-rsid="00382ec2" style:font-weight-asian="bold" style:font-weight-complex="bold"/>
    </style:style>
    <style:style style:name="P41" style:family="paragraph" style:parent-style-name="Standard">
      <style:paragraph-properties>
        <style:tab-stops>
          <style:tab-stop style:position="0.706cm"/>
        </style:tab-stops>
      </style:paragraph-properties>
      <style:text-properties style:font-name="Cambria" fo:language="de" fo:country="CH" fo:font-weight="bold" officeooo:rsid="00356275" officeooo:paragraph-rsid="00382ec2" style:font-weight-asian="bold" style:font-weight-complex="bold"/>
    </style:style>
    <style:style style:name="P42" style:family="paragraph" style:parent-style-name="Standard">
      <style:text-properties style:font-name="Cambria" fo:language="de" fo:country="CH" fo:font-weight="bold" officeooo:rsid="00356275" officeooo:paragraph-rsid="003d954e" style:font-weight-asian="bold" style:font-weight-complex="bold"/>
    </style:style>
    <style:style style:name="P43" style:family="paragraph" style:parent-style-name="Standard">
      <style:text-properties style:font-name="Cambria" fo:language="de" fo:country="CH" fo:font-weight="bold" officeooo:rsid="002751bd" officeooo:paragraph-rsid="00285792" style:font-weight-asian="bold" style:font-weight-complex="bold"/>
    </style:style>
    <style:style style:name="P44" style:family="paragraph" style:parent-style-name="Standard">
      <style:text-properties style:font-name="Cambria" fo:language="de" fo:country="CH" fo:font-weight="bold" officeooo:rsid="00285792" officeooo:paragraph-rsid="00285792" style:font-weight-asian="bold" style:font-weight-complex="bold"/>
    </style:style>
    <style:style style:name="P45" style:family="paragraph" style:parent-style-name="Standard">
      <style:text-properties style:font-name="Cambria" fo:language="de" fo:country="CH" fo:font-weight="bold" officeooo:rsid="00285792" officeooo:paragraph-rsid="002f6e11" style:font-weight-asian="bold" style:font-weight-complex="bold"/>
    </style:style>
    <style:style style:name="P46" style:family="paragraph" style:parent-style-name="Standard">
      <style:text-properties style:font-name="Cambria" fo:language="de" fo:country="CH" fo:font-weight="bold" officeooo:rsid="002e2fea" officeooo:paragraph-rsid="002e2fea" style:font-weight-asian="bold" style:font-weight-complex="bold"/>
    </style:style>
    <style:style style:name="P47" style:family="paragraph" style:parent-style-name="Standard">
      <style:text-properties style:font-name="Cambria" fo:language="de" fo:country="CH" fo:font-weight="bold" officeooo:rsid="002e2fea" officeooo:paragraph-rsid="002f6e11" style:font-weight-asian="bold" style:font-weight-complex="bold"/>
    </style:style>
    <style:style style:name="P48" style:family="paragraph" style:parent-style-name="Standard">
      <style:text-properties style:font-name="Cambria" fo:language="de" fo:country="CH" fo:font-weight="bold" officeooo:rsid="00288632" officeooo:paragraph-rsid="00288632" style:font-weight-asian="bold" style:font-weight-complex="bold"/>
    </style:style>
    <style:style style:name="P49" style:family="paragraph" style:parent-style-name="Standard">
      <style:text-properties style:font-name="Cambria" fo:language="de" fo:country="CH" fo:font-weight="bold" officeooo:rsid="00288632" officeooo:paragraph-rsid="002f6e11" style:font-weight-asian="bold" style:font-weight-complex="bold"/>
    </style:style>
    <style:style style:name="P50" style:family="paragraph" style:parent-style-name="Standard">
      <style:text-properties style:font-name="Cambria" fo:language="de" fo:country="CH" fo:font-weight="bold" officeooo:rsid="0029133c" officeooo:paragraph-rsid="0029133c" style:font-weight-asian="bold" style:font-weight-complex="bold"/>
    </style:style>
    <style:style style:name="P51" style:family="paragraph" style:parent-style-name="Standard">
      <style:text-properties style:font-name="Cambria" fo:language="de" fo:country="CH" fo:font-weight="bold" officeooo:rsid="00b4977e" officeooo:paragraph-rsid="00b4977e" style:font-weight-asian="bold" style:font-weight-complex="bold"/>
    </style:style>
    <style:style style:name="P52" style:family="paragraph" style:parent-style-name="Standard">
      <style:text-properties style:font-name="Cambria" fo:language="de" fo:country="CH" fo:font-weight="bold" officeooo:rsid="0121fd54" officeooo:paragraph-rsid="0121fd54" style:font-weight-asian="bold" style:font-weight-complex="bold"/>
    </style:style>
    <style:style style:name="P53" style:family="paragraph" style:parent-style-name="Standard">
      <style:text-properties style:font-name="Cambria" fo:language="de" fo:country="CH" fo:font-weight="bold" officeooo:rsid="01358775" officeooo:paragraph-rsid="01358775" style:font-weight-asian="bold" style:font-weight-complex="bold"/>
    </style:style>
    <style:style style:name="P54" style:family="paragraph" style:parent-style-name="Standard">
      <style:text-properties style:font-name="Cambria" fo:language="de" fo:country="CH" fo:font-weight="bold" officeooo:rsid="008e0f66" officeooo:paragraph-rsid="008e0f66" style:font-weight-asian="bold" style:font-weight-complex="bold"/>
    </style:style>
    <style:style style:name="P55" style:family="paragraph" style:parent-style-name="Standard">
      <style:text-properties style:font-name="Cambria" fo:language="de" fo:country="CH" fo:font-weight="bold" officeooo:rsid="013412e0" officeooo:paragraph-rsid="013412e0" style:font-weight-asian="bold" style:font-weight-complex="bold"/>
    </style:style>
    <style:style style:name="P56" style:family="paragraph" style:parent-style-name="Standard">
      <style:text-properties style:font-name="Cambria" fo:language="de" fo:country="CH" fo:font-weight="bold" officeooo:rsid="013b79dd" officeooo:paragraph-rsid="013b79dd" style:font-weight-asian="bold" style:font-weight-complex="bold"/>
    </style:style>
    <style:style style:name="P57" style:family="paragraph" style:parent-style-name="Standard">
      <style:text-properties style:font-name="Cambria" fo:language="de" fo:country="CH" fo:font-weight="bold" officeooo:rsid="01784c78" officeooo:paragraph-rsid="01784c78" style:font-weight-asian="bold" style:font-weight-complex="bold"/>
    </style:style>
    <style:style style:name="P58" style:family="paragraph" style:parent-style-name="Standard">
      <style:text-properties style:font-name="Cambria" fo:language="de" fo:country="CH" fo:font-weight="bold" officeooo:rsid="0010c02f" officeooo:paragraph-rsid="013cac15" style:font-weight-asian="bold" style:font-weight-complex="bold"/>
    </style:style>
    <style:style style:name="P59" style:family="paragraph" style:parent-style-name="Standard">
      <style:text-properties style:font-name="Cambria" fo:language="de" fo:country="CH" fo:font-weight="bold" officeooo:rsid="0010c02f" officeooo:paragraph-rsid="014601a8" style:font-weight-asian="bold" style:font-weight-complex="bold"/>
    </style:style>
    <style:style style:name="P60" style:family="paragraph" style:parent-style-name="Standard">
      <style:text-properties style:font-name="Cambria" fo:language="de" fo:country="CH" fo:font-weight="bold" officeooo:rsid="0010c02f" officeooo:paragraph-rsid="01519dc2" style:font-weight-asian="bold" style:font-weight-complex="bold"/>
    </style:style>
    <style:style style:name="P61" style:family="paragraph" style:parent-style-name="Standard">
      <style:text-properties style:font-name="Cambria" fo:language="de" fo:country="CH" fo:font-weight="bold" officeooo:rsid="0010c02f" officeooo:paragraph-rsid="0152f962" style:font-weight-asian="bold" style:font-weight-complex="bold"/>
    </style:style>
    <style:style style:name="P62" style:family="paragraph" style:parent-style-name="Standard">
      <style:text-properties style:font-name="Cambria" fo:language="de" fo:country="CH" fo:font-weight="bold" officeooo:rsid="0010c02f" officeooo:paragraph-rsid="0159cb81" style:font-weight-asian="bold" style:font-weight-complex="bold"/>
    </style:style>
    <style:style style:name="P63" style:family="paragraph" style:parent-style-name="Standard">
      <style:text-properties style:font-name="Cambria" fo:language="de" fo:country="CH" fo:font-weight="bold" officeooo:rsid="0010c02f" officeooo:paragraph-rsid="017e9290" style:font-weight-asian="bold" style:font-weight-complex="bold"/>
    </style:style>
    <style:style style:name="P64" style:family="paragraph" style:parent-style-name="Standard">
      <style:text-properties style:font-name="Cambria" fo:language="de" fo:country="CH" fo:font-weight="bold" officeooo:rsid="0010c02f" officeooo:paragraph-rsid="016de3bf" style:font-weight-asian="bold" style:font-weight-complex="bold"/>
    </style:style>
    <style:style style:name="P65" style:family="paragraph" style:parent-style-name="Standard">
      <style:text-properties style:font-name="Cambria" fo:language="de" fo:country="CH" fo:font-weight="bold" officeooo:rsid="014601a8" officeooo:paragraph-rsid="014601a8" style:font-weight-asian="bold" style:font-weight-complex="bold"/>
    </style:style>
    <style:style style:name="P66" style:family="paragraph" style:parent-style-name="Standard">
      <style:text-properties style:font-name="Cambria" fo:language="de" fo:country="CH" fo:font-weight="bold" officeooo:rsid="0179f7f8" officeooo:paragraph-rsid="0179f7f8" style:font-weight-asian="bold" style:font-weight-complex="bold"/>
    </style:style>
    <style:style style:name="P67" style:family="paragraph" style:parent-style-name="Standard">
      <style:text-properties style:font-name="Cambria" fo:language="de" fo:country="CH" fo:font-weight="bold" officeooo:rsid="01519dc2" officeooo:paragraph-rsid="01519dc2" style:font-weight-asian="bold" style:font-weight-complex="bold"/>
    </style:style>
    <style:style style:name="P68" style:family="paragraph" style:parent-style-name="Standard">
      <style:text-properties style:font-name="Cambria" fo:language="de" fo:country="CH" fo:font-weight="bold" officeooo:rsid="017a59bb" officeooo:paragraph-rsid="017a59bb" style:font-weight-asian="bold" style:font-weight-complex="bold"/>
    </style:style>
    <style:style style:name="P69" style:family="paragraph" style:parent-style-name="Standard">
      <style:text-properties style:font-name="Cambria" fo:language="de" fo:country="CH" fo:font-weight="bold" officeooo:rsid="0152f962" officeooo:paragraph-rsid="0152f962" style:font-weight-asian="bold" style:font-weight-complex="bold"/>
    </style:style>
    <style:style style:name="P70" style:family="paragraph" style:parent-style-name="Standard">
      <style:text-properties style:font-name="Cambria" fo:language="de" fo:country="CH" fo:font-weight="bold" officeooo:rsid="017a9892" officeooo:paragraph-rsid="017a9892" style:font-weight-asian="bold" style:font-weight-complex="bold"/>
    </style:style>
    <style:style style:name="P71" style:family="paragraph" style:parent-style-name="Standard">
      <style:text-properties style:font-name="Cambria" fo:language="de" fo:country="CH" fo:font-weight="bold" officeooo:rsid="007e3799" officeooo:paragraph-rsid="007e3799" style:font-weight-asian="bold" style:font-weight-complex="bold"/>
    </style:style>
    <style:style style:name="P72" style:family="paragraph" style:parent-style-name="Standard">
      <style:text-properties style:font-name="Cambria" fo:language="de" fo:country="CH" fo:font-weight="bold" officeooo:rsid="007fcc94" officeooo:paragraph-rsid="007fcc94" style:font-weight-asian="bold" style:font-weight-complex="bold"/>
    </style:style>
    <style:style style:name="P73" style:family="paragraph" style:parent-style-name="Standard">
      <style:text-properties style:font-name="Cambria" fo:language="de" fo:country="CH" fo:font-weight="bold" officeooo:rsid="0081c25e" officeooo:paragraph-rsid="0081c25e" style:font-weight-asian="bold" style:font-weight-complex="bold"/>
    </style:style>
    <style:style style:name="P74" style:family="paragraph" style:parent-style-name="Standard">
      <style:text-properties style:font-name="Cambria" fo:language="de" fo:country="CH" fo:font-weight="bold" officeooo:rsid="0081c25e" officeooo:paragraph-rsid="00f59d6c" style:font-weight-asian="bold" style:font-weight-complex="bold"/>
    </style:style>
    <style:style style:name="P75" style:family="paragraph" style:parent-style-name="Standard">
      <style:text-properties style:font-name="Cambria" fo:language="de" fo:country="CH" fo:font-weight="bold" officeooo:rsid="01a7b048" officeooo:paragraph-rsid="01a7b048" style:font-weight-asian="bold" style:font-weight-complex="bold"/>
    </style:style>
    <style:style style:name="P76" style:family="paragraph" style:parent-style-name="Standard">
      <style:text-properties style:font-name="Cambria" fo:language="de" fo:country="CH" fo:font-weight="bold" officeooo:rsid="01b697ce" officeooo:paragraph-rsid="01b697ce" style:font-weight-asian="bold" style:font-weight-complex="bold"/>
    </style:style>
    <style:style style:name="P77" style:family="paragraph" style:parent-style-name="Standard">
      <style:text-properties style:font-name="Cambria" fo:language="de" fo:country="CH" fo:font-weight="bold" officeooo:rsid="01584811" officeooo:paragraph-rsid="01584811" style:font-weight-asian="bold" style:font-weight-complex="bold"/>
    </style:style>
    <style:style style:name="P78" style:family="paragraph" style:parent-style-name="Standard">
      <style:text-properties style:font-name="Cambria" fo:language="de" fo:country="CH" fo:font-weight="bold" officeooo:rsid="017e9290" officeooo:paragraph-rsid="017e9290" style:font-weight-asian="bold" style:font-weight-complex="bold"/>
    </style:style>
    <style:style style:name="P79" style:family="paragraph" style:parent-style-name="Standard">
      <style:text-properties style:font-name="Cambria" fo:language="de" fo:country="CH" fo:font-weight="bold" officeooo:rsid="0012fa13" officeooo:paragraph-rsid="017e9290" style:font-weight-asian="bold" style:font-weight-complex="bold"/>
    </style:style>
    <style:style style:name="P80" style:family="paragraph" style:parent-style-name="Standard">
      <style:text-properties style:font-name="Cambria" fo:language="de" fo:country="CH" fo:font-weight="bold" officeooo:rsid="0012fa13" officeooo:paragraph-rsid="016de3bf" style:font-weight-asian="bold" style:font-weight-complex="bold"/>
    </style:style>
    <style:style style:name="P81" style:family="paragraph" style:parent-style-name="Standard">
      <style:text-properties style:font-name="Cambria" fo:language="de" fo:country="CH" fo:font-weight="bold" officeooo:rsid="0155e201" officeooo:paragraph-rsid="0155e201" style:font-weight-asian="bold" style:font-weight-complex="bold"/>
    </style:style>
    <style:style style:name="P82" style:family="paragraph" style:parent-style-name="Standard">
      <style:text-properties style:font-name="Cambria" fo:language="de" fo:country="CH" fo:font-weight="bold" officeooo:rsid="008418fc" officeooo:paragraph-rsid="008418fc" style:font-weight-asian="bold" style:font-weight-complex="bold"/>
    </style:style>
    <style:style style:name="P83" style:family="paragraph" style:parent-style-name="Standard">
      <style:text-properties style:font-name="Cambria" fo:language="de" fo:country="CH" fo:font-weight="bold" officeooo:rsid="006b34dc" officeooo:paragraph-rsid="00b4977e" fo:background-color="transparent" style:font-weight-asian="bold" style:font-weight-complex="bold"/>
    </style:style>
    <style:style style:name="P84" style:family="paragraph" style:parent-style-name="Standard">
      <style:text-properties style:font-name="Cambria" fo:language="de" fo:country="CH" officeooo:rsid="0117158f" officeooo:paragraph-rsid="0117158f"/>
    </style:style>
    <style:style style:name="P85" style:family="paragraph" style:parent-style-name="Standard">
      <style:text-properties style:font-name="Cambria" fo:language="de" fo:country="CH" fo:font-style="italic" officeooo:rsid="0117158f" officeooo:paragraph-rsid="0117158f" style:font-style-asian="italic" style:font-style-complex="italic"/>
    </style:style>
    <style:style style:name="P86" style:family="paragraph" style:parent-style-name="Standard">
      <style:text-properties style:font-name="Cambria" fo:language="de" fo:country="CH" fo:font-style="italic" officeooo:rsid="011b6b06" officeooo:paragraph-rsid="011b6b06" style:font-style-asian="italic" style:font-style-complex="italic"/>
    </style:style>
    <style:style style:name="P87" style:family="paragraph" style:parent-style-name="Standard">
      <style:text-properties style:font-name="Cambria" fo:language="de" fo:country="CH" fo:font-style="italic" officeooo:rsid="015ae5e3" officeooo:paragraph-rsid="015ae5e3" style:font-style-asian="italic" style:font-style-complex="italic"/>
    </style:style>
    <style:style style:name="P88" style:family="paragraph" style:parent-style-name="Standard">
      <style:text-properties style:font-name="Cambria" fo:language="de" fo:country="CH" fo:font-style="italic" fo:font-weight="normal" officeooo:rsid="0121fd54" officeooo:paragraph-rsid="0121fd54" style:font-style-asian="italic" style:font-weight-asian="normal" style:font-style-complex="italic" style:font-weight-complex="normal"/>
    </style:style>
    <style:style style:name="P89" style:family="paragraph" style:parent-style-name="Standard">
      <style:text-properties style:font-name="Cambria" fo:language="de" fo:country="CH" fo:font-style="italic" fo:font-weight="normal" officeooo:rsid="013412e0" officeooo:paragraph-rsid="013412e0" style:font-style-asian="italic" style:font-weight-asian="normal" style:font-style-complex="italic" style:font-weight-complex="normal"/>
    </style:style>
    <style:style style:name="P90" style:family="paragraph" style:parent-style-name="Standard">
      <style:text-properties style:font-name="Cambria" fo:language="de" fo:country="CH" fo:font-style="italic" fo:font-weight="normal" officeooo:rsid="013b79dd" officeooo:paragraph-rsid="013b79dd" style:font-style-asian="italic" style:font-weight-asian="normal" style:font-style-complex="italic" style:font-weight-complex="normal"/>
    </style:style>
    <style:style style:name="P91" style:family="paragraph" style:parent-style-name="Standard">
      <style:text-properties style:font-name="Cambria" fo:language="de" fo:country="CH" fo:font-style="italic" fo:font-weight="normal" officeooo:rsid="014601a8" officeooo:paragraph-rsid="014601a8" style:font-style-asian="italic" style:font-weight-asian="normal" style:font-style-complex="italic" style:font-weight-complex="normal"/>
    </style:style>
    <style:style style:name="P92" style:family="paragraph" style:parent-style-name="Standard">
      <style:text-properties style:font-name="Cambria" fo:language="de" fo:country="CH" fo:font-style="italic" fo:font-weight="normal" officeooo:rsid="014601a8" officeooo:paragraph-rsid="01519dc2" style:font-style-asian="italic" style:font-weight-asian="normal" style:font-style-complex="italic" style:font-weight-complex="normal"/>
    </style:style>
    <style:style style:name="P93" style:family="paragraph" style:parent-style-name="Standard">
      <style:text-properties style:font-name="Cambria" fo:language="de" fo:country="CH" fo:font-style="italic" fo:font-weight="normal" officeooo:rsid="0152f962" officeooo:paragraph-rsid="0152f962" style:font-style-asian="italic" style:font-weight-asian="normal" style:font-style-complex="italic" style:font-weight-complex="normal"/>
    </style:style>
    <style:style style:name="P94" style:family="paragraph" style:parent-style-name="Standard">
      <style:text-properties style:font-name="Cambria" fo:language="de" fo:country="CH" fo:font-style="italic" fo:font-weight="normal" officeooo:rsid="017ee547" officeooo:paragraph-rsid="017ee547" style:font-style-asian="italic" style:font-weight-asian="normal" style:font-style-complex="italic" style:font-weight-complex="normal"/>
    </style:style>
    <style:style style:name="P95" style:family="paragraph" style:parent-style-name="Standard">
      <style:text-properties style:font-name="Cambria" fo:language="de" fo:country="CH" fo:font-style="italic" fo:font-weight="normal" officeooo:rsid="016c5322" officeooo:paragraph-rsid="016c5322" style:font-style-asian="italic" style:font-weight-asian="normal" style:font-style-complex="italic" style:font-weight-complex="normal"/>
    </style:style>
    <style:style style:name="P96" style:family="paragraph" style:parent-style-name="Standard">
      <style:text-properties style:font-name="Cambria" fo:language="de" fo:country="CH" officeooo:rsid="01174989" officeooo:paragraph-rsid="01174989"/>
    </style:style>
    <style:style style:name="P97" style:family="paragraph" style:parent-style-name="Standard">
      <style:text-properties style:font-name="Cambria" fo:language="de" fo:country="CH" officeooo:rsid="011b6b06" officeooo:paragraph-rsid="011b6b06"/>
    </style:style>
    <style:style style:name="P98" style:family="paragraph" style:parent-style-name="Standard">
      <style:text-properties style:font-name="Cambria" fo:language="de" fo:country="CH" officeooo:rsid="011c3da8" officeooo:paragraph-rsid="011c3da8"/>
    </style:style>
    <style:style style:name="P99" style:family="paragraph" style:parent-style-name="Standard">
      <style:text-properties style:font-name="Cambria" fo:language="de" fo:country="CH" officeooo:rsid="011dc534" officeooo:paragraph-rsid="011dc534"/>
    </style:style>
    <style:style style:name="P100" style:family="paragraph" style:parent-style-name="Standard">
      <style:text-properties style:font-name="Cambria" fo:language="de" fo:country="CH" officeooo:rsid="011fda78" officeooo:paragraph-rsid="011fda78"/>
    </style:style>
    <style:style style:name="P101" style:family="paragraph" style:parent-style-name="Standard">
      <style:text-properties style:font-name="Cambria" fo:language="de" fo:country="CH" officeooo:rsid="006f3325" officeooo:paragraph-rsid="00e04375"/>
    </style:style>
    <style:style style:name="P102" style:family="paragraph" style:parent-style-name="Standard">
      <style:text-properties style:font-name="Cambria" fo:language="de" fo:country="CH" officeooo:rsid="006f3325" officeooo:paragraph-rsid="00716333"/>
    </style:style>
    <style:style style:name="P103" style:family="paragraph" style:parent-style-name="Standard">
      <style:text-properties style:font-name="Cambria" fo:language="de" fo:country="CH" officeooo:rsid="006f3325" officeooo:paragraph-rsid="01a7b048"/>
    </style:style>
    <style:style style:name="P104" style:family="paragraph" style:parent-style-name="Standard">
      <style:text-properties style:font-name="Cambria" fo:language="de" fo:country="CH" officeooo:rsid="006f3325" officeooo:paragraph-rsid="0159cb81"/>
    </style:style>
    <style:style style:name="P105" style:family="paragraph" style:parent-style-name="Standard">
      <style:text-properties style:font-name="Cambria" fo:language="de" fo:country="CH" officeooo:rsid="00757938" officeooo:paragraph-rsid="00716333"/>
    </style:style>
    <style:style style:name="P106" style:family="paragraph" style:parent-style-name="Standard">
      <style:text-properties style:font-name="Cambria" fo:language="de" fo:country="CH" officeooo:rsid="00356275" officeooo:paragraph-rsid="00356275"/>
    </style:style>
    <style:style style:name="P107" style:family="paragraph" style:parent-style-name="Standard">
      <style:text-properties style:font-name="Cambria" fo:language="de" fo:country="CH" officeooo:rsid="00382ec2" officeooo:paragraph-rsid="00382ec2"/>
    </style:style>
    <style:style style:name="P108" style:family="paragraph" style:parent-style-name="Standard">
      <style:text-properties style:font-name="Cambria" fo:language="de" fo:country="CH" officeooo:rsid="003f40f6" officeooo:paragraph-rsid="003d954e"/>
    </style:style>
    <style:style style:name="P109" style:family="paragraph" style:parent-style-name="Standard">
      <style:text-properties style:font-name="Cambria" fo:language="de" fo:country="CH" officeooo:rsid="0043ce5a" officeooo:paragraph-rsid="0043ce5a"/>
    </style:style>
    <style:style style:name="P110" style:family="paragraph" style:parent-style-name="Standard">
      <style:text-properties style:font-name="Cambria" fo:language="de" fo:country="CH" officeooo:rsid="00285792" officeooo:paragraph-rsid="00285792"/>
    </style:style>
    <style:style style:name="P111" style:family="paragraph" style:parent-style-name="Standard">
      <style:text-properties style:font-name="Cambria" fo:language="de" fo:country="CH" officeooo:rsid="00285792" officeooo:paragraph-rsid="002f6e11"/>
    </style:style>
    <style:style style:name="P112" style:family="paragraph" style:parent-style-name="Standard">
      <style:text-properties style:font-name="Cambria" fo:language="de" fo:country="CH" officeooo:rsid="00277680" officeooo:paragraph-rsid="004dc175"/>
    </style:style>
    <style:style style:name="P113" style:family="paragraph" style:parent-style-name="Standard">
      <style:text-properties style:font-name="Cambria" fo:language="de" fo:country="CH" officeooo:rsid="00277680" officeooo:paragraph-rsid="00277680"/>
    </style:style>
    <style:style style:name="P114" style:family="paragraph" style:parent-style-name="Standard">
      <style:text-properties style:font-name="Cambria" fo:language="de" fo:country="CH" officeooo:rsid="00277680" officeooo:paragraph-rsid="002f6e11"/>
    </style:style>
    <style:style style:name="P115" style:family="paragraph" style:parent-style-name="Standard">
      <style:text-properties style:font-name="Cambria" fo:language="de" fo:country="CH" officeooo:rsid="00288632" officeooo:paragraph-rsid="004f93d6"/>
    </style:style>
    <style:style style:name="P116" style:family="paragraph" style:parent-style-name="Standard">
      <style:text-properties style:font-name="Cambria" fo:language="de" fo:country="CH" officeooo:rsid="00288632" officeooo:paragraph-rsid="00288632"/>
    </style:style>
    <style:style style:name="P117" style:family="paragraph" style:parent-style-name="Standard">
      <style:text-properties style:font-name="Cambria" fo:language="de" fo:country="CH" officeooo:rsid="0029133c" officeooo:paragraph-rsid="0029133c"/>
    </style:style>
    <style:style style:name="P118" style:family="paragraph" style:parent-style-name="Standard">
      <style:text-properties style:font-name="Cambria" fo:language="de" fo:country="CH" officeooo:rsid="002a3548" officeooo:paragraph-rsid="002a3548"/>
    </style:style>
    <style:style style:name="P119" style:family="paragraph" style:parent-style-name="Standard">
      <style:text-properties style:font-name="Cambria" fo:language="de" fo:country="CH" fo:font-weight="normal" officeooo:rsid="019240d8" officeooo:paragraph-rsid="019240d8" style:font-weight-asian="normal" style:font-weight-complex="normal"/>
    </style:style>
    <style:style style:name="P120" style:family="paragraph" style:parent-style-name="Standard">
      <style:text-properties style:font-name="Cambria" fo:language="de" fo:country="CH" fo:font-weight="normal" officeooo:rsid="003320d5" officeooo:paragraph-rsid="003320d5" style:font-weight-asian="normal" style:font-weight-complex="normal"/>
    </style:style>
    <style:style style:name="P121" style:family="paragraph" style:parent-style-name="Standard">
      <style:text-properties style:font-name="Cambria" fo:language="de" fo:country="CH" fo:font-weight="normal" officeooo:rsid="003320d5" officeooo:paragraph-rsid="00b4977e" style:font-weight-asian="normal" style:font-weight-complex="normal"/>
    </style:style>
    <style:style style:name="P122" style:family="paragraph" style:parent-style-name="Standard">
      <style:text-properties style:font-name="Cambria" fo:language="de" fo:country="CH" fo:font-weight="normal" officeooo:rsid="00b4977e" officeooo:paragraph-rsid="00b4977e" style:font-weight-asian="normal" style:font-weight-complex="normal"/>
    </style:style>
    <style:style style:name="P123" style:family="paragraph" style:parent-style-name="Standard">
      <style:text-properties style:font-name="Cambria" fo:language="de" fo:country="CH" fo:font-weight="normal" officeooo:rsid="00b52482" officeooo:paragraph-rsid="00c045ae" style:font-weight-asian="normal" style:font-weight-complex="normal"/>
    </style:style>
    <style:style style:name="P124" style:family="paragraph" style:parent-style-name="Standard">
      <style:text-properties style:font-name="Cambria" fo:language="de" fo:country="CH" fo:font-weight="normal" officeooo:rsid="00b764d6" officeooo:paragraph-rsid="00b764d6" style:font-weight-asian="normal" style:font-weight-complex="normal"/>
    </style:style>
    <style:style style:name="P125" style:family="paragraph" style:parent-style-name="Standard">
      <style:text-properties style:font-name="Cambria" fo:language="de" fo:country="CH" fo:font-weight="normal" officeooo:rsid="0121fd54" officeooo:paragraph-rsid="0121fd54" style:font-weight-asian="normal" style:font-weight-complex="normal"/>
    </style:style>
    <style:style style:name="P126" style:family="paragraph" style:parent-style-name="Standard">
      <style:text-properties style:font-name="Cambria" fo:language="de" fo:country="CH" fo:font-weight="normal" officeooo:rsid="012ba78e" officeooo:paragraph-rsid="012ba78e" style:font-weight-asian="normal" style:font-weight-complex="normal"/>
    </style:style>
    <style:style style:name="P127" style:family="paragraph" style:parent-style-name="Standard">
      <style:text-properties style:font-name="Cambria" fo:language="de" fo:country="CH" fo:font-weight="normal" officeooo:rsid="012d910f" officeooo:paragraph-rsid="012ba78e" style:font-weight-asian="normal" style:font-weight-complex="normal"/>
    </style:style>
    <style:style style:name="P128" style:family="paragraph" style:parent-style-name="Standard">
      <style:text-properties style:font-name="Cambria" fo:language="de" fo:country="CH" fo:font-weight="normal" officeooo:rsid="008e0f66" officeooo:paragraph-rsid="008e0f66" style:font-weight-asian="normal" style:font-weight-complex="normal"/>
    </style:style>
    <style:style style:name="P129" style:family="paragraph" style:parent-style-name="Standard">
      <style:text-properties style:font-name="Cambria" fo:language="de" fo:country="CH" fo:font-weight="normal" officeooo:rsid="00a1471f" officeooo:paragraph-rsid="00a1471f" style:font-weight-asian="normal" style:font-weight-complex="normal"/>
    </style:style>
    <style:style style:name="P130" style:family="paragraph" style:parent-style-name="Standard">
      <style:text-properties style:font-name="Cambria" fo:language="de" fo:country="CH" fo:font-weight="normal" officeooo:rsid="00329383" officeooo:paragraph-rsid="00329383" style:font-weight-asian="normal" style:font-weight-complex="normal"/>
    </style:style>
    <style:style style:name="P131" style:family="paragraph" style:parent-style-name="Standard">
      <style:text-properties style:font-name="Cambria" fo:language="de" fo:country="CH" fo:font-weight="normal" officeooo:rsid="00329383" officeooo:paragraph-rsid="01519dc2" style:font-weight-asian="normal" style:font-weight-complex="normal"/>
    </style:style>
    <style:style style:name="P132" style:family="paragraph" style:parent-style-name="Standard">
      <style:text-properties style:font-name="Cambria" fo:language="de" fo:country="CH" fo:font-weight="normal" officeooo:rsid="013412e0" officeooo:paragraph-rsid="013412e0" style:font-weight-asian="normal" style:font-weight-complex="normal"/>
    </style:style>
    <style:style style:name="P133" style:family="paragraph" style:parent-style-name="Standard">
      <style:text-properties style:font-name="Cambria" fo:language="de" fo:country="CH" fo:font-weight="normal" officeooo:rsid="0135d20e" officeooo:paragraph-rsid="0135d20e" style:font-weight-asian="normal" style:font-weight-complex="normal"/>
    </style:style>
    <style:style style:name="P134" style:family="paragraph" style:parent-style-name="Standard">
      <style:text-properties style:font-name="Cambria" fo:language="de" fo:country="CH" fo:font-weight="normal" officeooo:rsid="0139e363" officeooo:paragraph-rsid="0136c339" style:font-weight-asian="normal" style:font-weight-complex="normal"/>
    </style:style>
    <style:style style:name="P135" style:family="paragraph" style:parent-style-name="Standard">
      <style:text-properties style:font-name="Cambria" fo:language="de" fo:country="CH" fo:font-weight="normal" officeooo:rsid="013b79dd" officeooo:paragraph-rsid="013b79dd" style:font-weight-asian="normal" style:font-weight-complex="normal"/>
    </style:style>
    <style:style style:name="P136" style:family="paragraph" style:parent-style-name="Standard">
      <style:text-properties style:font-name="Cambria" fo:language="de" fo:country="CH" fo:font-weight="normal" officeooo:rsid="014601a8" officeooo:paragraph-rsid="014601a8" style:font-weight-asian="normal" style:font-weight-complex="normal"/>
    </style:style>
    <style:style style:name="P137" style:family="paragraph" style:parent-style-name="Standard">
      <style:text-properties style:font-name="Cambria" fo:language="de" fo:country="CH" fo:font-weight="normal" officeooo:rsid="014601a8" officeooo:paragraph-rsid="01519dc2" style:font-weight-asian="normal" style:font-weight-complex="normal"/>
    </style:style>
    <style:style style:name="P138" style:family="paragraph" style:parent-style-name="Standard">
      <style:text-properties style:font-name="Cambria" fo:language="de" fo:country="CH" fo:font-weight="normal" officeooo:rsid="014f5f83" officeooo:paragraph-rsid="014f5f83" style:font-weight-asian="normal" style:font-weight-complex="normal"/>
    </style:style>
    <style:style style:name="P139" style:family="paragraph" style:parent-style-name="Standard">
      <style:text-properties style:font-name="Cambria" fo:language="de" fo:country="CH" fo:font-weight="normal" officeooo:rsid="014f5f83" officeooo:paragraph-rsid="01519dc2" style:font-weight-asian="normal" style:font-weight-complex="normal"/>
    </style:style>
    <style:style style:name="P140" style:family="paragraph" style:parent-style-name="Standard">
      <style:text-properties style:font-name="Cambria" fo:language="de" fo:country="CH" fo:font-weight="normal" officeooo:rsid="0011870e" officeooo:paragraph-rsid="014601a8" style:font-weight-asian="normal" style:font-weight-complex="normal"/>
    </style:style>
    <style:style style:name="P141" style:family="paragraph" style:parent-style-name="Standard">
      <style:text-properties style:font-name="Cambria" fo:language="de" fo:country="CH" fo:font-weight="normal" officeooo:rsid="0011870e" officeooo:paragraph-rsid="0152f962" style:font-weight-asian="normal" style:font-weight-complex="normal"/>
    </style:style>
    <style:style style:name="P142" style:family="paragraph" style:parent-style-name="Standard">
      <style:text-properties style:font-name="Cambria" fo:language="de" fo:country="CH" fo:font-weight="normal" officeooo:rsid="0011870e" officeooo:paragraph-rsid="0159cb81" style:font-weight-asian="normal" style:font-weight-complex="normal"/>
    </style:style>
    <style:style style:name="P143" style:family="paragraph" style:parent-style-name="Standard">
      <style:text-properties style:font-name="Cambria" fo:language="de" fo:country="CH" fo:font-weight="normal" officeooo:rsid="0011870e" officeooo:paragraph-rsid="02610b60" style:font-weight-asian="normal" style:font-weight-complex="normal"/>
    </style:style>
    <style:style style:name="P144" style:family="paragraph" style:parent-style-name="Standard">
      <style:text-properties style:font-name="Cambria" fo:language="de" fo:country="CH" fo:font-weight="normal" officeooo:rsid="0152f962" officeooo:paragraph-rsid="0152f962" style:font-weight-asian="normal" style:font-weight-complex="normal"/>
    </style:style>
    <style:style style:name="P145" style:family="paragraph" style:parent-style-name="Standard">
      <style:text-properties style:font-name="Cambria" fo:language="de" fo:country="CH" fo:font-weight="normal" officeooo:rsid="007e3799" officeooo:paragraph-rsid="007e3799" style:font-weight-asian="normal" style:font-weight-complex="normal"/>
    </style:style>
    <style:style style:name="P146" style:family="paragraph" style:parent-style-name="Standard">
      <style:text-properties style:font-name="Cambria" fo:language="de" fo:country="CH" fo:font-weight="normal" officeooo:rsid="007fcc94" officeooo:paragraph-rsid="007fcc94" style:font-weight-asian="normal" style:font-weight-complex="normal"/>
    </style:style>
    <style:style style:name="P147" style:family="paragraph" style:parent-style-name="Standard">
      <style:text-properties style:font-name="Cambria" fo:language="de" fo:country="CH" fo:font-weight="normal" officeooo:rsid="0197c6e3" officeooo:paragraph-rsid="023753ec" style:font-weight-asian="normal" style:font-weight-complex="normal"/>
    </style:style>
    <style:style style:name="P148" style:family="paragraph" style:parent-style-name="Standard">
      <style:text-properties style:font-name="Cambria" fo:language="de" fo:country="CH" fo:font-weight="normal" officeooo:rsid="0081c25e" officeooo:paragraph-rsid="0081c25e" style:font-weight-asian="normal" style:font-weight-complex="normal"/>
    </style:style>
    <style:style style:name="P149" style:family="paragraph" style:parent-style-name="Standard">
      <style:text-properties style:font-name="Cambria" fo:language="de" fo:country="CH" fo:font-weight="normal" officeooo:rsid="006f3325" officeooo:paragraph-rsid="00f76982" style:font-weight-asian="normal" style:font-weight-complex="normal"/>
    </style:style>
    <style:style style:name="P150" style:family="paragraph" style:parent-style-name="Standard">
      <style:text-properties style:font-name="Cambria" fo:language="de" fo:country="CH" fo:font-weight="normal" officeooo:rsid="006f3325" officeooo:paragraph-rsid="01a7b048" style:font-weight-asian="normal" style:font-weight-complex="normal"/>
    </style:style>
    <style:style style:name="P151" style:family="paragraph" style:parent-style-name="Standard">
      <style:text-properties style:font-name="Cambria" fo:language="de" fo:country="CH" fo:font-weight="normal" officeooo:rsid="006f3325" officeooo:paragraph-rsid="01b697ce" style:font-weight-asian="normal" style:font-weight-complex="normal"/>
    </style:style>
    <style:style style:name="P152" style:family="paragraph" style:parent-style-name="Standard">
      <style:text-properties style:font-name="Cambria" fo:language="de" fo:country="CH" fo:font-weight="normal" officeooo:rsid="006f3325" officeooo:paragraph-rsid="0155e201" style:font-weight-asian="normal" style:font-weight-complex="normal"/>
    </style:style>
    <style:style style:name="P153" style:family="paragraph" style:parent-style-name="Standard">
      <style:text-properties style:font-name="Cambria" fo:language="de" fo:country="CH" fo:font-weight="normal" officeooo:rsid="008418fc" officeooo:paragraph-rsid="0081c25e" style:font-weight-asian="normal" style:font-weight-complex="normal"/>
    </style:style>
    <style:style style:name="P154" style:family="paragraph" style:parent-style-name="Standard">
      <style:text-properties style:font-name="Cambria" fo:language="de" fo:country="CH" fo:font-weight="normal" officeooo:rsid="008418fc" officeooo:paragraph-rsid="008418fc" style:font-weight-asian="normal" style:font-weight-complex="normal"/>
    </style:style>
    <style:style style:name="P155" style:family="paragraph" style:parent-style-name="Standard">
      <style:text-properties style:font-name="Cambria" fo:language="de" fo:country="CH" fo:font-weight="normal" officeooo:rsid="01a7b048" officeooo:paragraph-rsid="01a7b048" style:font-weight-asian="normal" style:font-weight-complex="normal"/>
    </style:style>
    <style:style style:name="P156" style:family="paragraph" style:parent-style-name="Standard">
      <style:text-properties style:font-name="Cambria" fo:language="de" fo:country="CH" fo:font-weight="normal" officeooo:rsid="01b697ce" officeooo:paragraph-rsid="01b697ce" style:font-weight-asian="normal" style:font-weight-complex="normal"/>
    </style:style>
    <style:style style:name="P157" style:family="paragraph" style:parent-style-name="Standard">
      <style:text-properties style:font-name="Cambria" fo:language="de" fo:country="CH" fo:font-weight="normal" officeooo:rsid="01584811" officeooo:paragraph-rsid="01584811" style:font-weight-asian="normal" style:font-weight-complex="normal"/>
    </style:style>
    <style:style style:name="P158" style:family="paragraph" style:parent-style-name="Standard">
      <style:text-properties style:font-name="Cambria" fo:language="de" fo:country="CH" fo:font-weight="normal" officeooo:rsid="017e9290" officeooo:paragraph-rsid="017e9290" style:font-weight-asian="normal" style:font-weight-complex="normal"/>
    </style:style>
    <style:style style:name="P159" style:family="paragraph" style:parent-style-name="Standard">
      <style:text-properties style:font-name="Cambria" fo:language="de" fo:country="CH" fo:font-weight="normal" officeooo:rsid="017ee547" officeooo:paragraph-rsid="017ee547" style:font-weight-asian="normal" style:font-weight-complex="normal"/>
    </style:style>
    <style:style style:name="P160" style:family="paragraph" style:parent-style-name="Standard">
      <style:text-properties style:font-name="Cambria" fo:language="de" fo:country="CH" fo:font-weight="normal" officeooo:rsid="006b34dc" officeooo:paragraph-rsid="0155e201" style:font-weight-asian="normal" style:font-weight-complex="normal"/>
    </style:style>
    <style:style style:name="P161" style:family="paragraph" style:parent-style-name="Standard">
      <style:text-properties style:font-name="Cambria" fo:language="de" fo:country="CH" fo:font-weight="normal" officeooo:rsid="0155e201" officeooo:paragraph-rsid="0155e201" style:font-weight-asian="normal" style:font-weight-complex="normal"/>
    </style:style>
    <style:style style:name="P162" style:family="paragraph" style:parent-style-name="Standard">
      <style:text-properties style:font-name="Cambria" fo:language="de" fo:country="CH" fo:font-weight="normal" officeooo:rsid="016c5322" officeooo:paragraph-rsid="016c5322" style:font-weight-asian="normal" style:font-weight-complex="normal"/>
    </style:style>
    <style:style style:name="P163" style:family="paragraph" style:parent-style-name="Standard">
      <style:text-properties style:font-name="Cambria" fo:language="de" fo:country="CH" officeooo:rsid="01f5af20" officeooo:paragraph-rsid="01f5af20"/>
    </style:style>
    <style:style style:name="P164" style:family="paragraph" style:parent-style-name="Standard">
      <style:text-properties style:font-name="Cambria" fo:language="de" fo:country="CH" officeooo:rsid="009be9bf" officeooo:paragraph-rsid="01fdd047"/>
    </style:style>
    <style:style style:name="P165" style:family="paragraph" style:parent-style-name="Standard">
      <style:text-properties style:font-name="Cambria" fo:language="de" fo:country="CH" officeooo:rsid="013cac15" officeooo:paragraph-rsid="013cac15"/>
    </style:style>
    <style:style style:name="P166" style:family="paragraph" style:parent-style-name="Standard">
      <style:text-properties style:font-name="Cambria" fo:language="de" fo:country="CH" officeooo:rsid="0010c02f" officeooo:paragraph-rsid="013cac15"/>
    </style:style>
    <style:style style:name="P167" style:family="paragraph" style:parent-style-name="Standard">
      <style:text-properties style:font-name="Cambria" fo:language="de" fo:country="CH" officeooo:rsid="0010c02f" officeooo:paragraph-rsid="014601a8"/>
    </style:style>
    <style:style style:name="P168" style:family="paragraph" style:parent-style-name="Standard">
      <style:text-properties style:font-name="Cambria" fo:language="de" fo:country="CH" officeooo:rsid="0010c02f" officeooo:paragraph-rsid="01519dc2"/>
    </style:style>
    <style:style style:name="P169" style:family="paragraph" style:parent-style-name="Standard">
      <style:text-properties style:font-name="Cambria" fo:language="de" fo:country="CH" officeooo:rsid="0010c02f" officeooo:paragraph-rsid="0152f962"/>
    </style:style>
    <style:style style:name="P170" style:family="paragraph" style:parent-style-name="Standard">
      <style:text-properties style:font-name="Cambria" fo:language="de" fo:country="CH" officeooo:rsid="0010c02f" officeooo:paragraph-rsid="0159cb81"/>
    </style:style>
    <style:style style:name="P171" style:family="paragraph" style:parent-style-name="Standard">
      <style:text-properties style:font-name="Cambria" fo:language="de" fo:country="CH" officeooo:rsid="0010c02f" officeooo:paragraph-rsid="017e9290"/>
    </style:style>
    <style:style style:name="P172" style:family="paragraph" style:parent-style-name="Standard">
      <style:text-properties style:font-name="Cambria" fo:language="de" fo:country="CH" officeooo:rsid="0010c02f" officeooo:paragraph-rsid="016de3bf"/>
    </style:style>
    <style:style style:name="P173" style:family="paragraph" style:parent-style-name="Standard">
      <style:text-properties style:font-name="Cambria" fo:language="de" fo:country="CH" officeooo:rsid="0147abb3" officeooo:paragraph-rsid="0147abb3"/>
    </style:style>
    <style:style style:name="P174" style:family="paragraph" style:parent-style-name="Standard">
      <style:text-properties style:font-name="Cambria" fo:language="de" fo:country="CH" officeooo:rsid="0147abb3" officeooo:paragraph-rsid="015c4bc3"/>
    </style:style>
    <style:style style:name="P175" style:family="paragraph" style:parent-style-name="Standard">
      <style:text-properties style:font-name="Cambria" fo:language="de" fo:country="CH" fo:font-style="normal" fo:font-weight="normal" officeooo:rsid="0152f962" officeooo:paragraph-rsid="0152f962" style:font-style-asian="normal" style:font-weight-asian="normal" style:font-style-complex="normal" style:font-weight-complex="normal"/>
    </style:style>
    <style:style style:name="P176" style:family="paragraph" style:parent-style-name="Standard">
      <style:text-properties style:font-name="Cambria" fo:language="de" fo:country="CH" officeooo:rsid="0154985d" officeooo:paragraph-rsid="0154985d"/>
    </style:style>
    <style:style style:name="P177" style:family="paragraph" style:parent-style-name="Standard">
      <style:text-properties style:font-name="Cambria" fo:language="de" fo:country="CH" officeooo:rsid="00a8c8ea" officeooo:paragraph-rsid="00a8c8ea"/>
    </style:style>
    <style:style style:name="P178" style:family="paragraph" style:parent-style-name="Standard">
      <style:text-properties style:font-name="Cambria" fo:language="de" fo:country="CH" officeooo:rsid="00a9e0c1" officeooo:paragraph-rsid="00a9e0c1"/>
    </style:style>
    <style:style style:name="P179" style:family="paragraph" style:parent-style-name="Standard">
      <style:text-properties style:font-name="Cambria" fo:language="de" fo:country="CH" officeooo:rsid="00af565a" officeooo:paragraph-rsid="00af565a"/>
    </style:style>
    <style:style style:name="P180" style:family="paragraph" style:parent-style-name="Standard">
      <style:text-properties style:font-name="Cambria" fo:language="de" fo:country="CH" officeooo:rsid="00c5cfae" officeooo:paragraph-rsid="01976f4e"/>
    </style:style>
    <style:style style:name="P181" style:family="paragraph" style:parent-style-name="Standard">
      <style:text-properties style:font-name="Cambria" fo:language="de" fo:country="CH" officeooo:rsid="019e00fc" officeooo:paragraph-rsid="019e00fc"/>
    </style:style>
    <style:style style:name="P182" style:family="paragraph" style:parent-style-name="Standard">
      <style:text-properties style:font-name="Cambria" fo:language="de" fo:country="CH" officeooo:rsid="01a4030b" officeooo:paragraph-rsid="01a4030b"/>
    </style:style>
    <style:style style:name="P183" style:family="paragraph" style:parent-style-name="Standard">
      <style:text-properties style:font-name="Cambria" fo:language="de" fo:country="CH" officeooo:rsid="00f76982" officeooo:paragraph-rsid="00f76982"/>
    </style:style>
    <style:style style:name="P184" style:family="paragraph" style:parent-style-name="Standard">
      <style:text-properties style:font-name="Cambria" fo:language="de" fo:country="CH" officeooo:rsid="00f894a2" officeooo:paragraph-rsid="00f894a2"/>
    </style:style>
    <style:style style:name="P185" style:family="paragraph" style:parent-style-name="Standard">
      <style:text-properties style:font-name="Cambria" fo:language="de" fo:country="CH" officeooo:rsid="00fd8493" officeooo:paragraph-rsid="00fd8493"/>
    </style:style>
    <style:style style:name="P186" style:family="paragraph" style:parent-style-name="Standard">
      <style:text-properties style:font-name="Cambria" fo:language="de" fo:country="CH" officeooo:rsid="01095d58" officeooo:paragraph-rsid="01095d58"/>
    </style:style>
    <style:style style:name="P187" style:family="paragraph" style:parent-style-name="Standard">
      <style:text-properties style:font-name="Cambria" fo:language="de" fo:country="CH" officeooo:rsid="010d0d10" officeooo:paragraph-rsid="010e79cf"/>
    </style:style>
    <style:style style:name="P188" style:family="paragraph" style:parent-style-name="Standard">
      <style:text-properties style:font-name="Cambria" fo:language="de" fo:country="CH" officeooo:rsid="01a8a1c9" officeooo:paragraph-rsid="01a8a1c9"/>
    </style:style>
    <style:style style:name="P189" style:family="paragraph" style:parent-style-name="Standard">
      <style:text-properties style:font-name="Cambria" fo:language="de" fo:country="CH" officeooo:rsid="01b2edf3" officeooo:paragraph-rsid="01b2edf3"/>
    </style:style>
    <style:style style:name="P190" style:family="paragraph" style:parent-style-name="Standard">
      <style:text-properties style:font-name="Cambria" fo:language="de" fo:country="CH" officeooo:rsid="01b6b8ca" officeooo:paragraph-rsid="01b6b8ca"/>
    </style:style>
    <style:style style:name="P191" style:family="paragraph" style:parent-style-name="Standard">
      <style:text-properties style:font-name="Cambria" fo:language="de" fo:country="CH" officeooo:rsid="015de380" officeooo:paragraph-rsid="01607c84"/>
    </style:style>
    <style:style style:name="P192" style:family="paragraph" style:parent-style-name="Standard">
      <style:text-properties style:font-name="Cambria" fo:language="de" fo:country="CH" officeooo:rsid="01c896d9" officeooo:paragraph-rsid="02625aed"/>
    </style:style>
    <style:style style:name="P193" style:family="paragraph" style:parent-style-name="Standard">
      <style:text-properties style:font-name="Cambria" fo:language="de" fo:country="CH" officeooo:rsid="01cf4746" officeooo:paragraph-rsid="01cf4746"/>
    </style:style>
    <style:style style:name="P194" style:family="paragraph" style:parent-style-name="Standard">
      <style:text-properties style:font-name="Cambria" fo:language="de" fo:country="CH" officeooo:rsid="016fa24a" officeooo:paragraph-rsid="01722844"/>
    </style:style>
    <style:style style:name="P195" style:family="paragraph" style:parent-style-name="Standard">
      <style:text-properties style:font-name="Cambria" fo:language="de" fo:country="CH" officeooo:rsid="01d5cc1e" officeooo:paragraph-rsid="01d5cc1e"/>
    </style:style>
    <style:style style:name="P196" style:family="paragraph" style:parent-style-name="Standard">
      <style:text-properties style:font-name="Cambria" fo:language="de" fo:country="CH" officeooo:rsid="01d83b73" officeooo:paragraph-rsid="01d83b73"/>
    </style:style>
    <style:style style:name="P197" style:family="paragraph" style:parent-style-name="Standard">
      <style:text-properties style:font-name="Cambria" fo:language="de" fo:country="CH" officeooo:rsid="01d63ffb" officeooo:paragraph-rsid="01d63ffb"/>
    </style:style>
    <style:style style:name="P198" style:family="paragraph" style:parent-style-name="Standard">
      <style:text-properties style:font-name="Cambria" fo:language="de" fo:country="CH" officeooo:rsid="020b628a" officeooo:paragraph-rsid="00e04375"/>
    </style:style>
    <style:style style:name="P199" style:family="paragraph" style:parent-style-name="Standard">
      <style:text-properties style:font-name="Cambria" fo:language="de" fo:country="CH" officeooo:rsid="020b628a" officeooo:paragraph-rsid="020b628a"/>
    </style:style>
    <style:style style:name="P200" style:family="paragraph" style:parent-style-name="Standard">
      <style:text-properties style:font-name="Cambria" fo:font-weight="bold" officeooo:rsid="01784c78" officeooo:paragraph-rsid="01784c78" style:font-weight-asian="bold" style:font-weight-complex="bold"/>
    </style:style>
    <style:style style:name="P201" style:family="paragraph" style:parent-style-name="Standard">
      <style:text-properties style:font-name="Cambria" officeooo:paragraph-rsid="006d226a"/>
    </style:style>
    <style:style style:name="P202" style:family="paragraph" style:parent-style-name="Standard">
      <style:text-properties style:font-name="Cambria" officeooo:paragraph-rsid="00ddd8ff"/>
    </style:style>
    <style:style style:name="P203" style:family="paragraph" style:parent-style-name="Standard">
      <style:text-properties style:font-name="Cambria" officeooo:paragraph-rsid="00382ec2"/>
    </style:style>
    <style:style style:name="P204" style:family="paragraph" style:parent-style-name="Standard">
      <style:text-properties style:font-name="Cambria" officeooo:paragraph-rsid="01e65e87"/>
    </style:style>
    <style:style style:name="P205" style:family="paragraph" style:parent-style-name="Standard">
      <style:text-properties style:font-name="Cambria" officeooo:paragraph-rsid="005aa436"/>
    </style:style>
    <style:style style:name="P206" style:family="paragraph" style:parent-style-name="Standard">
      <style:text-properties style:font-name="Cambria" officeooo:paragraph-rsid="019240d8"/>
    </style:style>
    <style:style style:name="P207" style:family="paragraph" style:parent-style-name="Standard">
      <style:text-properties style:font-name="Cambria" officeooo:paragraph-rsid="012ba78e"/>
    </style:style>
    <style:style style:name="P208" style:family="paragraph" style:parent-style-name="Standard">
      <style:text-properties style:font-name="Cambria" officeooo:paragraph-rsid="0131bc91"/>
    </style:style>
    <style:style style:name="P209" style:family="paragraph" style:parent-style-name="Standard">
      <style:text-properties style:font-name="Cambria" officeooo:paragraph-rsid="00a71467"/>
    </style:style>
    <style:style style:name="P210" style:family="paragraph" style:parent-style-name="Standard">
      <style:text-properties style:font-name="Cambria" officeooo:paragraph-rsid="014f5f83"/>
    </style:style>
    <style:style style:name="P211" style:family="paragraph" style:parent-style-name="Standard">
      <style:text-properties style:font-name="Cambria" officeooo:paragraph-rsid="01519dc2"/>
    </style:style>
    <style:style style:name="P212" style:family="paragraph" style:parent-style-name="Standard">
      <style:text-properties style:font-name="Cambria" officeooo:paragraph-rsid="00c1619a"/>
    </style:style>
    <style:style style:name="P213" style:family="paragraph" style:parent-style-name="Standard">
      <style:text-properties style:font-name="Cambria" officeooo:paragraph-rsid="0112aa1d"/>
    </style:style>
    <style:style style:name="P214" style:family="paragraph" style:parent-style-name="Standard">
      <style:text-properties style:font-name="Cambria" officeooo:paragraph-rsid="01a9b28d"/>
    </style:style>
    <style:style style:name="P215" style:family="paragraph" style:parent-style-name="Standard">
      <style:text-properties style:font-name="Cambria" officeooo:paragraph-rsid="01acd30f"/>
    </style:style>
    <style:style style:name="P216" style:family="paragraph" style:parent-style-name="Standard">
      <style:text-properties style:font-name="Cambria" officeooo:paragraph-rsid="01b9ba0a"/>
    </style:style>
    <style:style style:name="P217" style:family="paragraph" style:parent-style-name="Standard">
      <style:text-properties style:font-name="Cambria" officeooo:paragraph-rsid="01baec4f"/>
    </style:style>
    <style:style style:name="P218" style:family="paragraph" style:parent-style-name="Standard">
      <style:text-properties style:font-name="Cambria" officeooo:paragraph-rsid="0180ce56"/>
    </style:style>
    <style:style style:name="P219" style:family="paragraph" style:parent-style-name="Standard">
      <style:text-properties style:font-name="Cambria" officeooo:paragraph-rsid="01d2611f"/>
    </style:style>
    <style:style style:name="P220" style:family="paragraph" style:parent-style-name="Standard">
      <style:text-properties style:font-name="Cambria" fo:font-style="italic" officeooo:paragraph-rsid="016c5322" style:font-style-asian="italic" style:font-style-complex="italic"/>
    </style:style>
    <style:style style:name="P221" style:family="paragraph" style:parent-style-name="Standard">
      <style:text-properties style:font-name="Cambria" officeooo:paragraph-rsid="016de3bf"/>
    </style:style>
    <style:style style:name="P222" style:family="paragraph" style:parent-style-name="Standard">
      <style:text-properties style:font-name="Cambria" officeooo:paragraph-rsid="02261e9a"/>
    </style:style>
    <style:style style:name="P223" style:family="paragraph" style:parent-style-name="Standard">
      <style:text-properties style:font-name="Cambria" officeooo:paragraph-rsid="023b05ec"/>
    </style:style>
    <style:style style:name="P224" style:family="paragraph" style:parent-style-name="Standard">
      <style:text-properties officeooo:paragraph-rsid="0211ce44"/>
    </style:style>
    <style:style style:name="P225" style:family="paragraph" style:parent-style-name="Standard">
      <style:text-properties officeooo:paragraph-rsid="02199772"/>
    </style:style>
    <style:style style:name="P226" style:family="paragraph" style:parent-style-name="Standard">
      <style:text-properties officeooo:paragraph-rsid="018c7acd"/>
    </style:style>
    <style:style style:name="P227" style:family="paragraph" style:parent-style-name="Standard">
      <style:text-properties officeooo:paragraph-rsid="01f0a22f"/>
    </style:style>
    <style:style style:name="P228" style:family="paragraph" style:parent-style-name="Standard">
      <style:text-properties officeooo:paragraph-rsid="0097cf32"/>
    </style:style>
    <style:style style:name="P229" style:family="paragraph" style:parent-style-name="Standard">
      <style:text-properties officeooo:paragraph-rsid="0136c339"/>
    </style:style>
    <style:style style:name="P230" style:family="paragraph" style:parent-style-name="Standard">
      <style:text-properties officeooo:paragraph-rsid="01976f4e"/>
    </style:style>
    <style:style style:name="P231" style:family="paragraph" style:parent-style-name="Standard">
      <style:text-properties officeooo:paragraph-rsid="019e00fc"/>
    </style:style>
    <style:style style:name="P232" style:family="paragraph" style:parent-style-name="Standard">
      <style:text-properties officeooo:paragraph-rsid="01c47d95"/>
    </style:style>
    <style:style style:name="P233" style:family="paragraph" style:parent-style-name="Standard">
      <style:text-properties officeooo:paragraph-rsid="017e9290"/>
    </style:style>
    <style:style style:name="P234" style:family="paragraph" style:parent-style-name="Standard">
      <style:text-properties officeooo:paragraph-rsid="01dc7cc9"/>
    </style:style>
    <style:style style:name="P235" style:family="paragraph" style:parent-style-name="Standard">
      <style:text-properties officeooo:paragraph-rsid="024acc75"/>
    </style:style>
    <style:style style:name="P236" style:family="paragraph" style:parent-style-name="Standard">
      <style:text-properties officeooo:paragraph-rsid="025326a7"/>
    </style:style>
    <style:style style:name="P237" style:family="paragraph" style:parent-style-name="Standard">
      <style:text-properties officeooo:paragraph-rsid="00b27e28"/>
    </style:style>
    <style:style style:name="P238" style:family="paragraph" style:parent-style-name="Standard">
      <style:text-properties officeooo:paragraph-rsid="01008ef7"/>
    </style:style>
    <style:style style:name="P239" style:family="paragraph" style:parent-style-name="Standard">
      <style:text-properties officeooo:paragraph-rsid="01135664"/>
    </style:style>
    <style:style style:name="P240" style:family="paragraph" style:parent-style-name="Standard">
      <style:text-properties officeooo:paragraph-rsid="01cb3f78"/>
    </style:style>
    <style:style style:name="P241" style:family="paragraph" style:parent-style-name="Standard">
      <style:text-properties officeooo:paragraph-rsid="01174989"/>
    </style:style>
    <style:style style:name="T1" style:family="text">
      <style:text-properties officeooo:rsid="001c04d9"/>
    </style:style>
    <style:style style:name="T2" style:family="text">
      <style:text-properties fo:font-size="14pt" fo:font-weight="bold" officeooo:rsid="0025e288" style:font-size-asian="14pt" style:font-weight-asian="bold" style:font-size-complex="14pt" style:font-weight-complex="bold"/>
    </style:style>
    <style:style style:name="T3" style:family="text">
      <style:text-properties officeooo:rsid="00446b84"/>
    </style:style>
    <style:style style:name="T4" style:family="text">
      <style:text-properties fo:font-style="italic" style:font-style-asian="italic" style:font-style-complex="italic"/>
    </style:style>
    <style:style style:name="T5" style:family="text">
      <style:text-properties fo:font-style="italic" officeooo:rsid="009db120" style:font-style-asian="italic" style:font-style-complex="italic"/>
    </style:style>
    <style:style style:name="T6" style:family="text">
      <style:text-properties fo:font-style="italic" officeooo:rsid="015501ca" style:font-style-asian="italic" style:font-style-complex="italic"/>
    </style:style>
    <style:style style:name="T7" style:family="text">
      <style:text-properties fo:font-style="italic" officeooo:rsid="015ae5e3" style:font-style-asian="italic" style:font-style-complex="italic"/>
    </style:style>
    <style:style style:name="T8" style:family="text">
      <style:text-properties fo:font-style="italic" officeooo:rsid="015c4bc3" style:font-style-asian="italic" style:font-style-complex="italic"/>
    </style:style>
    <style:style style:name="T9" style:family="text">
      <style:text-properties fo:font-style="italic" officeooo:rsid="010e79cf" style:font-style-asian="italic" style:font-style-complex="italic"/>
    </style:style>
    <style:style style:name="T10" style:family="text">
      <style:text-properties fo:font-style="italic" officeooo:rsid="00f894a2" style:font-style-asian="italic" style:font-style-complex="italic"/>
    </style:style>
    <style:style style:name="T11" style:family="text">
      <style:text-properties fo:font-style="italic" officeooo:rsid="015fc536" style:font-style-asian="italic" style:font-style-complex="italic"/>
    </style:style>
    <style:style style:name="T12" style:family="text">
      <style:text-properties fo:font-style="italic" officeooo:rsid="01a5ff2e" style:font-style-asian="italic" style:font-style-complex="italic"/>
    </style:style>
    <style:style style:name="T13" style:family="text">
      <style:text-properties fo:font-style="italic" officeooo:rsid="019acfba" style:font-style-asian="italic" style:font-style-complex="italic"/>
    </style:style>
    <style:style style:name="T14" style:family="text">
      <style:text-properties fo:font-style="italic" officeooo:rsid="02297807" style:font-style-asian="italic" style:font-style-complex="italic"/>
    </style:style>
    <style:style style:name="T15" style:family="text">
      <style:text-properties officeooo:rsid="004dc175"/>
    </style:style>
    <style:style style:name="T16" style:family="text">
      <style:text-properties officeooo:rsid="005b7a2f"/>
    </style:style>
    <style:style style:name="T17" style:family="text">
      <style:text-properties officeooo:rsid="0079e377"/>
    </style:style>
    <style:style style:name="T18" style:family="text">
      <style:text-properties officeooo:rsid="007fcc94"/>
    </style:style>
    <style:style style:name="T19" style:family="text">
      <style:text-properties officeooo:rsid="009db120"/>
    </style:style>
    <style:style style:name="T20" style:family="text">
      <style:text-properties officeooo:rsid="00a2d193"/>
    </style:style>
    <style:style style:name="T21" style:family="text">
      <style:text-properties officeooo:rsid="00a8d785"/>
    </style:style>
    <style:style style:name="T22" style:family="text">
      <style:text-properties officeooo:rsid="00abc5ed"/>
    </style:style>
    <style:style style:name="T23" style:family="text">
      <style:text-properties officeooo:rsid="00abdf2c"/>
    </style:style>
    <style:style style:name="T24" style:family="text">
      <style:text-properties officeooo:rsid="00ad2191"/>
    </style:style>
    <style:style style:name="T25" style:family="text">
      <style:text-properties officeooo:rsid="00b12cc4"/>
    </style:style>
    <style:style style:name="T26" style:family="text">
      <style:text-properties officeooo:rsid="00b6e3cc"/>
    </style:style>
    <style:style style:name="T27" style:family="text">
      <style:text-properties officeooo:rsid="00b87837"/>
    </style:style>
    <style:style style:name="T28" style:family="text">
      <style:text-properties officeooo:rsid="00b8df4c"/>
    </style:style>
    <style:style style:name="T29" style:family="text">
      <style:text-properties officeooo:rsid="00c045ae"/>
    </style:style>
    <style:style style:name="T30" style:family="text">
      <style:text-properties officeooo:rsid="00d2445a"/>
    </style:style>
    <style:style style:name="T31" style:family="text">
      <style:text-properties officeooo:rsid="00d7f318"/>
    </style:style>
    <style:style style:name="T32" style:family="text">
      <style:text-properties officeooo:rsid="00e8623b"/>
    </style:style>
    <style:style style:name="T33" style:family="text">
      <style:text-properties officeooo:rsid="00e9cb11"/>
    </style:style>
    <style:style style:name="T34" style:family="text">
      <style:text-properties officeooo:rsid="00ea3acb"/>
    </style:style>
    <style:style style:name="T35" style:family="text">
      <style:text-properties officeooo:rsid="00eac46e"/>
    </style:style>
    <style:style style:name="T36" style:family="text">
      <style:text-properties officeooo:rsid="00ebbe97"/>
    </style:style>
    <style:style style:name="T37" style:family="text">
      <style:text-properties officeooo:rsid="00ec7d49"/>
    </style:style>
    <style:style style:name="T38" style:family="text">
      <style:text-properties officeooo:rsid="00f4c0cf"/>
    </style:style>
    <style:style style:name="T39" style:family="text">
      <style:text-properties officeooo:rsid="00f894a2"/>
    </style:style>
    <style:style style:name="T40" style:family="text">
      <style:text-properties officeooo:rsid="00f8d53f"/>
    </style:style>
    <style:style style:name="T41" style:family="text">
      <style:text-properties officeooo:rsid="00fa452f"/>
    </style:style>
    <style:style style:name="T42" style:family="text">
      <style:text-properties officeooo:rsid="00fbb60a"/>
    </style:style>
    <style:style style:name="T43" style:family="text">
      <style:text-properties officeooo:rsid="01079873"/>
    </style:style>
    <style:style style:name="T44" style:family="text">
      <style:text-properties officeooo:rsid="010a8fbd"/>
    </style:style>
    <style:style style:name="T45" style:family="text">
      <style:text-properties officeooo:rsid="010ba514"/>
    </style:style>
    <style:style style:name="T46" style:family="text">
      <style:text-properties officeooo:rsid="010e79cf"/>
    </style:style>
    <style:style style:name="T47" style:family="text">
      <style:text-properties fo:font-style="normal" style:font-style-asian="normal" style:font-style-complex="normal"/>
    </style:style>
    <style:style style:name="T48" style:family="text">
      <style:text-properties fo:font-style="normal" officeooo:rsid="00446b84" style:font-style-asian="normal" style:font-style-complex="normal"/>
    </style:style>
    <style:style style:name="T49" style:family="text">
      <style:text-properties officeooo:rsid="01102085"/>
    </style:style>
    <style:style style:name="T50" style:family="text">
      <style:text-properties officeooo:rsid="01181da3"/>
    </style:style>
    <style:style style:name="T51" style:family="text">
      <style:text-properties officeooo:rsid="011ee31c"/>
    </style:style>
    <style:style style:name="T52" style:family="text">
      <style:text-properties officeooo:rsid="0120f03b"/>
    </style:style>
    <style:style style:name="T53" style:family="text">
      <style:text-properties officeooo:rsid="0147abb3"/>
    </style:style>
    <style:style style:name="T54" style:family="text">
      <style:text-properties officeooo:rsid="015501ca"/>
    </style:style>
    <style:style style:name="T55" style:family="text">
      <style:text-properties officeooo:rsid="015ae5e3"/>
    </style:style>
    <style:style style:name="T56" style:family="text">
      <style:text-properties officeooo:rsid="015fc536"/>
    </style:style>
    <style:style style:name="T57" style:family="text">
      <style:text-properties officeooo:rsid="01607c84"/>
    </style:style>
    <style:style style:name="T58" style:family="text">
      <style:text-properties officeooo:rsid="01619b0b"/>
    </style:style>
    <style:style style:name="T59" style:family="text">
      <style:text-properties officeooo:rsid="016aa2e6"/>
    </style:style>
    <style:style style:name="T60" style:family="text">
      <style:text-properties officeooo:rsid="0170d142"/>
    </style:style>
    <style:style style:name="T61" style:family="text">
      <style:text-properties officeooo:rsid="0173f3e1"/>
    </style:style>
    <style:style style:name="T62" style:family="text">
      <style:text-properties officeooo:rsid="017524ab"/>
    </style:style>
    <style:style style:name="T63" style:family="text">
      <style:text-properties fo:language="de" fo:country="CH" fo:font-weight="normal" officeooo:rsid="016c5322" style:font-weight-asian="normal" style:font-weight-complex="normal"/>
    </style:style>
    <style:style style:name="T64" style:family="text">
      <style:text-properties fo:language="de" fo:country="CH" fo:font-weight="normal" officeooo:rsid="019240d8" style:font-weight-asian="normal" style:font-weight-complex="normal"/>
    </style:style>
    <style:style style:name="T65" style:family="text">
      <style:text-properties fo:language="de" fo:country="CH" fo:font-weight="normal" officeooo:rsid="01934528" style:font-weight-asian="normal" style:font-weight-complex="normal"/>
    </style:style>
    <style:style style:name="T66" style:family="text">
      <style:text-properties fo:language="de" fo:country="CH" fo:font-weight="normal" officeooo:rsid="0192424b" style:font-weight-asian="normal" style:font-weight-complex="normal"/>
    </style:style>
    <style:style style:name="T67" style:family="text">
      <style:text-properties fo:language="de" fo:country="CH" fo:font-weight="normal" officeooo:rsid="0193663c" style:font-weight-asian="normal" style:font-weight-complex="normal"/>
    </style:style>
    <style:style style:name="T68" style:family="text">
      <style:text-properties fo:language="de" fo:country="CH" fo:font-weight="normal" officeooo:rsid="012ba78e" style:font-weight-asian="normal" style:font-weight-complex="normal"/>
    </style:style>
    <style:style style:name="T69" style:family="text">
      <style:text-properties fo:language="de" fo:country="CH" fo:font-weight="normal" officeooo:rsid="012ca958" style:font-weight-asian="normal" style:font-weight-complex="normal"/>
    </style:style>
    <style:style style:name="T70" style:family="text">
      <style:text-properties fo:language="de" fo:country="CH" fo:font-weight="normal" officeooo:rsid="012d910f" style:font-weight-asian="normal" style:font-weight-complex="normal"/>
    </style:style>
    <style:style style:name="T71" style:family="text">
      <style:text-properties fo:language="de" fo:country="CH" fo:font-weight="normal" officeooo:rsid="012f15c4" style:font-weight-asian="normal" style:font-weight-complex="normal"/>
    </style:style>
    <style:style style:name="T72" style:family="text">
      <style:text-properties fo:language="de" fo:country="CH" fo:font-weight="normal" officeooo:rsid="01305983" style:font-weight-asian="normal" style:font-weight-complex="normal"/>
    </style:style>
    <style:style style:name="T73" style:family="text">
      <style:text-properties fo:language="de" fo:country="CH" fo:font-weight="normal" officeooo:rsid="0132cfee" style:font-weight-asian="normal" style:font-weight-complex="normal"/>
    </style:style>
    <style:style style:name="T74" style:family="text">
      <style:text-properties fo:language="de" fo:country="CH" fo:font-weight="normal" officeooo:rsid="0131bc91" style:font-weight-asian="normal" style:font-weight-complex="normal"/>
    </style:style>
    <style:style style:name="T75" style:family="text">
      <style:text-properties fo:language="de" fo:country="CH" fo:font-weight="normal" officeooo:rsid="013e4887" style:font-weight-asian="normal" style:font-weight-complex="normal"/>
    </style:style>
    <style:style style:name="T76" style:family="text">
      <style:text-properties fo:language="de" fo:country="CH" fo:font-weight="normal" officeooo:rsid="013e8981" style:font-weight-asian="normal" style:font-weight-complex="normal"/>
    </style:style>
    <style:style style:name="T77" style:family="text">
      <style:text-properties fo:language="de" fo:country="CH" fo:font-weight="normal" officeooo:rsid="013ff6ab" style:font-weight-asian="normal" style:font-weight-complex="normal"/>
    </style:style>
    <style:style style:name="T78" style:family="text">
      <style:text-properties fo:language="de" fo:country="CH" fo:font-weight="normal" officeooo:rsid="0141ce4f" style:font-weight-asian="normal" style:font-weight-complex="normal"/>
    </style:style>
    <style:style style:name="T79" style:family="text">
      <style:text-properties fo:language="de" fo:country="CH" fo:font-weight="normal" officeooo:rsid="01429469" style:font-weight-asian="normal" style:font-weight-complex="normal"/>
    </style:style>
    <style:style style:name="T80" style:family="text">
      <style:text-properties fo:language="de" fo:country="CH" fo:font-weight="normal" officeooo:rsid="0142f778" style:font-weight-asian="normal" style:font-weight-complex="normal"/>
    </style:style>
    <style:style style:name="T81" style:family="text">
      <style:text-properties fo:language="de" fo:country="CH" fo:font-weight="normal" officeooo:rsid="01425399" style:font-weight-asian="normal" style:font-weight-complex="normal"/>
    </style:style>
    <style:style style:name="T82" style:family="text">
      <style:text-properties fo:language="de" fo:country="CH" fo:font-weight="normal" officeooo:rsid="01434f11" style:font-weight-asian="normal" style:font-weight-complex="normal"/>
    </style:style>
    <style:style style:name="T83" style:family="text">
      <style:text-properties fo:language="de" fo:country="CH" fo:font-weight="normal" officeooo:rsid="0011870e" style:font-weight-asian="normal" style:font-weight-complex="normal"/>
    </style:style>
    <style:style style:name="T84" style:family="text">
      <style:text-properties fo:language="de" fo:country="CH" fo:font-weight="normal" officeooo:rsid="014858df" style:font-weight-asian="normal" style:font-weight-complex="normal"/>
    </style:style>
    <style:style style:name="T85" style:family="text">
      <style:text-properties fo:language="de" fo:country="CH" fo:font-weight="normal" officeooo:rsid="014c3e01" style:font-weight-asian="normal" style:font-weight-complex="normal"/>
    </style:style>
    <style:style style:name="T86" style:family="text">
      <style:text-properties fo:language="de" fo:country="CH" fo:font-weight="normal" officeooo:rsid="014b1422" style:font-weight-asian="normal" style:font-weight-complex="normal"/>
    </style:style>
    <style:style style:name="T87" style:family="text">
      <style:text-properties fo:language="de" fo:country="CH" fo:font-weight="normal" officeooo:rsid="014c8bd6" style:font-weight-asian="normal" style:font-weight-complex="normal"/>
    </style:style>
    <style:style style:name="T88" style:family="text">
      <style:text-properties fo:language="de" fo:country="CH" fo:font-weight="normal" officeooo:rsid="014d3628" style:font-weight-asian="normal" style:font-weight-complex="normal"/>
    </style:style>
    <style:style style:name="T89" style:family="text">
      <style:text-properties fo:language="de" fo:country="CH" fo:font-weight="normal" officeooo:rsid="014f8768" style:font-weight-asian="normal" style:font-weight-complex="normal"/>
    </style:style>
    <style:style style:name="T90" style:family="text">
      <style:text-properties fo:language="de" fo:country="CH" fo:font-weight="normal" officeooo:rsid="014fa9e3" style:font-weight-asian="normal" style:font-weight-complex="normal"/>
    </style:style>
    <style:style style:name="T91" style:family="text">
      <style:text-properties fo:language="de" fo:country="CH" fo:font-weight="normal" officeooo:rsid="01d2611f" style:font-weight-asian="normal" style:font-weight-complex="normal"/>
    </style:style>
    <style:style style:name="T92" style:family="text">
      <style:text-properties fo:language="de" fo:country="CH" fo:font-weight="normal" officeooo:rsid="016de3bf" style:font-weight-asian="normal" style:font-weight-complex="normal"/>
    </style:style>
    <style:style style:name="T93" style:family="text">
      <style:text-properties fo:language="de" fo:country="CH" fo:font-weight="normal" officeooo:rsid="021df3c9" style:font-weight-asian="normal" style:font-weight-complex="normal"/>
    </style:style>
    <style:style style:name="T94" style:family="text">
      <style:text-properties fo:language="de" fo:country="CH" fo:font-weight="normal" officeooo:rsid="021e3e56" style:font-weight-asian="normal" style:font-weight-complex="normal"/>
    </style:style>
    <style:style style:name="T95" style:family="text">
      <style:text-properties fo:language="de" fo:country="CH" fo:font-weight="normal" officeooo:rsid="02261e9a" style:font-weight-asian="normal" style:font-weight-complex="normal"/>
    </style:style>
    <style:style style:name="T96" style:family="text">
      <style:text-properties fo:language="de" fo:country="CH" fo:font-weight="normal" officeooo:rsid="0226800c" style:font-weight-asian="normal" style:font-weight-complex="normal"/>
    </style:style>
    <style:style style:name="T97" style:family="text">
      <style:text-properties fo:language="de" fo:country="CH" fo:font-weight="normal" officeooo:rsid="02687950" style:font-weight-asian="normal" style:font-weight-complex="normal"/>
    </style:style>
    <style:style style:name="T98" style:family="text">
      <style:text-properties fo:language="de" fo:country="CH" fo:font-weight="normal" officeooo:rsid="026a74cd" style:font-weight-asian="normal" style:font-weight-complex="normal"/>
    </style:style>
    <style:style style:name="T99" style:family="text">
      <style:text-properties fo:language="de" fo:country="CH" fo:font-weight="normal" officeooo:rsid="014f8768" fo:background-color="#ffff00" loext:char-shading-value="0" style:font-weight-asian="normal" style:font-weight-complex="normal"/>
    </style:style>
    <style:style style:name="T100" style:family="text">
      <style:text-properties fo:language="de" fo:country="CH" fo:font-weight="normal" officeooo:rsid="01686db1" fo:background-color="#ffff00" loext:char-shading-value="0" style:font-weight-asian="normal" style:font-weight-complex="normal"/>
    </style:style>
    <style:style style:name="T101" style:family="text">
      <style:text-properties fo:language="de" fo:country="CH" officeooo:rsid="006d226a"/>
    </style:style>
    <style:style style:name="T102" style:family="text">
      <style:text-properties fo:language="de" fo:country="CH" officeooo:rsid="00cfb936"/>
    </style:style>
    <style:style style:name="T103" style:family="text">
      <style:text-properties fo:language="de" fo:country="CH" officeooo:rsid="006e3906"/>
    </style:style>
    <style:style style:name="T104" style:family="text">
      <style:text-properties fo:language="de" fo:country="CH" officeooo:rsid="00d0ee90"/>
    </style:style>
    <style:style style:name="T105" style:family="text">
      <style:text-properties fo:language="de" fo:country="CH" officeooo:rsid="00e1a374"/>
    </style:style>
    <style:style style:name="T106" style:family="text">
      <style:text-properties fo:language="de" fo:country="CH" officeooo:rsid="004b2fc9"/>
    </style:style>
    <style:style style:name="T107" style:family="text">
      <style:text-properties fo:language="de" fo:country="CH" officeooo:rsid="00382ec2"/>
    </style:style>
    <style:style style:name="T108" style:family="text">
      <style:text-properties fo:language="de" fo:country="CH" officeooo:rsid="00f1cf96"/>
    </style:style>
    <style:style style:name="T109" style:family="text">
      <style:text-properties fo:language="de" fo:country="CH" officeooo:rsid="00516ba3"/>
    </style:style>
    <style:style style:name="T110" style:family="text">
      <style:text-properties fo:language="de" fo:country="CH" officeooo:rsid="01e4e2ce"/>
    </style:style>
    <style:style style:name="T111" style:family="text">
      <style:text-properties fo:language="de" fo:country="CH" officeooo:rsid="01e6214e"/>
    </style:style>
    <style:style style:name="T112" style:family="text">
      <style:text-properties fo:language="de" fo:country="CH" officeooo:rsid="01e72dab"/>
    </style:style>
    <style:style style:name="T113" style:family="text">
      <style:text-properties fo:language="de" fo:country="CH" fo:font-style="italic" officeooo:rsid="01e72dab" style:font-style-asian="italic" style:font-style-complex="italic"/>
    </style:style>
    <style:style style:name="T114" style:family="text">
      <style:text-properties fo:language="de" fo:country="CH" fo:font-style="italic" officeooo:rsid="0180ce56" style:font-style-asian="italic" style:font-style-complex="italic"/>
    </style:style>
    <style:style style:name="T115" style:family="text">
      <style:text-properties fo:language="de" fo:country="CH" fo:font-style="italic" fo:font-weight="normal" officeooo:rsid="01429469" style:font-style-asian="italic" style:font-weight-asian="normal" style:font-style-complex="italic" style:font-weight-complex="normal"/>
    </style:style>
    <style:style style:name="T116" style:family="text">
      <style:text-properties fo:language="de" fo:country="CH" fo:font-style="italic" fo:font-weight="normal" officeooo:rsid="014b1422" style:font-style-asian="italic" style:font-weight-asian="normal" style:font-style-complex="italic" style:font-weight-complex="normal"/>
    </style:style>
    <style:style style:name="T117" style:family="text">
      <style:text-properties fo:language="de" fo:country="CH" officeooo:rsid="005aa436"/>
    </style:style>
    <style:style style:name="T118" style:family="text">
      <style:text-properties fo:language="de" fo:country="CH" officeooo:rsid="005b7a2f"/>
    </style:style>
    <style:style style:name="T119" style:family="text">
      <style:text-properties fo:language="de" fo:country="CH" officeooo:rsid="01ebb961"/>
    </style:style>
    <style:style style:name="T120" style:family="text">
      <style:text-properties fo:language="de" fo:country="CH" officeooo:rsid="01ecdf4e"/>
    </style:style>
    <style:style style:name="T121" style:family="text">
      <style:text-properties fo:language="de" fo:country="CH" officeooo:rsid="01ee4338"/>
    </style:style>
    <style:style style:name="T122" style:family="text">
      <style:text-properties fo:language="de" fo:country="CH" officeooo:rsid="01efd361"/>
    </style:style>
    <style:style style:name="T123" style:family="text">
      <style:text-properties fo:language="de" fo:country="CH" officeooo:rsid="0099ab27"/>
    </style:style>
    <style:style style:name="T124" style:family="text">
      <style:text-properties fo:language="de" fo:country="CH" fo:font-style="normal" officeooo:rsid="0099ab27" style:font-style-asian="normal" style:font-style-complex="normal"/>
    </style:style>
    <style:style style:name="T125" style:family="text">
      <style:text-properties fo:language="de" fo:country="CH" fo:font-style="normal" officeooo:rsid="010e2cf6" style:font-style-asian="normal" style:font-style-complex="normal"/>
    </style:style>
    <style:style style:name="T126" style:family="text">
      <style:text-properties fo:language="de" fo:country="CH" fo:font-style="normal" officeooo:rsid="00f894a2" style:font-style-asian="normal" style:font-style-complex="normal"/>
    </style:style>
    <style:style style:name="T127" style:family="text">
      <style:text-properties fo:language="de" fo:country="CH" officeooo:rsid="009a6bff"/>
    </style:style>
    <style:style style:name="T128" style:family="text">
      <style:text-properties fo:language="de" fo:country="CH" officeooo:rsid="01ff243c"/>
    </style:style>
    <style:style style:name="T129" style:family="text">
      <style:text-properties fo:language="de" fo:country="CH" officeooo:rsid="0195c400"/>
    </style:style>
    <style:style style:name="T130" style:family="text">
      <style:text-properties fo:language="de" fo:country="CH" officeooo:rsid="00c1619a"/>
    </style:style>
    <style:style style:name="T131" style:family="text">
      <style:text-properties fo:language="de" fo:country="CH" officeooo:rsid="00f8d53f"/>
    </style:style>
    <style:style style:name="T132" style:family="text">
      <style:text-properties fo:language="de" fo:country="CH" officeooo:rsid="0111901f"/>
    </style:style>
    <style:style style:name="T133" style:family="text">
      <style:text-properties fo:language="de" fo:country="CH" officeooo:rsid="011272c9"/>
    </style:style>
    <style:style style:name="T134" style:family="text">
      <style:text-properties fo:language="de" fo:country="CH" officeooo:rsid="00fe982b"/>
    </style:style>
    <style:style style:name="T135" style:family="text">
      <style:text-properties fo:language="de" fo:country="CH" officeooo:rsid="00f894a2"/>
    </style:style>
    <style:style style:name="T136" style:family="text">
      <style:text-properties fo:language="de" fo:country="CH" officeooo:rsid="010e2cf6"/>
    </style:style>
    <style:style style:name="T137" style:family="text">
      <style:text-properties fo:language="de" fo:country="CH" officeooo:rsid="0112aa1d"/>
    </style:style>
    <style:style style:name="T138" style:family="text">
      <style:text-properties fo:language="de" fo:country="CH" officeooo:rsid="01a9b28d"/>
    </style:style>
    <style:style style:name="T139" style:family="text">
      <style:text-properties fo:language="de" fo:country="CH" officeooo:rsid="01aa628b"/>
    </style:style>
    <style:style style:name="T140" style:family="text">
      <style:text-properties fo:language="de" fo:country="CH" officeooo:rsid="01aaff7c"/>
    </style:style>
    <style:style style:name="T141" style:family="text">
      <style:text-properties fo:language="de" fo:country="CH" officeooo:rsid="01ab6a54"/>
    </style:style>
    <style:style style:name="T142" style:family="text">
      <style:text-properties fo:language="de" fo:country="CH" officeooo:rsid="01aed888"/>
    </style:style>
    <style:style style:name="T143" style:family="text">
      <style:text-properties fo:language="de" fo:country="CH" officeooo:rsid="01af3f9b"/>
    </style:style>
    <style:style style:name="T144" style:family="text">
      <style:text-properties fo:language="de" fo:country="CH" officeooo:rsid="01b13069"/>
    </style:style>
    <style:style style:name="T145" style:family="text">
      <style:text-properties fo:language="de" fo:country="CH" officeooo:rsid="01acd30f"/>
    </style:style>
    <style:style style:name="T146" style:family="text">
      <style:text-properties fo:language="de" fo:country="CH" officeooo:rsid="01ad505b"/>
    </style:style>
    <style:style style:name="T147" style:family="text">
      <style:text-properties fo:language="de" fo:country="CH" officeooo:rsid="01ae29e1"/>
    </style:style>
    <style:style style:name="T148" style:family="text">
      <style:text-properties fo:language="de" fo:country="CH" officeooo:rsid="01b9ba0a"/>
    </style:style>
    <style:style style:name="T149" style:family="text">
      <style:text-properties fo:language="de" fo:country="CH" officeooo:rsid="01b9ff83"/>
    </style:style>
    <style:style style:name="T150" style:family="text">
      <style:text-properties fo:language="de" fo:country="CH" officeooo:rsid="01ba0a79"/>
    </style:style>
    <style:style style:name="T151" style:family="text">
      <style:text-properties fo:language="de" fo:country="CH" officeooo:rsid="01c5596f"/>
    </style:style>
    <style:style style:name="T152" style:family="text">
      <style:text-properties fo:language="de" fo:country="CH" officeooo:rsid="01c58d4d"/>
    </style:style>
    <style:style style:name="T153" style:family="text">
      <style:text-properties fo:language="de" fo:country="CH" officeooo:rsid="01baec4f"/>
    </style:style>
    <style:style style:name="T154" style:family="text">
      <style:text-properties fo:language="de" fo:country="CH" officeooo:rsid="01bb77f4"/>
    </style:style>
    <style:style style:name="T155" style:family="text">
      <style:text-properties fo:language="de" fo:country="CH" officeooo:rsid="01bca143"/>
    </style:style>
    <style:style style:name="T156" style:family="text">
      <style:text-properties fo:language="de" fo:country="CH" officeooo:rsid="01bda3c0"/>
    </style:style>
    <style:style style:name="T157" style:family="text">
      <style:text-properties fo:language="de" fo:country="CH" officeooo:rsid="01c09bbe"/>
    </style:style>
    <style:style style:name="T158" style:family="text">
      <style:text-properties fo:language="de" fo:country="CH" officeooo:rsid="01c20a52"/>
    </style:style>
    <style:style style:name="T159" style:family="text">
      <style:text-properties fo:language="de" fo:country="CH" officeooo:rsid="01c37fe2"/>
    </style:style>
    <style:style style:name="T160" style:family="text">
      <style:text-properties fo:language="de" fo:country="CH" officeooo:rsid="0180ce56"/>
    </style:style>
    <style:style style:name="T161" style:family="text">
      <style:text-properties fo:language="de" fo:country="CH" officeooo:rsid="0181465b"/>
    </style:style>
    <style:style style:name="T162" style:family="text">
      <style:text-properties fo:language="de" fo:country="CH" officeooo:rsid="01832cec"/>
    </style:style>
    <style:style style:name="T163" style:family="text">
      <style:text-properties fo:language="de" fo:country="CH" officeooo:rsid="021f9e6b"/>
    </style:style>
    <style:style style:name="T164" style:family="text">
      <style:text-properties fo:language="de" fo:country="CH" officeooo:rsid="02314ebe"/>
    </style:style>
    <style:style style:name="T165" style:family="text">
      <style:text-properties fo:language="de" fo:country="CH" officeooo:rsid="023968a4"/>
    </style:style>
    <style:style style:name="T166" style:family="text">
      <style:text-properties fo:language="de" fo:country="CH" officeooo:rsid="023b05ec"/>
    </style:style>
    <style:style style:name="T167" style:family="text">
      <style:text-properties fo:language="de" fo:country="CH" officeooo:rsid="024149a0"/>
    </style:style>
    <style:style style:name="T168" style:family="text">
      <style:text-properties fo:language="de" fo:country="CH" officeooo:rsid="024d2b26"/>
    </style:style>
    <style:style style:name="T169" style:family="text">
      <style:text-properties fo:language="de" fo:country="CH" officeooo:rsid="024db2e4"/>
    </style:style>
    <style:style style:name="T170" style:family="text">
      <style:text-properties fo:language="de" fo:country="CH" officeooo:rsid="025d00b1"/>
    </style:style>
    <style:style style:name="T171" style:family="text">
      <style:text-properties officeooo:rsid="01763177"/>
    </style:style>
    <style:style style:name="T172" style:family="text">
      <style:text-properties officeooo:rsid="018a8a56"/>
    </style:style>
    <style:style style:name="T173" style:family="text">
      <style:text-properties officeooo:rsid="01995e19"/>
    </style:style>
    <style:style style:name="T174" style:family="text">
      <style:text-properties officeooo:rsid="019acfba"/>
    </style:style>
    <style:style style:name="T175" style:family="text">
      <style:text-properties officeooo:rsid="019c3db5"/>
    </style:style>
    <style:style style:name="T176" style:family="text">
      <style:text-properties officeooo:rsid="01a0315a"/>
    </style:style>
    <style:style style:name="T177" style:family="text">
      <style:text-properties officeooo:rsid="01a0551a"/>
    </style:style>
    <style:style style:name="T178" style:family="text">
      <style:text-properties officeooo:rsid="01a196c6"/>
    </style:style>
    <style:style style:name="T179" style:family="text">
      <style:text-properties style:text-underline-style="solid" style:text-underline-type="double" style:text-underline-width="auto" style:text-underline-color="font-color" officeooo:rsid="00446b84"/>
    </style:style>
    <style:style style:name="T180" style:family="text">
      <style:text-properties officeooo:rsid="01a5ff2e"/>
    </style:style>
    <style:style style:name="T181" style:family="text">
      <style:text-properties officeooo:rsid="01a6c40c"/>
    </style:style>
    <style:style style:name="T182" style:family="text">
      <style:text-properties officeooo:rsid="01a7b048"/>
    </style:style>
    <style:style style:name="T183" style:family="text">
      <style:text-properties officeooo:rsid="01b49a1e"/>
    </style:style>
    <style:style style:name="T184" style:family="text">
      <style:text-properties officeooo:rsid="01b69013"/>
    </style:style>
    <style:style style:name="T185" style:family="text">
      <style:text-properties officeooo:rsid="01b7e765"/>
    </style:style>
    <style:style style:name="T186" style:family="text">
      <style:text-properties officeooo:rsid="01ca4159"/>
    </style:style>
    <style:style style:name="T187" style:family="text">
      <style:text-properties officeooo:rsid="01ce7f85"/>
    </style:style>
    <style:style style:name="T188" style:family="text">
      <style:text-properties officeooo:rsid="01d13a86"/>
    </style:style>
    <style:style style:name="T189" style:family="text">
      <style:text-properties officeooo:rsid="01d95270"/>
    </style:style>
    <style:style style:name="T190" style:family="text">
      <style:text-properties officeooo:rsid="01d9cc41"/>
    </style:style>
    <style:style style:name="T191" style:family="text">
      <style:text-properties officeooo:rsid="01dab712"/>
    </style:style>
    <style:style style:name="T192" style:family="text">
      <style:text-properties officeooo:rsid="01dad1f1"/>
    </style:style>
    <style:style style:name="T193" style:family="text">
      <style:text-properties officeooo:rsid="01e44361"/>
    </style:style>
    <style:style style:name="T194" style:family="text">
      <style:text-properties officeooo:rsid="01f42b76"/>
    </style:style>
    <style:style style:name="T195" style:family="text">
      <style:text-properties officeooo:rsid="01f6ee56"/>
    </style:style>
    <style:style style:name="T196" style:family="text">
      <style:text-properties officeooo:rsid="01f819d3"/>
    </style:style>
    <style:style style:name="T197" style:family="text">
      <style:text-properties officeooo:rsid="01f9c954"/>
    </style:style>
    <style:style style:name="T198" style:family="text">
      <style:text-properties officeooo:rsid="01fb605e"/>
    </style:style>
    <style:style style:name="T199" style:family="text">
      <style:text-properties officeooo:rsid="01fdd047"/>
    </style:style>
    <style:style style:name="T200" style:family="text">
      <style:text-properties officeooo:rsid="01feab8d"/>
    </style:style>
    <style:style style:name="T201" style:family="text">
      <style:text-properties officeooo:rsid="01fecd73"/>
    </style:style>
    <style:style style:name="T202" style:family="text">
      <style:text-properties officeooo:rsid="020381bf"/>
    </style:style>
    <style:style style:name="T203" style:family="text">
      <style:text-properties style:font-name="Cambria"/>
    </style:style>
    <style:style style:name="T204" style:family="text">
      <style:text-properties style:font-name="Cambria" fo:language="de" fo:country="CH" officeooo:rsid="0038e4b6"/>
    </style:style>
    <style:style style:name="T205" style:family="text">
      <style:text-properties style:font-name="Cambria" fo:language="de" fo:country="CH" officeooo:rsid="00f32eef"/>
    </style:style>
    <style:style style:name="T206" style:family="text">
      <style:text-properties style:font-name="Cambria" fo:language="de" fo:country="CH" officeooo:rsid="00405886"/>
    </style:style>
    <style:style style:name="T207" style:family="text">
      <style:text-properties style:font-name="Cambria" fo:language="de" fo:country="CH" officeooo:rsid="020e5c71"/>
    </style:style>
    <style:style style:name="T208" style:family="text">
      <style:text-properties style:font-name="Cambria" fo:language="de" fo:country="CH" officeooo:rsid="01e6214e"/>
    </style:style>
    <style:style style:name="T209" style:family="text">
      <style:text-properties style:font-name="Cambria" fo:language="de" fo:country="CH" officeooo:rsid="01e65e87"/>
    </style:style>
    <style:style style:name="T210" style:family="text">
      <style:text-properties style:font-name="Cambria" fo:language="de" fo:country="CH" officeooo:rsid="00516ba3"/>
    </style:style>
    <style:style style:name="T211" style:family="text">
      <style:text-properties style:font-name="Cambria" fo:language="de" fo:country="CH" officeooo:rsid="02139007"/>
    </style:style>
    <style:style style:name="T212" style:family="text">
      <style:text-properties style:font-name="Cambria" fo:language="de" fo:country="CH" officeooo:rsid="003320d5"/>
    </style:style>
    <style:style style:name="T213" style:family="text">
      <style:text-properties style:font-name="Cambria" fo:language="de" fo:country="CH" officeooo:rsid="0052820e"/>
    </style:style>
    <style:style style:name="T214" style:family="text">
      <style:text-properties style:font-name="Cambria" fo:language="de" fo:country="CH" officeooo:rsid="01e43c26"/>
    </style:style>
    <style:style style:name="T215" style:family="text">
      <style:text-properties style:font-name="Cambria" fo:language="de" fo:country="CH" officeooo:rsid="01ea4896"/>
    </style:style>
    <style:style style:name="T216" style:family="text">
      <style:text-properties style:font-name="Cambria" fo:language="de" fo:country="CH" officeooo:rsid="0062fa77"/>
    </style:style>
    <style:style style:name="T217" style:family="text">
      <style:text-properties style:font-name="Cambria" fo:language="de" fo:country="CH" officeooo:rsid="01e80a30"/>
    </style:style>
    <style:style style:name="T218" style:family="text">
      <style:text-properties style:font-name="Cambria" fo:language="de" fo:country="CH" officeooo:rsid="02151ea7"/>
    </style:style>
    <style:style style:name="T219" style:family="text">
      <style:text-properties style:font-name="Cambria" fo:language="de" fo:country="CH" officeooo:rsid="018c7acd"/>
    </style:style>
    <style:style style:name="T220" style:family="text">
      <style:text-properties style:font-name="Cambria" fo:language="de" fo:country="CH" officeooo:rsid="018d7a03"/>
    </style:style>
    <style:style style:name="T221" style:family="text">
      <style:text-properties style:font-name="Cambria" fo:language="de" fo:country="CH" officeooo:rsid="019002e4"/>
    </style:style>
    <style:style style:name="T222" style:family="text">
      <style:text-properties style:font-name="Cambria" fo:language="de" fo:country="CH" officeooo:rsid="018ee9c0"/>
    </style:style>
    <style:style style:name="T223" style:family="text">
      <style:text-properties style:font-name="Cambria" fo:language="de" fo:country="CH" officeooo:rsid="018f946b"/>
    </style:style>
    <style:style style:name="T224" style:family="text">
      <style:text-properties style:font-name="Cambria" fo:language="de" fo:country="CH" officeooo:rsid="0219a40b"/>
    </style:style>
    <style:style style:name="T225" style:family="text">
      <style:text-properties style:font-name="Cambria" fo:language="de" fo:country="CH" officeooo:rsid="0190f76d"/>
    </style:style>
    <style:style style:name="T226" style:family="text">
      <style:text-properties style:font-name="Cambria" fo:language="de" fo:country="CH" officeooo:rsid="019127bb"/>
    </style:style>
    <style:style style:name="T227" style:family="text">
      <style:text-properties style:font-name="Cambria" fo:language="de" fo:country="CH" officeooo:rsid="019240d8"/>
    </style:style>
    <style:style style:name="T228" style:family="text">
      <style:text-properties style:font-name="Cambria" fo:language="de" fo:country="CH" officeooo:rsid="00920276"/>
    </style:style>
    <style:style style:name="T229" style:family="text">
      <style:text-properties style:font-name="Cambria" fo:language="de" fo:country="CH" officeooo:rsid="021b7fc4"/>
    </style:style>
    <style:style style:name="T230" style:family="text">
      <style:text-properties style:font-name="Cambria" fo:language="de" fo:country="CH" officeooo:rsid="01f0a22f"/>
    </style:style>
    <style:style style:name="T231" style:family="text">
      <style:text-properties style:font-name="Cambria" fo:language="de" fo:country="CH" officeooo:rsid="01f23a3f"/>
    </style:style>
    <style:style style:name="T232" style:family="text">
      <style:text-properties style:font-name="Cambria" fo:language="de" fo:country="CH" officeooo:rsid="021cb616"/>
    </style:style>
    <style:style style:name="T233" style:family="text">
      <style:text-properties style:font-name="Cambria" fo:language="de" fo:country="CH" officeooo:rsid="0097cf32"/>
    </style:style>
    <style:style style:name="T234" style:family="text">
      <style:text-properties style:font-name="Cambria" fo:language="de" fo:country="CH" officeooo:rsid="021eeb05"/>
    </style:style>
    <style:style style:name="T235" style:family="text">
      <style:text-properties style:font-name="Cambria" fo:language="de" fo:country="CH" fo:font-weight="normal" officeooo:rsid="0136c339" style:font-weight-asian="normal" style:font-weight-complex="normal"/>
    </style:style>
    <style:style style:name="T236" style:family="text">
      <style:text-properties style:font-name="Cambria" fo:language="de" fo:country="CH" fo:font-weight="normal" officeooo:rsid="01655e2b" style:font-weight-asian="normal" style:font-weight-complex="normal"/>
    </style:style>
    <style:style style:name="T237" style:family="text">
      <style:text-properties style:font-name="Cambria" fo:language="de" fo:country="CH" fo:font-weight="normal" officeooo:rsid="0136e26c" style:font-weight-asian="normal" style:font-weight-complex="normal"/>
    </style:style>
    <style:style style:name="T238" style:family="text">
      <style:text-properties style:font-name="Cambria" fo:language="de" fo:country="CH" fo:font-weight="normal" officeooo:rsid="01666b4f" style:font-weight-asian="normal" style:font-weight-complex="normal"/>
    </style:style>
    <style:style style:name="T239" style:family="text">
      <style:text-properties style:font-name="Cambria" fo:language="de" fo:country="CH" fo:font-weight="normal" officeooo:rsid="02211e4d" style:font-weight-asian="normal" style:font-weight-complex="normal"/>
    </style:style>
    <style:style style:name="T240" style:family="text">
      <style:text-properties style:font-name="Cambria" fo:language="de" fo:country="CH" fo:font-weight="normal" officeooo:rsid="0137ced5" style:font-weight-asian="normal" style:font-weight-complex="normal"/>
    </style:style>
    <style:style style:name="T241" style:family="text">
      <style:text-properties style:font-name="Cambria" fo:language="de" fo:country="CH" fo:font-weight="normal" officeooo:rsid="01388a8c" style:font-weight-asian="normal" style:font-weight-complex="normal"/>
    </style:style>
    <style:style style:name="T242" style:family="text">
      <style:text-properties style:font-name="Cambria" fo:language="de" fo:country="CH" fo:font-weight="normal" officeooo:rsid="0167fadc" style:font-weight-asian="normal" style:font-weight-complex="normal"/>
    </style:style>
    <style:style style:name="T243" style:family="text">
      <style:text-properties style:font-name="Cambria" fo:language="de" fo:country="CH" fo:font-weight="normal" officeooo:rsid="0139e363" style:font-weight-asian="normal" style:font-weight-complex="normal"/>
    </style:style>
    <style:style style:name="T244" style:family="text">
      <style:text-properties style:font-name="Cambria" fo:language="de" fo:country="CH" fo:font-weight="normal" officeooo:rsid="02222615" style:font-weight-asian="normal" style:font-weight-complex="normal"/>
    </style:style>
    <style:style style:name="T245" style:family="text">
      <style:text-properties style:font-name="Cambria" fo:language="de" fo:country="CH" fo:font-weight="normal" officeooo:rsid="02233c86" style:font-weight-asian="normal" style:font-weight-complex="normal"/>
    </style:style>
    <style:style style:name="T246" style:family="text">
      <style:text-properties style:font-name="Cambria" fo:language="de" fo:country="CH" fo:font-weight="normal" officeooo:rsid="0229bdbe" style:font-weight-asian="normal" style:font-weight-complex="normal"/>
    </style:style>
    <style:style style:name="T247" style:family="text">
      <style:text-properties style:font-name="Cambria" fo:language="de" fo:country="CH" fo:font-weight="normal" officeooo:rsid="0011870e" style:font-weight-asian="normal" style:font-weight-complex="normal"/>
    </style:style>
    <style:style style:name="T248" style:family="text">
      <style:text-properties style:font-name="Cambria" fo:language="de" fo:country="CH" fo:font-weight="normal" officeooo:rsid="01850fdc" style:font-weight-asian="normal" style:font-weight-complex="normal"/>
    </style:style>
    <style:style style:name="T249" style:family="text">
      <style:text-properties style:font-name="Cambria" fo:language="de" fo:country="CH" fo:font-weight="normal" officeooo:rsid="01852c10" style:font-weight-asian="normal" style:font-weight-complex="normal"/>
    </style:style>
    <style:style style:name="T250" style:family="text">
      <style:text-properties style:font-name="Cambria" fo:language="de" fo:country="CH" fo:font-weight="normal" officeooo:rsid="018597a1" style:font-weight-asian="normal" style:font-weight-complex="normal"/>
    </style:style>
    <style:style style:name="T251" style:family="text">
      <style:text-properties style:font-name="Cambria" fo:language="de" fo:country="CH" fo:font-weight="normal" officeooo:rsid="0242d958" style:font-weight-asian="normal" style:font-weight-complex="normal"/>
    </style:style>
    <style:style style:name="T252" style:family="text">
      <style:text-properties style:font-name="Cambria" fo:language="de" fo:country="CH" fo:font-weight="normal" officeooo:rsid="0188d95c" style:font-weight-asian="normal" style:font-weight-complex="normal"/>
    </style:style>
    <style:style style:name="T253" style:family="text">
      <style:text-properties style:font-name="Cambria" fo:language="de" fo:country="CH" fo:font-weight="normal" officeooo:rsid="01dc7cc9" style:font-weight-asian="normal" style:font-weight-complex="normal"/>
    </style:style>
    <style:style style:name="T254" style:family="text">
      <style:text-properties style:font-name="Cambria" fo:language="de" fo:country="CH" fo:font-weight="normal" officeooo:rsid="01dcab01" style:font-weight-asian="normal" style:font-weight-complex="normal"/>
    </style:style>
    <style:style style:name="T255" style:family="text">
      <style:text-properties style:font-name="Cambria" fo:language="de" fo:country="CH" fo:font-weight="normal" officeooo:rsid="0247fe00" style:font-weight-asian="normal" style:font-weight-complex="normal"/>
    </style:style>
    <style:style style:name="T256" style:family="text">
      <style:text-properties style:font-name="Cambria" fo:language="de" fo:country="CH" fo:font-weight="normal" officeooo:rsid="00b27e28" style:font-weight-asian="normal" style:font-weight-complex="normal"/>
    </style:style>
    <style:style style:name="T257" style:family="text">
      <style:text-properties style:font-name="Cambria" fo:language="de" fo:country="CH" fo:font-weight="normal" officeooo:rsid="025a4faf" style:font-weight-asian="normal" style:font-weight-complex="normal"/>
    </style:style>
    <style:style style:name="T258" style:family="text">
      <style:text-properties style:font-name="Cambria" fo:language="de" fo:country="CH" fo:font-weight="normal" officeooo:rsid="01008ef7" style:font-weight-asian="normal" style:font-weight-complex="normal"/>
    </style:style>
    <style:style style:name="T259" style:family="text">
      <style:text-properties style:font-name="Cambria" fo:language="de" fo:country="CH" fo:font-weight="normal" officeooo:rsid="023b1638" style:font-weight-asian="normal" style:font-weight-complex="normal"/>
    </style:style>
    <style:style style:name="T260" style:family="text">
      <style:text-properties style:font-name="Cambria" fo:language="de" fo:country="CH" fo:font-weight="normal" officeooo:rsid="025b9309" style:font-weight-asian="normal" style:font-weight-complex="normal"/>
    </style:style>
    <style:style style:name="T261" style:family="text">
      <style:text-properties style:font-name="Cambria" fo:language="de" fo:country="CH" fo:font-weight="normal" officeooo:rsid="0101ac46" style:font-weight-asian="normal" style:font-weight-complex="normal"/>
    </style:style>
    <style:style style:name="T262" style:family="text">
      <style:text-properties style:font-name="Cambria" fo:language="de" fo:country="CH" fo:font-weight="normal" officeooo:rsid="0103c2a0" style:font-weight-asian="normal" style:font-weight-complex="normal"/>
    </style:style>
    <style:style style:name="T263" style:family="text">
      <style:text-properties style:font-name="Cambria" fo:language="de" fo:country="CH" fo:font-weight="normal" officeooo:rsid="01023ea2" style:font-weight-asian="normal" style:font-weight-complex="normal"/>
    </style:style>
    <style:style style:name="T264" style:family="text">
      <style:text-properties style:font-name="Cambria" fo:language="de" fo:country="CH" fo:font-weight="normal" officeooo:rsid="025c807b" style:font-weight-asian="normal" style:font-weight-complex="normal"/>
    </style:style>
    <style:style style:name="T265" style:family="text">
      <style:text-properties style:font-name="Cambria" fo:language="de" fo:country="CH" fo:font-weight="normal" officeooo:rsid="01135664" style:font-weight-asian="normal" style:font-weight-complex="normal"/>
    </style:style>
    <style:style style:name="T266" style:family="text">
      <style:text-properties style:font-name="Cambria" fo:language="de" fo:country="CH" fo:font-weight="normal" officeooo:rsid="0114755f" style:font-weight-asian="normal" style:font-weight-complex="normal"/>
    </style:style>
    <style:style style:name="T267" style:family="text">
      <style:text-properties style:font-name="Cambria" fo:language="de" fo:country="CH" fo:font-weight="normal" officeooo:rsid="0114d34d" style:font-weight-asian="normal" style:font-weight-complex="normal"/>
    </style:style>
    <style:style style:name="T268" style:family="text">
      <style:text-properties style:font-name="Cambria" fo:language="de" fo:country="CH" fo:font-weight="normal" officeooo:rsid="0115ec43" style:font-weight-asian="normal" style:font-weight-complex="normal"/>
    </style:style>
    <style:style style:name="T269" style:family="text">
      <style:text-properties style:font-name="Cambria" fo:language="de" fo:country="CH" fo:font-weight="normal" officeooo:rsid="025c83d2" style:font-weight-asian="normal" style:font-weight-complex="normal"/>
    </style:style>
    <style:style style:name="T270" style:family="text">
      <style:text-properties style:font-name="Cambria" fo:language="de" fo:country="CH" fo:font-weight="normal" officeooo:rsid="027268ef" style:font-weight-asian="normal" style:font-weight-complex="normal"/>
    </style:style>
    <style:style style:name="T271" style:family="text">
      <style:text-properties style:font-name="Cambria" fo:language="de" fo:country="CH" fo:font-style="italic" fo:font-weight="normal" officeooo:rsid="01655e2b" style:font-style-asian="italic" style:font-weight-asian="normal" style:font-style-complex="italic" style:font-weight-complex="normal"/>
    </style:style>
    <style:style style:name="T272" style:family="text">
      <style:text-properties style:font-name="Cambria" fo:language="de" fo:country="CH" fo:font-style="italic" officeooo:rsid="02506e51" style:font-style-asian="italic" style:font-style-complex="italic"/>
    </style:style>
    <style:style style:name="T273" style:family="text">
      <style:text-properties style:font-name="Cambria" fo:language="de" fo:country="CH" fo:font-style="italic" officeooo:rsid="0250717f" style:font-style-asian="italic" style:font-style-complex="italic"/>
    </style:style>
    <style:style style:name="T274" style:family="text">
      <style:text-properties style:font-name="Cambria" fo:language="de" fo:country="CH" fo:font-style="italic" officeooo:rsid="02658f89" style:font-style-asian="italic" style:font-style-complex="italic"/>
    </style:style>
    <style:style style:name="T275" style:family="text">
      <style:text-properties style:font-name="Cambria" fo:language="de" fo:country="CH" officeooo:rsid="02314ebe"/>
    </style:style>
    <style:style style:name="T276" style:family="text">
      <style:text-properties style:font-name="Cambria" fo:language="de" fo:country="CH" officeooo:rsid="01976f4e"/>
    </style:style>
    <style:style style:name="T277" style:family="text">
      <style:text-properties style:font-name="Cambria" fo:language="de" fo:country="CH" officeooo:rsid="0197c6e3"/>
    </style:style>
    <style:style style:name="T278" style:family="text">
      <style:text-properties style:font-name="Cambria" fo:language="de" fo:country="CH" officeooo:rsid="019e00fc"/>
    </style:style>
    <style:style style:name="T279" style:family="text">
      <style:text-properties style:font-name="Cambria" fo:language="de" fo:country="CH" officeooo:rsid="019eb4a7"/>
    </style:style>
    <style:style style:name="T280" style:family="text">
      <style:text-properties style:font-name="Cambria" fo:language="de" fo:country="CH" officeooo:rsid="01c47d95"/>
    </style:style>
    <style:style style:name="T281" style:family="text">
      <style:text-properties style:font-name="Cambria" fo:language="de" fo:country="CH" officeooo:rsid="01c6ba01"/>
    </style:style>
    <style:style style:name="T282" style:family="text">
      <style:text-properties style:font-name="Cambria" fo:language="de" fo:country="CH" officeooo:rsid="023d8591"/>
    </style:style>
    <style:style style:name="T283" style:family="text">
      <style:text-properties style:font-name="Cambria" fo:language="de" fo:country="CH" officeooo:rsid="023eee3c"/>
    </style:style>
    <style:style style:name="T284" style:family="text">
      <style:text-properties style:font-name="Cambria" fo:language="de" fo:country="CH" officeooo:rsid="024b5f81"/>
    </style:style>
    <style:style style:name="T285" style:family="text">
      <style:text-properties style:font-name="Cambria" fo:language="de" fo:country="CH" officeooo:rsid="02506e51"/>
    </style:style>
    <style:style style:name="T286" style:family="text">
      <style:text-properties style:font-name="Cambria" fo:language="de" fo:country="CH" officeooo:rsid="0250717f"/>
    </style:style>
    <style:style style:name="T287" style:family="text">
      <style:text-properties style:font-name="Cambria" fo:language="de" fo:country="CH" officeooo:rsid="02526fe1"/>
    </style:style>
    <style:style style:name="T288" style:family="text">
      <style:text-properties style:font-name="Cambria" fo:language="de" fo:country="CH" officeooo:rsid="018a8a56"/>
    </style:style>
    <style:style style:name="T289" style:family="text">
      <style:text-properties style:font-name="Cambria" fo:language="de" fo:country="CH" officeooo:rsid="002a3548"/>
    </style:style>
    <style:style style:name="T290" style:family="text">
      <style:text-properties style:font-name="Cambria" fo:language="de" fo:country="CH" officeooo:rsid="002d3f93"/>
    </style:style>
    <style:style style:name="T291" style:family="text">
      <style:text-properties style:font-name="Cambria" fo:language="de" fo:country="CH" officeooo:rsid="018abd80"/>
    </style:style>
    <style:style style:name="T292" style:family="text">
      <style:text-properties style:font-name="Cambria" fo:language="de" fo:country="CH" officeooo:rsid="018b37aa"/>
    </style:style>
    <style:style style:name="T293" style:family="text">
      <style:text-properties style:font-name="Cambria" fo:language="de" fo:country="CH" officeooo:rsid="025326a7"/>
    </style:style>
    <style:style style:name="T294" style:family="text">
      <style:text-properties style:font-name="Cambria" fo:language="de" fo:country="CH" officeooo:rsid="02199772"/>
    </style:style>
    <style:style style:name="T295" style:family="text">
      <style:text-properties style:font-name="Cambria" fo:language="de" fo:country="CH" officeooo:rsid="02538ef2"/>
    </style:style>
    <style:style style:name="T296" style:family="text">
      <style:text-properties style:font-name="Cambria" fo:language="de" fo:country="CH" officeooo:rsid="0253b988"/>
    </style:style>
    <style:style style:name="T297" style:family="text">
      <style:text-properties style:font-name="Cambria" fo:language="de" fo:country="CH" officeooo:rsid="02540813"/>
    </style:style>
    <style:style style:name="T298" style:family="text">
      <style:text-properties style:font-name="Cambria" fo:language="de" fo:country="CH" officeooo:rsid="02555053"/>
    </style:style>
    <style:style style:name="T299" style:family="text">
      <style:text-properties style:font-name="Cambria" fo:language="de" fo:country="CH" officeooo:rsid="025688d9"/>
    </style:style>
    <style:style style:name="T300" style:family="text">
      <style:text-properties style:font-name="Cambria" fo:language="de" fo:country="CH" officeooo:rsid="01cb3f78"/>
    </style:style>
    <style:style style:name="T301" style:family="text">
      <style:text-properties style:font-name="Cambria" fo:language="de" fo:country="CH" officeooo:rsid="01cc8329"/>
    </style:style>
    <style:style style:name="T302" style:family="text">
      <style:text-properties style:font-name="Cambria" fo:language="de" fo:country="CH" officeooo:rsid="0263bee1"/>
    </style:style>
    <style:style style:name="T303" style:family="text">
      <style:text-properties style:font-name="Cambria" fo:language="de" fo:country="CH" officeooo:rsid="02658f89"/>
    </style:style>
    <style:style style:name="T304" style:family="text">
      <style:text-properties style:font-name="Cambria" fo:language="de" fo:country="CH" officeooo:rsid="02672f63"/>
    </style:style>
    <style:style style:name="T305" style:family="text">
      <style:text-properties style:font-name="Cambria" fo:language="de" fo:country="CH" officeooo:rsid="01174989"/>
    </style:style>
    <style:style style:name="T306" style:family="text">
      <style:text-properties style:font-name="Cambria" fo:language="de" fo:country="CH" officeooo:rsid="026dd170"/>
    </style:style>
    <style:style style:name="T307" style:family="text">
      <style:text-properties style:font-name="Cambria" fo:language="de" fo:country="CH" officeooo:rsid="026eaa7b"/>
    </style:style>
    <style:style style:name="T308" style:family="text">
      <style:text-properties style:font-name="Cambria" fo:language="de" fo:country="CH" officeooo:rsid="026f6d04"/>
    </style:style>
    <style:style style:name="T309" style:family="text">
      <style:text-properties style:font-name="Cambria" fo:language="de" fo:country="CH" officeooo:rsid="026fe997"/>
    </style:style>
    <style:style style:name="T310" style:family="text">
      <style:text-properties style:font-name="Cambria" fo:language="de" fo:country="CH" officeooo:rsid="02708d4c"/>
    </style:style>
    <style:style style:name="T311" style:family="text">
      <style:text-properties style:font-name="Cambria" officeooo:rsid="02072263"/>
    </style:style>
    <style:style style:name="T312" style:family="text">
      <style:text-properties style:font-name="Cambria" officeooo:rsid="00d9878a"/>
    </style:style>
    <style:style style:name="T313" style:family="text">
      <style:text-properties style:font-name="Cambria" officeooo:rsid="00e5c05d"/>
    </style:style>
    <style:style style:name="T314" style:family="text">
      <style:text-properties style:font-name="Cambria" officeooo:rsid="024acc75"/>
    </style:style>
    <style:style style:name="T315" style:family="text">
      <style:text-properties style:font-name="Cambria" officeooo:rsid="0079e377"/>
    </style:style>
    <style:style style:name="T316" style:family="text">
      <style:text-properties style:font-name="Cambria" officeooo:rsid="00d2445a"/>
    </style:style>
    <style:style style:name="T317" style:family="text">
      <style:text-properties style:font-name="Cambria" officeooo:rsid="00d354f0"/>
    </style:style>
    <style:style style:name="T318" style:family="text">
      <style:text-properties style:font-name="Cambria" officeooo:rsid="00db6ed3"/>
    </style:style>
    <style:style style:name="T319" style:family="text">
      <style:text-properties style:font-name="Cambria" fo:font-style="italic" officeooo:rsid="00db6ed3" style:font-style-asian="italic" style:font-style-complex="italic"/>
    </style:style>
    <style:style style:name="T320" style:family="text">
      <style:text-properties style:font-name="Cambria" officeooo:rsid="00ddd8ff"/>
    </style:style>
    <style:style style:name="T321" style:family="text">
      <style:text-properties style:font-name="Cambria" officeooo:rsid="00dc1b27"/>
    </style:style>
    <style:style style:name="T322" style:family="text">
      <style:text-properties style:font-name="Cambria" officeooo:rsid="00e5520b"/>
    </style:style>
    <style:style style:name="T323" style:family="text">
      <style:text-properties style:font-name="Cambria" officeooo:rsid="00e5071d"/>
    </style:style>
    <style:style style:name="T324" style:family="text">
      <style:text-properties officeooo:rsid="021d80e9"/>
    </style:style>
    <style:style style:name="T325" style:family="text">
      <style:text-properties officeooo:rsid="0226e554"/>
    </style:style>
    <style:style style:name="T326" style:family="text">
      <style:text-properties officeooo:rsid="02283dac"/>
    </style:style>
    <style:style style:name="T327" style:family="text">
      <style:text-properties officeooo:rsid="02297807"/>
    </style:style>
    <style:style style:name="T328" style:family="text">
      <style:text-properties officeooo:rsid="022b1755"/>
    </style:style>
    <style:style style:name="T329" style:family="text">
      <style:text-properties officeooo:rsid="02332949"/>
    </style:style>
    <style:style style:name="T330" style:family="text">
      <style:text-properties officeooo:rsid="023441b9"/>
    </style:style>
    <style:style style:name="T331" style:family="text">
      <style:text-properties officeooo:rsid="02374133"/>
    </style:style>
    <style:style style:name="T332" style:family="text">
      <style:text-properties officeooo:rsid="023753ec"/>
    </style:style>
    <style:style style:name="T333" style:family="text">
      <style:text-properties officeooo:rsid="023b94b1"/>
    </style:style>
    <style:style style:name="T334" style:family="text">
      <style:text-properties officeooo:rsid="00eac46e" fo:background-color="transparent" loext:char-shading-value="0"/>
    </style:style>
    <style:style style:name="T335" style:family="text">
      <style:text-properties officeooo:rsid="025e0b4b"/>
    </style:style>
    <style:style style:name="T336" style:family="text">
      <style:text-properties officeooo:rsid="025ea1e5"/>
    </style:style>
    <style:style style:name="T337" style:family="text">
      <style:text-properties officeooo:rsid="02607599"/>
    </style:style>
    <style:style style:name="T338" style:family="text">
      <style:text-properties officeooo:rsid="02610b60"/>
    </style:style>
    <style:style style:name="T339" style:family="text">
      <style:text-properties officeooo:rsid="02610e95"/>
    </style:style>
    <style:style style:name="T340" style:family="text">
      <style:text-properties officeooo:rsid="02615f03"/>
    </style:style>
    <style:style style:name="T341" style:family="text">
      <style:text-properties officeooo:rsid="02625aed"/>
    </style:style>
    <style:style style:name="T342" style:family="text">
      <style:text-properties fo:font-weight="bold" style:font-weight-asian="bold" style:font-weight-complex="bold"/>
    </style:style>
    <style:style style:name="T343" style:family="text">
      <style:text-properties officeooo:rsid="0267fe0e"/>
    </style:style>
    <style:style style:name="T344" style:family="text">
      <style:text-properties officeooo:rsid="026dd170"/>
    </style:style>
    <style:style style:name="T345" style:family="text">
      <style:text-properties officeooo:rsid="026f6d04"/>
    </style:style>
    <style:style style:name="T346" style:family="text">
      <style:text-properties officeooo:rsid="026fe99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2">Encyclopaedia Fantastica</text:span> </text:p>
      <text:p text:style-name="P8"/>
      <text:p text:style-name="P9"/>
      <text:p text:style-name="P22">Augen</text:p>
      <text:p text:style-name="P84"/>
      <text:p text:style-name="P85">Da waren die Augen grösser als der Mund.</text:p>
      <text:p text:style-name="P84"/>
      <text:p text:style-name="P23">Bedeutung</text:p>
      <text:p text:style-name="P84">Wenn die Portion auf dem Teller grösser ist als der Hunger und deshalb viel übrig bleibt.</text:p>
      <text:p text:style-name="P84"/>
      <text:p text:style-name="P25">Herkunft</text:p>
      <text:p text:style-name="P241"><text:span text:style-name="T305">Man erzählt sich, </text:span><text:span text:style-name="T306">dass die Augen wirklich wachsen, </text:span><text:span text:style-name="T310">also</text:span><text:span text:style-name="T306"> grösser werden, wenn man sie nur weit genug aufreisst. Und dass man in diesem Zustand Mühe hat, Grössenverhältnisse abzuschätzen, weshalb man sie anschliessend auch </text:span><text:span text:style-name="T307">wieder </text:span><text:span text:style-name="T306">zukneift. Heute weiss man, dass das </text:span><text:span text:style-name="T308">so</text:span><text:span text:style-name="T306"> nicht stimmt. Geblieben von </text:span><text:span text:style-name="T309">der</text:span><text:span text:style-name="T306"> Theorie ist nur die obige Redewendung.</text:span></text:p>
      <text:p text:style-name="P241"><text:span text:style-name="T306"/></text:p>
      <text:p text:style-name="P241"><text:span text:style-name="T306"/></text:p>
      <text:p text:style-name="P96">*</text:p>
      <text:p text:style-name="P96"/>
      <text:p text:style-name="P96"/>
      <text:p text:style-name="P26">Bettenmachen</text:p>
      <text:p text:style-name="P97"/>
      <text:p text:style-name="P86">Dich haben wir beim Bettenmachen gefunden.</text:p>
      <text:p text:style-name="P97"/>
      <text:p text:style-name="P200">Bedeutung</text:p>
      <text:p text:style-name="P98">Eine mögliche Antwort auf die kindliche Nachfrage: «Wo komm` ich eigentlich her?»</text:p>
      <text:p text:style-name="P97"/>
      <text:p text:style-name="P27">Herkunft</text:p>
      <text:p text:style-name="P99">Man erzählt sich, dass die Redewendung auf einen peniblen Handlungsreisenden zurückzuführen sei. Bei einer seiner Handlungsreisen soll es sich begeben haben, dass er sich in die Tochter eines Geschäftspartners verliebte. <text:span text:style-name="T51">Die beiden sollen mehrere Kinder bekommen haben. Und weil der Handlungsreise</text:span><text:span text:style-name="T202">nde</text:span><text:span text:style-name="T51"> von einem äusserst ordentlichen Volk abstammte, das sich das Bettenmachen geradezu zum Hobby gemacht hatte, </text:span><text:span text:style-name="T52">antwortete er eines Tages auf oben genannte Frage, man hätte den Nachwuchs beim Bettenmachen gefunden. Ausserdem sei dem Handlungsreisenden die Geschichte mit dem Storch stets ziemlich fragwürdig erschienen.</text:span></text:p>
      <text:p text:style-name="P100"/>
      <text:p text:style-name="P100"/>
      <text:p text:style-name="P96">*</text:p>
      <text:p text:style-name="P96"/>
      <text:p text:style-name="P9"/>
      <text:p text:style-name="P28">Bipsberger</text:p>
      <text:p text:style-name="P9"/>
      <text:p text:style-name="P28">Begriffsklärung</text:p>
      <text:p text:style-name="P201"><text:span text:style-name="T101">Die Bipsberger sind ein bunter Haufen harmloser, </text:span><text:span text:style-name="T102">koboldartiger, kleiner</text:span><text:span text:style-name="T103"> </text:span><text:span text:style-name="T104">Gesellen mit </text:span><text:span text:style-name="T105">auffällig unterschiedlicher Haartracht,</text:span><text:span text:style-name="T103"> die immer dann auftauchen, wenn es ein bisschen (sehr) unkoordiniert zu und her geht.</text:span></text:p>
      <text:p text:style-name="P9"><text:soft-page-break/></text:p>
      <text:p text:style-name="P28">Merkmale</text:p>
      <text:p text:style-name="P235"><text:span text:style-name="T203">Der Bipsberger an sich ist ein kleines </text:span><text:span text:style-name="T311">und</text:span><text:span text:style-name="T203"> </text:span><text:span text:style-name="T312">verspieltes</text:span><text:span text:style-name="T203"> Wesen. </text:span><text:span text:style-name="T313">Man vermutet, dass </text:span><text:span text:style-name="T314">e</text:span><text:span text:style-name="T315">r in seinem Aussehen </text:span><text:span text:style-name="T314">Gnomen</text:span><text:span text:style-name="T316"> aus Märchen und Legenden </text:span><text:span text:style-name="T313">ähnelt</text:span><text:span text:style-name="T316">. </text:span><text:span text:style-name="T314">Man geht davon aus, dass sich der Bipsberger im Äusseren vom gemeinen Gnom insbesondere durch seine Haartracht unterscheidet, die in jeder vorstellbaren Farbe und Ausgestaltung vorhanden sein kann.</text:span><text:span text:style-name="T317"> </text:span><text:span text:style-name="T318">Dem </text:span><text:span text:style-name="T319">Hausgeist Bogomil (-&gt;)</text:span><text:span text:style-name="T318"> ähnlich basiert die Beschreibung des Aussehens auf Überlieferungen und Vermutungen, </text:span><text:span text:style-name="T320">da die konkrete Bipsberger-Sichtung eine eher schwierige ist:</text:span><text:span text:style-name="T318"> </text:span><text:span text:style-name="T321">Der Bipsberger kann in seinem plötzlichen, turbulenten Erscheinen leicht mit spielenden Kindern verwechselt werden. </text:span><text:span text:style-name="T322">I</text:span><text:span text:style-name="T323">n der Vergangenheit ist es </text:span><text:span text:style-name="T322">denn auch</text:span><text:span text:style-name="T323"> zu Fehlsichtungen und offensichtlichen Verwechselungen gekommen</text:span><text:span text:style-name="T321">.</text:span></text:p>
      <text:p text:style-name="P202"/>
      <text:p text:style-name="P202"><text:span text:style-name="T30">Typisch</text:span><text:span text:style-name="T17"> für den Bipsberger </text:span><text:span text:style-name="T33">ist</text:span><text:span text:style-name="T17"> </text:span><text:span text:style-name="T32">folgerichtig </text:span><text:span text:style-name="T17">sein Erscheinen in wild durcheinander wuselnden Gruppen </text:span><text:span text:style-name="T33">wie es etwa für Kindergartenkinder auf dem Pausenhof üblich ist. Auch verfügt er über</text:span><text:span text:style-name="T31"> die ausserordentliche Fähigkeit, Alltagsgegenstände zu </text:span><text:span text:style-name="T33">kreativ-</text:span><text:span text:style-name="T31">neuen Bestimmungen zu führen. So wird aus einer Zahnbürste schon mal ein Schwert, aus einem Esstisch, ein paar Decken und Schirmen eine prächtige Burg </text:span><text:span text:style-name="T34">oder aus dem behaglichen Bett ein Piratenschiff auf stürmischer See.</text:span></text:p>
      <text:p text:style-name="P9"/>
      <text:p text:style-name="P28">Vorkommen</text:p>
      <text:p text:style-name="P101">Der Bipsberger taucht meist in Gruppen au<text:span text:style-name="T35">f, und zwar fast überall. Besonders heimisch fühlt er sich in gut ausgestatteten Wohnungen und Häusern, wo er sich wie unter «</text:span><text:span text:style-name="T334">Merkmale</text:span><text:span text:style-name="T35">» beschrieben unter Tischen oder in Betten aufhält. Besonders interessant sind auch nicht ganz alltägliche Orte wie ein Estrich, ein Keller oder eine Abstellkammer.</text:span></text:p>
      <text:p text:style-name="P198"/>
      <text:p text:style-name="P199">Heutzutage werden Kinder manchmal liebevoll-scherzhaft <text:span text:style-name="T4">Bipsberger</text:span> genannt, wenn sie mitten im Spiel angetroffen werden. Oftmals ist es für Aussenstehende kaum zu durchdringen, an welchem Punkt sich das Spiel gerade befindet und ob ein Ende absehbar ist.</text:p>
      <text:p text:style-name="P10"/>
      <text:p text:style-name="P28">Verhalten</text:p>
      <text:p text:style-name="P105">Bipsberger fühlen sich am wohlsten in einer Gruppe von Artgenossen. Sind sie unter sich, so ist ihr Gewusel für die direkt Beteiligten selten ein Problem. Schwieriger wird es, wenn Gruppenfremde die für Aussenstehende irr wirkenden Abläufe des bunten Haufens unterbrechen. Die eher unkoordinierte, chaotische Natur des Bipsbergers zeigt sich dann besonders deutlich. <text:span text:style-name="T36">So führt etwa das eigenmächtige Abbauen von Burgen oder Schiffen zu einem Durcheinander, das selbst unbeaufsichtigte Kinder unter grösstem Kraftaufwand nicht hinbekommen. </text:span><text:span text:style-name="T37">Eine kürzlich abgeschlossene Studie rät denn auch dazu, den Bipsberger möglichst in Ruhe zu lassen und ihm die Zeit zu geben, die er braucht. </text:span></text:p>
      <text:p text:style-name="P102"/>
      <text:p text:style-name="P102"/>
      <text:p text:style-name="P8">*</text:p>
      <text:p text:style-name="P8"/>
      <text:p text:style-name="P8"/>
      <text:p text:style-name="P39">Bogomil</text:p>
      <text:p text:style-name="P106"/>
      <text:p text:style-name="P40">Begriffsklärung</text:p>
      <text:p text:style-name="P203"><text:soft-page-break/><text:span text:style-name="T106">Der Hausgeist </text:span><text:span text:style-name="T107">Bogomil ist ein liebenswerter, </text:span><text:span text:style-name="T108">etwas</text:span><text:span text:style-name="T107"> schelmischer </text:span><text:span text:style-name="T106">Mitbewohner, der mit Menschen unter einem Dach wohnt.</text:span></text:p>
      <text:p text:style-name="P107"/>
      <text:p text:style-name="P41">Merkmale</text:p>
      <text:p text:style-name="P224"><text:span text:style-name="T204">Der Hausgeist Bogomil ist ein familientreue</text:span><text:span text:style-name="T205">r Schutzgeist</text:span><text:span text:style-name="T204">, das heisst er bleibt stets mit den gleichen Menschen zusammen. </text:span><text:span text:style-name="T206">Bisher hat noch kein Mensch den Hausgeist zu Gesicht bekommen. Die Abbildung (als Gespenst) auf der linken Seite </text:span><text:span text:style-name="T207">lehnt an historische Darstellungen des Hausgeistes an. Man ging lange davon aus, dass sich Haus- und andere Geister in Bettlaken kleideten. Heute herrscht allerdings Einigkeit darüber, dass Geistwesen grundsätzlich unsichtbar sind. Die Vorstellung vom Bettlaken, ist auf die schweren Vorhänge in den alten Burgen (und deren bisweilen äusserst abergläubische Bewohner) zurückzuführen. </text:span><text:span text:style-name="T284">So haben sich die Vorhänge in </text:span><text:span text:style-name="T207">kaum merkbaren Luftzügen bewegt, der Burg </text:span><text:span text:style-name="T284">damit </text:span><text:span text:style-name="T207">eine unheimliche Atmosphäre </text:span><text:span text:style-name="T284">verliehen und die schreckhaften Burgbewohner verängstigt.</text:span></text:p>
      <text:p text:style-name="P107"/>
      <text:p text:style-name="P42">Vorkommen</text:p>
      <text:p text:style-name="P108">In aller Regel ist der Hausgeist Bogomil nur mit seinen Menschen anzutreffen, nur zu Hause bleibt er allein. Steht ein Umzug an, zieht Bogomil mit um. Er bleibt in der Regel in den Wohnräumen seiner Menschen, er bleibt in den Ferien zu Hause und passt darauf auf. Sehr selten unternimmt er einen Ausflug in die Schule oder an den Arbeitsplatz seiner Menschen, wo seine Anwesenheit oft nur vom Familienmitglied bemerkt wird (vgl. auch Ausführungen unter «Verhalten»).</text:p>
      <text:p text:style-name="P107"/>
      <text:p text:style-name="P40">Verhalten</text:p>
      <text:p text:style-name="P109">Meist verhält sich der Hausgeist ruhig, seine Anwesenheit wird von Fremden oftmals gar nicht bemerkt. <text:span text:style-name="T3">Wird es dem Hausgeist allerdings zu ruhig, lässt er schon mal Bilder von den Wänden fallen oder </text:span><text:span text:style-name="T48">plautzt</text:span><text:span text:style-name="T179"> </text:span><text:span text:style-name="T3">die Fenster oder Türen. Was er in der Zeit tut, in der er sich still verhält, ist derzeit Gegenstand der Forschung. Auch wird rege diskutiert, was er isst und trinkt – und ob überhaupt.</text:span></text:p>
      <text:p text:style-name="P106"/>
      <text:p text:style-name="P106"/>
      <text:p text:style-name="P106">*</text:p>
      <text:p text:style-name="P8"/>
      <text:p text:style-name="P8"/>
      <text:p text:style-name="P43">Düsius Blitzius</text:p>
      <text:p text:style-name="P110"/>
      <text:p text:style-name="P44">Begriffsklärung</text:p>
      <text:p text:style-name="P112">Düsius Blitzius ist ein kleiner, <text:span text:style-name="T193">eher </text:span><text:span text:style-name="T16">scheuer </text:span><text:span text:style-name="T193">und ziemlich ungeduldiger</text:span> Kugelblitz von freundlicher Natur <text:span text:style-name="T15">und immenser Energie.</text:span></text:p>
      <text:p text:style-name="P112"/>
      <text:p text:style-name="P46">Merkmale</text:p>
      <text:p text:style-name="P204"><text:span text:style-name="T109">Düsius Blitizius zeichnet sich durch seine schier unendliche Energie und seine Schnelligkeit aus. Er kann Geschwindigkeiten erreichen, von denen können Menschen nur träumen. </text:span><text:span text:style-name="T110">Mit seiner Trötennase stösst er bisweilen Warntöne aus. Da er aber so schnell ist, ist er kaum zu erkennen und so kommt es </text:span><text:span text:style-name="T111">oftmals zu Verwechslungen und falschen Verdächtigungen. </text:span><text:span text:style-name="T112">Eine Eigenschaft die er mit dem </text:span><text:span text:style-name="T113">Bipsberger (-&gt;)</text:span><text:span text:style-name="T112"> und </text:span><text:span text:style-name="T113">Bogomil (-&gt;)</text:span><text:span text:style-name="T112"> teilt.</text:span></text:p>
      <text:p text:style-name="P204"><text:span text:style-name="T111"/></text:p>
      <text:p text:style-name="P5"><text:soft-page-break/><text:span text:style-name="T208">D</text:span><text:span text:style-name="T209">er neuste Stand der Forschung deutet darauf hin, dass er zwei Hörnchen in Form von Blitzen auf dem Kopf trägt, von denen man annimmt, dass sie ihn mit Energie versorgen. </text:span><text:span text:style-name="T210">Um die freigesetzte Energie noch besser zu </text:span><text:span text:style-name="T211">abzuleiten</text:span><text:span text:style-name="T210">, t</text:span><text:span text:style-name="T212">rägt </text:span><text:span text:style-name="T213">er</text:span><text:span text:style-name="T212"> stets ein Cape. </text:span><text:span text:style-name="T214">Ausserdem gehört das Warten nicht unbedingt zu seinen Stärken.</text:span></text:p>
      <text:p text:style-name="P113"/>
      <text:p text:style-name="P44">Vorkommen</text:p>
      <text:p text:style-name="P6"><text:span text:style-name="T215">Düsius Blitzius ist immer dann gerne mit von der Partie, wenn er sich ungehindert austoben kann. Und das ist fast immer der Fall. So ist es denn auch ein weit verbreiter Irrtum, dass </text:span><text:span text:style-name="T216">Düsius Blitzius ist ein seltener Gast </text:span><text:span text:style-name="T215">ist</text:span><text:span text:style-name="T216">. </text:span><text:span text:style-name="T215">Das stimmt aber nicht: </text:span><text:span text:style-name="T217">Der kleine Kugelblitz ist so schnell, dass </text:span><text:span text:style-name="T218">sozusagen nicht zu sehen ist.</text:span></text:p>
      <text:p text:style-name="P110"/>
      <text:p text:style-name="P48">Verhalten</text:p>
      <text:p text:style-name="P205"><text:span text:style-name="T117">Düsius Blitzius </text:span><text:span text:style-name="T118">hält sich normalerweise im Verborgenen auf, </text:span><text:span text:style-name="T119">taucht aber zu den unwahrscheinlichsten Gelegenheiten auf</text:span><text:span text:style-name="T118">. </text:span><text:span text:style-name="T119">Etwa, </text:span><text:span text:style-name="T120">wenn der Tisch fürs Essen gedeckt werden soll oder wenn Hausaufgaben erledigt werden sollen. </text:span><text:span text:style-name="T121">Dann kann es vorkommen, dass Düsius Blitzius so rasch vorbeieilt, dass das eben erst hingestellte Trinkglas durch den Luftzug vom Tisch fällt. Oder dass </text:span><text:span text:style-name="T168">während man kibblt (das macht man zum Beispiel, um den Hausaufgaben im wahrsten Sinne mehr Schwung zu verleihen) der Stuhl umfällt, weil sich das Cape um unglücklich um das Stuhlbein gewickelt hat. </text:span><text:span text:style-name="T122">Für solche Ereignisse werden in der Regel die Kinder verantwortlich gemacht, auch wenn sie noch so sehr beteuern: «Ich hab nichts gemacht!» </text:span><text:span text:style-name="T169">Was ja in diesen Fällen auch immer stimmt, nur sehr, sehr schwierig zu beweisen ist.</text:span></text:p>
      <text:p text:style-name="P115"/>
      <text:p text:style-name="P115"/>
      <text:p text:style-name="P116">*</text:p>
      <text:p text:style-name="P116"/>
      <text:p text:style-name="P116"/>
      <text:p text:style-name="P50">Eumel<text:span text:style-name="T172">tier</text:span></text:p>
      <text:p text:style-name="P117"/>
      <text:p text:style-name="P46">Begriffsklärung</text:p>
      <text:p text:style-name="P225"><text:span text:style-name="T288">Das</text:span><text:span text:style-name="T289"> Eumel</text:span><text:span text:style-name="T288">tier</text:span><text:span text:style-name="T289"> (auch: </text:span><text:span text:style-name="T288">das</text:span><text:span text:style-name="T289"> Eumel) </text:span><text:span text:style-name="T290">ist ein </text:span><text:span text:style-name="T291">kleines, </text:span><text:span text:style-name="T290">harmloses, </text:span><text:span text:style-name="T292">wenn auch bisweilen </text:span><text:span text:style-name="T293">ein etwas anstrengend-</text:span><text:span text:style-name="T296">albernes</text:span><text:span text:style-name="T290"> Mischwese</text:span><text:span text:style-name="T291">n </text:span><text:span text:style-name="T294">von sonderbarer Gestalt </text:span><text:span text:style-name="T295">und </text:span><text:span text:style-name="T297">sehr</text:span><text:span text:style-name="T295"> individueller Erscheinung</text:span><text:span text:style-name="T294">.</text:span></text:p>
      <text:p text:style-name="P118"/>
      <text:p text:style-name="P47">Merkmale</text:p>
      <text:p text:style-name="P226"><text:span text:style-name="T219">Der Kopf eines Teddybären, der Schwanz eines Dinos, der Körper einer Badewannenente … </text:span><text:span text:style-name="T220">Das Eumeltier ist ein Mischwesen aus allen möglichen Spielzeugen und Plüschtieren. </text:span><text:span text:style-name="T221">S</text:span><text:span text:style-name="T222">o verwundert es nicht, dass kein Eu</text:span><text:span text:style-name="T223">mel gleich ist wie </text:span><text:span text:style-name="T224">das</text:span><text:span text:style-name="T223"> andere, </text:span><text:span text:style-name="T225">auch wenn es Ähnlichkeiten gibt. </text:span><text:span text:style-name="T226">Den Eumeltieren gemein ist </text:span><text:span text:style-name="T227">lediglich ist ihre Körpergrösse: Sie ist ausgesprochen klein.</text:span></text:p>
      <text:p text:style-name="P114"/>
      <text:p text:style-name="P45">Vorkommen</text:p>
      <text:p text:style-name="P236"><text:span text:style-name="T228">Das natürliche Habitat des Eumels ist im Grunde das Kinderzimmer. </text:span><text:span text:style-name="T286">Die dort vorhandene Vielzahl an Spielzeugen und anderen entdeckenswerten Gegenständen ist für </text:span><text:span text:style-name="T298">das Eumeltier</text:span><text:span text:style-name="T286"> faszinierend da sie sich zu verschiedensten neuen Dingen zusammenfügen lassen. </text:span><text:span text:style-name="T287">Eine These ist, dass dies </text:span><text:span text:style-name="T298">das</text:span><text:span text:style-name="T287"> Eumel an sich selbst erinnert.</text:span><text:span text:style-name="T286"> Man sagt, das </text:span><text:span text:style-name="T273">Vrumm</text:span><text:span text:style-name="T286"> eines Brummkreisels wirke beruhigend auf </text:span><text:span text:style-name="T298">das Wesen</text:span><text:span text:style-name="T228">. </text:span></text:p>
      <text:p text:style-name="P236"><text:soft-page-break/><text:span text:style-name="T229">Es</text:span><text:span text:style-name="T227"> ist allerdings auch an anderen Orten anzutreffen, im Arbeitszimmer zum Beispiel. Das Eumeltier liebt es, die natürliche Ordnung der Dinge durcheinander zu bringen. So werden beispielsweise Papierstapel neu geordnet, etwa nach geraden und ungeraden Seitenzahlen. </text:span><text:span text:style-name="T285">In dieser Eigenschaft unterscheidet sich </text:span><text:span text:style-name="T299">das</text:span><text:span text:style-name="T285"> Eumel deutlich von den </text:span><text:span text:style-name="T272">Hempels (-&gt;)</text:span><text:span text:style-name="T285">, auch wenn ihm manchmal eine entfernte Verwandtschaft nachgesagt wird. Dies ist aber vor allem darauf zurückzuführen, dass </text:span><text:span text:style-name="T299">das</text:span><text:span text:style-name="T285"> Eumel manchmal eine grosse Auslegeordnung vornimmt und dies </text:span><text:span text:style-name="T299">Aussenstehende</text:span><text:span text:style-name="T285"> an die Zustände unter Hempels Sofa erinnert.</text:span></text:p>
      <text:p text:style-name="P111"/>
      <text:p text:style-name="P49">Verhalten</text:p>
      <text:p text:style-name="P206"><text:span text:style-name="T64">Die Vorliebe der Eumeltiere, neue Ordnungen zu etablieren, hat dazu geführt, dass «herumeumeln» </text:span><text:span text:style-name="T65">und die «Eumelei» </text:span><text:span text:style-name="T64">Eingang in den Alltagssprachgebrauch gefunden </text:span><text:span text:style-name="T65">haben</text:span><text:span text:style-name="T64">. </text:span><text:span text:style-name="T65">Mit «herumeumeln»</text:span><text:span text:style-name="T64"> wird zum Ausdruck gebracht, d</text:span><text:span text:style-name="T66">ass der Angesprochene sich ein bisschen </text:span><text:span text:style-name="T65">(</text:span><text:span text:style-name="T66">bis ein bisschen sehr</text:span><text:span text:style-name="T65">)</text:span><text:span text:style-name="T66"> albern verhält. </text:span><text:span text:style-name="T65">Die «Eumelei» </text:span><text:span text:style-name="T67">hingegen bezeichnet den Akt des Schabernacktreibens.</text:span></text:p>
      <text:p text:style-name="P119"/>
      <text:p text:style-name="P120"/>
      <text:p text:style-name="P120">*</text:p>
      <text:p text:style-name="P120"/>
      <text:p text:style-name="P120"/>
      <text:p text:style-name="P51">Flitzpiepe</text:p>
      <text:p text:style-name="P122"/>
      <text:p text:style-name="P83">Begriffsklärung</text:p>
      <text:p text:style-name="P227"><text:span text:style-name="T230">Die Flitzpiepe ist ein Naturgeist </text:span><text:span text:style-name="T231">mit dem </text:span><text:span text:style-name="T232">Aussehen</text:span><text:span text:style-name="T231"> eines Grashüpfers </text:span><text:span text:style-name="T232">von friedlicher Natur</text:span><text:span text:style-name="T230">, der so schnell ist, dass sein Flitzen eine Art Überschallpiepsen erzeugt.</text:span></text:p>
      <text:p text:style-name="P11"/>
      <text:p text:style-name="P29">Merkmale</text:p>
      <text:p text:style-name="P123">Die Flitzpiepe flitzt – wie der Name bereits andeutet – durch die Gegend. Sie ist dabei so rasend schnell, dass hohe Töne entstehen. <text:span text:style-name="T29">Das Phänomen ist </text:span><text:span text:style-name="T194">dem </text:span><text:span text:style-name="T29">Überschallknall ähnlich, nur dass die entstehenden Töne wesentlich höher sind. </text:span>Man geht davon aus, dass dies dazu führte, dass sie eine Vorliebe für das Musikmachen entwickelte. <text:span text:style-name="T26">Die Flitzpiepe ähnelt im Aussehen einem Grashüpfer </text:span><text:span text:style-name="T324">mit gutmütigem Gesicht</text:span><text:span text:style-name="T26">.</text:span></text:p>
      <text:p text:style-name="P11"/>
      <text:p text:style-name="P83">Vorkommen</text:p>
      <text:p text:style-name="P163">Als Naturgeist ist die Flitzpiepe vor allem draussen anzutreffen. Dabei bevorzugt sie die freie Natur, ist aber auch in Gärten und Pärken anzutreffen. Selten sieht man sie im dichten Unterholz, doch selbst dort vernimmt man hin und wieder ihre Musik. <text:span text:style-name="T195">In sehr seltenen Fällen verirrt sich die Flitzpiepe in Häuser, wo sie meist von selbst wieder nach draussen findet. Schafft sie das nicht, </text:span><text:span text:style-name="T196">flitzt sie immer schneller durch </text:span><text:span text:style-name="T197">die Räume. Es gilt als nahezu unmöglich, eine Flitzpiepe einfangen zu können. </text:span><text:span text:style-name="T198">Das einzige, was man tun kann, um ihr den Weg nach draussen zu erleichtern, ist es möglichst alle Fenster und Türen zu öffnen, bis die Töne verstummen.</text:span></text:p>
      <text:p text:style-name="P11"/>
      <text:p text:style-name="P29">Verhalten</text:p>
      <text:p text:style-name="P124">Die Flitzpiepe hat eine Passion für das Musikmachen. Zahlreiche Legenden ranken sich um die kleinen Musiker, so etwa jene von <text:span text:style-name="T27">der Flitzpiepe, die die grosse</text:span> Heuschreckenplage anno 1960 <text:span text:style-name="T27">zu verhindern wusste</text:span>. <text:span text:style-name="T28">Historische Quellen berichten, dass sich in den Sommermonaten dieses Jahres grosse Heuschreckenschwärme zusammentaten, um die reichen Felder weit im Osten </text:span><text:soft-page-break/><text:span text:style-name="T28">abzugrasen. Nur dem Eingreifen der tapferen, kleinen Flitzpiepe ist es gemäss den Quellen zu verdanken, dass die Heuschrecken von ihren Plünderungen absahen. Die Flitzpiepe flitzte nämlich um die Felder und erfüllte die Luft dabei mit derart betörenden Klängen, dass die Heuschrecken voller Ehrfurcht innehielten und schliesslich von ihrem Raubzug abliessen.</text:span></text:p>
      <text:p text:style-name="P121"/>
      <text:p text:style-name="P120"/>
      <text:p text:style-name="P120">*</text:p>
      <text:p text:style-name="P120"/>
      <text:p text:style-name="P120"/>
      <text:p text:style-name="P52">Glaser</text:p>
      <text:p text:style-name="P125"/>
      <text:p text:style-name="P88">War dein Vater Glaser?</text:p>
      <text:p text:style-name="P125"/>
      <text:p text:style-name="P52">Bedeutung</text:p>
      <text:p text:style-name="P126">Das bekommt man besonders dann zu hören, wenn man irgendwem die Sicht auf irgendetwas versperrt.</text:p>
      <text:p text:style-name="P125"/>
      <text:p text:style-name="P53">Herkunft</text:p>
      <text:p text:style-name="P207"><text:span text:style-name="T68">Man erzählt sich </text:span><text:span text:style-name="T69">verschiedene Geschichten zum Ursprung dieser Wendung. So gehen die einen davon aus, dass der Glaser an sich ein ganz eigenes Verhältnis zur Sichtbarkeit habe, da er sich </text:span><text:span text:style-name="T70">erstens </text:span><text:span text:style-name="T69">tagein, tagaus mit mehr oder weniger durchsichtigen Gegenständen umgibt. </text:span><text:span text:style-name="T70">Zweitens halte er </text:span><text:span text:style-name="T93">sich</text:span><text:span text:style-name="T70"> in seiner Glaswerkstatt meist alleine auf und sei sich seiner eigenen Undurchsichtigkeit auch deshalb weniger bewusst.</text:span></text:p>
      <text:p text:style-name="P127"/>
      <text:p text:style-name="P208"><text:span text:style-name="T70">A</text:span><text:span text:style-name="T71">ndere gehen hingegen davon aus, dass gerade die Glaser selbst diese Wendung oft nutz</text:span><text:span text:style-name="T94">t</text:span><text:span text:style-name="T71">en, besonders im Umgang mit den eigenen Kindern. Demnach müssten gerade Sprösslinge aus Glaserfamilien besonders sensibel in Bezug auf die eigene Undurchsichtigkeit sein. Dem zum Trotze käme es aber häufig vor, dass sich Nachkommen von Glasern beispielsweise direkt vor den Fernseher stellten. </text:span><text:span text:style-name="T72">Warum sie das tun, sei indes nicht bekannt, das Verhalten sei </text:span><text:span text:style-name="T73">aber</text:span><text:span text:style-name="T72"> durchaus mit Kindern aus Familien von Giessereimechanikern, </text:span><text:span text:style-name="T74">Gleisbauern</text:span><text:span text:style-name="T72"> </text:span><text:span text:style-name="T74">oder Gymnasiallehrern </text:span><text:span text:style-name="T72">vergleichbar.</text:span></text:p>
      <text:p text:style-name="P120"/>
      <text:p text:style-name="P120"/>
      <text:p text:style-name="P120">*</text:p>
      <text:p text:style-name="P120"/>
      <text:p text:style-name="P120"/>
      <text:p text:style-name="P54">Gurkenhals</text:p>
      <text:p text:style-name="P128"/>
      <text:p text:style-name="P30">Begriffsklärung</text:p>
      <text:p text:style-name="P228"><text:span text:style-name="T233">Der Gurkenhals ist ein langhalsiger Geselle, der viel redet und dabei gerne nichts </text:span><text:span text:style-name="T234">sagt</text:span><text:span text:style-name="T233">.</text:span></text:p>
      <text:p text:style-name="P12"/>
      <text:p text:style-name="P30">Merkmale</text:p>
      <text:p text:style-name="P209"><text:span text:style-name="T123">Der Gurkenhals ist an seinem langen, grünen – eben </text:span><text:span text:style-name="T124">gurkenförmigen</text:span><text:span text:style-name="T123"> – Hals eindeutig zu erkennen. </text:span><text:span text:style-name="T127">Abgesehen von seinem auffälligen Hals ist seine Erscheinung eine eher unauffällige, er macht sich eher bemerkbar durch seine unablässigen Äusserungen. Dabei ist ihm weniger wichtig, was er sagt, als dass er überhaupt etwas sagt. </text:span><text:span text:style-name="T128">Sein langer Hals ist ihm dabei dienlich: Durch die lange Strecke, die die Atemluft zurücklegt, wird sie optimal gekühlt, so dass er </text:span><text:soft-page-break/><text:span text:style-name="T128">beinah unablässig sprechen kann </text:span><text:span text:style-name="T163">ohne dabei etwa heiser zu werden</text:span><text:span text:style-name="T128">.</text:span><text:span text:style-name="T127"> </text:span><text:span text:style-name="T128">Im Übrigen </text:span><text:span text:style-name="T127">beherrscht </text:span><text:span text:style-name="T128">er</text:span><text:span text:style-name="T127"> die Zirkularatmung. Dank dieser Fähigkeit könnte er mehr oder weniger erfolgreicher Blasmusiker sein, bisher setzt er sie aber vor allem für die verbale Unterhaltung ein.</text:span></text:p>
      <text:p text:style-name="P12"/>
      <text:p text:style-name="P30">Vorkommen</text:p>
      <text:p text:style-name="P164">Der Gurkenhals kommt in den besten Familien vor. <text:span text:style-name="T19">Ähnlich wie der </text:span><text:span text:style-name="T5">Hausgeist Bogomil (-&gt;)</text:span><text:span text:style-name="T19"> bleibt er seiner Familie treu und begleitet sie auch bei Umzügen. </text:span><text:span text:style-name="T199">Er fühlt sich aber auch in Managementetagen, an Apéros, </text:span><text:span text:style-name="T200">an jährlich wiederkehrenden Familienfeiern,</text:span><text:span text:style-name="T199"> in gut gefüllten Sitzungszimmern und Vortragsräumen ausgesprochen wohl. </text:span><text:span text:style-name="T201">Also überall dort, wo sich viele potentielle Zuhörer befinden.</text:span></text:p>
      <text:p text:style-name="P12"/>
      <text:p text:style-name="P30">Verhalten</text:p>
      <text:p text:style-name="P129">Der Gurkenhals ist harmlos, wenn er auch manchmal lästig sein kann. Er ernährt sich von Flachwitzen, Nervsprech und anderen sprachlichen Verwirrungen. <text:span text:style-name="T20">Da er diese Nahrung nicht für sich behalten kann, kommt die Familie des Gurkenhalses immer wieder in den zweifelhaften Genuss der epochaler Redeströme. </text:span></text:p>
      <text:p text:style-name="P120"/>
      <text:p text:style-name="P120"/>
      <text:p text:style-name="P130">*</text:p>
      <text:p text:style-name="P130"/>
      <text:p text:style-name="P130"/>
      <text:p text:style-name="P55">Hechtsuppe</text:p>
      <text:p text:style-name="P132"/>
      <text:p text:style-name="P89">Hier ziehts wie Hechtsuppe.</text:p>
      <text:p text:style-name="P132"/>
      <text:p text:style-name="P55">Bedeutung</text:p>
      <text:p text:style-name="P133">Diesen merkwürdigen Ausspruch hört man gerne, wenn es luftig ist und / oder zieht.</text:p>
      <text:p text:style-name="P132"/>
      <text:p text:style-name="P55">Herkunft</text:p>
      <text:p text:style-name="P229"><text:span text:style-name="T235">Man erzählt sich, dass die Hechtsuppe mit den </text:span><text:span text:style-name="T236">zottelbärtigen Verwandten des </text:span><text:span text:style-name="T271">Spargeltarzans (-&gt;)</text:span><text:span text:style-name="T235"> in unseren Sprachgebrauch gekommen ist. </text:span><text:span text:style-name="T244">Dieses Volk von kleinen Berggeistern ist bekannt für seine Kochkünste und seltsamen Essensvorlieben.</text:span><text:span text:style-name="T235"> </text:span><text:span text:style-name="T237">So soll</text:span><text:span text:style-name="T238">en diese </text:span><text:span text:style-name="T239">Wichte</text:span><text:span text:style-name="T246">l</text:span><text:span text:style-name="T239"> </text:span><text:span text:style-name="T245">denn auch</text:span><text:span text:style-name="T238"> </text:span><text:span text:style-name="T237">eine besondere Vorliebe für die Hechtsuppe entwickelt haben. Diese Suppe wiederum steht mehrere </text:span><text:span text:style-name="T240">Tage</text:span><text:span text:style-name="T237"> auf dem Feuer und köchelt vor sich hin. </text:span><text:span text:style-name="T240">Je länger sie auf dem Feuer zieht, desto besser soll sie schmecken, mindestens drei Tage braucht die traditionelle Hechtsuppe, bis sie geniessbar wird.</text:span><text:span text:style-name="T241"> Da man stets ein Auge auf die Suppe haben muss, werden neben dem </text:span><text:span text:style-name="T238">eigentlichen</text:span><text:span text:style-name="T241"> Koch diverse Hilfsköche abgestellt, deren Aufgabe im Wesentlichen darin besteht, den grossen Suppentopf zu überwachen. </text:span><text:span text:style-name="T242">Da die Suppe jeweils direkt mit dem frisch gefangenen Fisch zubereitet wird, stehen die Köchen und Hilfsköche als mindestens drei Tage (und Nächte) an den oft ziemlich zugigen Flussläufen. </text:span><text:span text:style-name="T243">So habe sich die Wendung: «Es zieht wie Hechtsuppe» nach und nach in unseren Sprachgebrauch eingebürgert.</text:span></text:p>
      <text:p text:style-name="P134"/>
      <text:p text:style-name="P134"/>
      <text:p text:style-name="P134">*</text:p>
      <text:p text:style-name="P134"/>
      <text:p text:style-name="P134"/>
      <text:p text:style-name="P56">Hempels</text:p>
      <text:p text:style-name="P135"><text:soft-page-break/></text:p>
      <text:p text:style-name="P90">Hier siehts aus wie bei Hempels unterm Sofa!</text:p>
      <text:p text:style-name="P135"/>
      <text:p text:style-name="P57">Bedeutung</text:p>
      <text:p text:style-name="P165">Wenn ein Zimmer aussieht «wie bei Hempels unterm Sofa», dann ist es in heillosem Durcheinander.</text:p>
      <text:p text:style-name="P166"/>
      <text:p text:style-name="P58">Herkunft</text:p>
      <text:p text:style-name="P222"><text:span text:style-name="T75">Man erzählt sich, </text:span><text:span text:style-name="T76">dass </text:span><text:span text:style-name="T95">die Hempels so plötzlich wie sie aufgetaucht sind auch wieder verschwunden sind. </text:span><text:span text:style-name="T96">Einen bleibenden Eindruck haben sie trotzdem hinterlassen. So soll </text:span><text:span text:style-name="T77">die Erscheinung der Hempels ein</text:span><text:span text:style-name="T78">e Besonderheit aufweis</text:span><text:span text:style-name="T96">en</text:span><text:span text:style-name="T78">: Sie haben keine Nasen. </text:span><text:span text:style-name="T79">Auch deshalb leben sie oft </text:span><text:span text:style-name="T80">und in der Regel konfliktfrei</text:span><text:span text:style-name="T79"> mit dem </text:span><text:span text:style-name="T115">Miefquirler (-&gt;)</text:span><text:span text:style-name="T79"> zusammen.</text:span><text:span text:style-name="T78"> Ausserdem sind sie sehr klein, ansonsten sehen sie uns Menschen ähnlich. </text:span><text:span text:style-name="T81">D</text:span><text:span text:style-name="T76">ie Hempels </text:span><text:span text:style-name="T81">schätzen</text:span><text:span text:style-name="T76"> </text:span><text:span text:style-name="T77">das kreative Chaos sehr, </text:span><text:span text:style-name="T81">was sich gelegentlich auch unter ihrem Sofa </text:span><text:span text:style-name="T82">in diversen Ausprägungen zeigt</text:span><text:span text:style-name="T81">.</text:span></text:p>
      <text:p text:style-name="P130"/>
      <text:p text:style-name="P130"/>
      <text:p text:style-name="P130">*</text:p>
      <text:p text:style-name="P130"/>
      <text:p text:style-name="P130"/>
      <text:p text:style-name="P65">Hose</text:p>
      <text:p text:style-name="P136"/>
      <text:p text:style-name="P91">Das ist mir Jacke wie Hose.</text:p>
      <text:p text:style-name="P136"/>
      <text:p text:style-name="P66">Bedeutung</text:p>
      <text:p text:style-name="P173">Ist etwas Jacke wie Hose, ist es gleich, egal, unerheblich. <text:span text:style-name="T55">Es ist sozusagen so, wie</text:span><text:span text:style-name="T325">s</text:span><text:span text:style-name="T55"> </text:span><text:span text:style-name="T7">Nolte </text:span><text:span text:style-name="T8">(-&gt;)</text:span><text:span text:style-name="T55"> wollte.</text:span></text:p>
      <text:p text:style-name="P167"/>
      <text:p text:style-name="P59">Herkunft</text:p>
      <text:p text:style-name="P210"><text:span text:style-name="T83">Man erzählt sich, </text:span><text:span text:style-name="T84">dass der Ausspruch auf </text:span><text:span text:style-name="T85">die</text:span><text:span text:style-name="T84"> Bogomilen zurückgeht, </text:span><text:span text:style-name="T86">die wohl auch die Namensgeber von </text:span><text:span text:style-name="T116">Hausgeist Bogomil (-&gt;)</text:span><text:span text:style-name="T86"> </text:span><text:span text:style-name="T85">sind</text:span><text:span text:style-name="T84">. </text:span><text:span text:style-name="T85">Vor langer Zeit sollen sich die </text:span><text:span text:style-name="T87">Bogomilen gegen einen grausamen Herrscher aufgelehnt haben. </text:span><text:span text:style-name="T88">Dabei sei es zu einer Schlacht gekommen, </text:span><text:span text:style-name="T89">in deren Vorbereitung die Bogomilen vor lauter Aufregung Jacken und Hosen verwechselt haben sollen. Wer schon einmal versucht hat, die Hose über den Kopf zu ziehen, ahnt, wie die Schlacht ausgegangen ist: Die Bogomilen haben sie </text:span><text:span text:style-name="T90">verloren.</text:span></text:p>
      <text:p text:style-name="P138"/>
      <text:p text:style-name="P138"/>
      <text:p text:style-name="P138">*</text:p>
      <text:p text:style-name="P140"/>
      <text:p text:style-name="P130"/>
      <text:p text:style-name="P67">Jacke</text:p>
      <text:p text:style-name="P137"/>
      <text:p text:style-name="P92">Das ist mir Jacke wie Hose.</text:p>
      <text:p text:style-name="P137"/>
      <text:p text:style-name="P68">Bedeutung</text:p>
      <text:p text:style-name="P174">Ist etwas Jacke wie Hose, ist es gleich, egal, unerheblich. <text:span text:style-name="T55">Es ist sozusagen so, wie</text:span><text:span text:style-name="T326">s</text:span><text:span text:style-name="T55"> </text:span><text:span text:style-name="T7">Nolte </text:span><text:span text:style-name="T8">(-&gt;)</text:span><text:span text:style-name="T55"> wollte.</text:span></text:p>
      <text:p text:style-name="P168"/>
      <text:p text:style-name="P60"><text:soft-page-break/>Herkunft</text:p>
      <text:p text:style-name="P211"><text:span text:style-name="T83">Man erzählt sich, </text:span><text:span text:style-name="T84">dass der Ausspruch auf </text:span><text:span text:style-name="T85">die</text:span><text:span text:style-name="T84"> Bogomilen zurückgeht, </text:span><text:span text:style-name="T86">die wohl auch die Namensgeber von </text:span><text:span text:style-name="T116">Hausgeist Bogomil (-&gt;)</text:span><text:span text:style-name="T86"> </text:span><text:span text:style-name="T85">sind</text:span><text:span text:style-name="T84">. </text:span><text:span text:style-name="T85">Vor langer Zeit sollen sich die </text:span><text:span text:style-name="T87">Bogomilen gegen einen grausamen Herrscher aufgelehnt haben. </text:span><text:span text:style-name="T88">Dabei sei es zu einer Schlacht gekommen, </text:span><text:span text:style-name="T89">in deren Vorbereitung die Bogomilen vor lauter Aufregung Jacken und Hosen verwechselt haben sollen. Wer schon einmal versucht hat,</text:span><text:span text:style-name="T99"> die </text:span><text:span text:style-name="T100">Beine in Jackenärmel zu stecken</text:span><text:span text:style-name="T89">, ahnt, wie die Schlacht ausgegangen ist: Die Bogomilen haben sie </text:span><text:span text:style-name="T90">verloren.</text:span></text:p>
      <text:p text:style-name="P139"/>
      <text:p text:style-name="P139"/>
      <text:p text:style-name="P139">*</text:p>
      <text:p text:style-name="P131"/>
      <text:p text:style-name="P130"/>
      <text:p text:style-name="P69">Jagdwurst</text:p>
      <text:p text:style-name="P144"/>
      <text:p text:style-name="P93">Hast du (wieder mal) Jagdwurst gegessen?<text:line-break/><text:span text:style-name="T47">Auch: <text:line-break/></text:span>Er / sie hat (wieder mal) Jagdwurst gegessen.</text:p>
      <text:p text:style-name="P175"/>
      <text:p text:style-name="P70">Bedeutung</text:p>
      <text:p text:style-name="P176">Ist man schnellen Schrittes unterwegs und / oder eilt man anderen davon, so hat man wohl wieder Jagdwurst gegessen.</text:p>
      <text:p text:style-name="P169"/>
      <text:p text:style-name="P61">Herkunft</text:p>
      <text:p text:style-name="P141">Man erzählt sich, <text:span text:style-name="T54">dass die Jagdwurst eine Zauberwurst ist, die einen schneller werden lässt. Zottelbärtige Wichtel stellen die Jagdwurst nach einem geheimen Rezept her. Eine der offensichtlichen Geheimzutaten ist der Spargel. Die </text:span><text:span text:style-name="T327">lukullischen</text:span><text:span text:style-name="T54"> Wichtel </text:span><text:span text:style-name="T327">sind die Verwandten des sportlichen </text:span><text:span text:style-name="T6">Spargeltarzan</text:span><text:span text:style-name="T14">s</text:span><text:span text:style-name="T6"> (-&gt;)</text:span><text:span text:style-name="T54">.</text:span></text:p>
      <text:p text:style-name="P130"/>
      <text:p text:style-name="P130"/>
      <text:p text:style-name="P130">*</text:p>
      <text:p text:style-name="P130"/>
      <text:p text:style-name="P130"/>
      <text:p text:style-name="P71">Jimm<text:span text:style-name="T18">ie</text:span> Klitschie <text:span text:style-name="T21">der Erdbeergeist</text:span></text:p>
      <text:p text:style-name="P145"/>
      <text:p text:style-name="P31">Begriffsklärung</text:p>
      <text:p text:style-name="P177"><text:span text:style-name="T21">Jimmie Klitschie der Erdbeergeist ist ein</text:span> <text:span text:style-name="T25">geselliger, aber auch</text:span> <text:span text:style-name="T24">etwas scheuer</text:span> Hausgeist von rundlich-roter Erscheinung mit einer grossen Vorliebe für Süssspeisen.</text:p>
      <text:p text:style-name="P13"/>
      <text:p text:style-name="P31">Merkmale</text:p>
      <text:p text:style-name="P178">Jimmie Klitschie verdankt seinen Beinamen «Erdbeergeist» seiner Erscheinung: Seine rundlich bis herzförmige Statur <text:span text:style-name="T22">und die rote Färbung</text:span> weis<text:span text:style-name="T22">en</text:span> deutliche Ähnlichkeiten mit der süssen Frucht auf, die eigentlich ein Nüsschen ist und lustigerweise «Beere» heisst. <text:span text:style-name="T23">Er hat eine ausgeprägte Vorliebe für Süssspeisen und vergisst bei der Nascherei auch manchmal seine Scheu.</text:span></text:p>
      <text:p text:style-name="P13"/>
      <text:p text:style-name="P31">Vorkommen</text:p>
      <text:p text:style-name="P179"><text:soft-page-break/>Jimmie Klitschie fühlt sich vor allem wohl in Umgebungen, in denen Süsses in Hülle und Fülle vorhanden ist. Da er keinen grossen Bewegungsradius hat und sein Revier sich oft auf ein paar <text:span text:style-name="T328">dutzend</text:span> Quadratzentimeter beschränkt, ist er oft in den Süssigkeitenschubladen und Vorratsschränken zu finden. Grössere Exemplare sind auch in Vorratskammern mit einem Revier von mehreren Quadratmetern anzutreffen.</text:p>
      <text:p text:style-name="P13"/>
      <text:p text:style-name="P31">Verhalten</text:p>
      <text:p text:style-name="P237"><text:span text:style-name="T256">Hat man sein Vertrauen erst gewonnen, so zeigt sich Jimmie Klitschie den Hausbewohnern manchmal. Hin und wieder versteckt er sich sogar zwischen frischen Erdbeeren und erschrickt die Menschen. Diese Scherze treibt er aber nur im allerengsten Familienkreis, wo das Vertrauen auf beiden Seiten gefestigt ist. </text:span><text:span text:style-name="T257">Sich mit Jimmie Klitschie nicht nur zu arrangieren, sondern gar anzufreunden hat übrigens grosse Vorteile: So lässt er es nicht nur zu, dass Hausbewohner in seine Schublade greifen, sondern schiebt ihnen hin und wieder gar die besten Stücke unter.</text:span></text:p>
      <text:p text:style-name="P145"/>
      <text:p text:style-name="P145"/>
      <text:p text:style-name="P146">*</text:p>
      <text:p text:style-name="P146"/>
      <text:p text:style-name="P146"/>
      <text:p text:style-name="P72">Kanallje</text:p>
      <text:p text:style-name="P146"/>
      <text:p text:style-name="P32">Begriffsklärung</text:p>
      <text:p text:style-name="P212"><text:span text:style-name="T164">D</text:span><text:span text:style-name="T129">ie</text:span><text:span text:style-name="T130"> Kanallje ist ein </text:span><text:span text:style-name="T129">manchmal aufmüpfiger, stets übermütiger Freigeist, dessen Aufbegehren mehr oder weniger regelmässig ist</text:span><text:span text:style-name="T130">.</text:span></text:p>
      <text:p text:style-name="P14"/>
      <text:p text:style-name="P32">Merkmale</text:p>
      <text:p text:style-name="P230"><text:span text:style-name="T275">D</text:span><text:span text:style-name="T276">ie Kanallje hat eine ausgeprägte Vorliebe für extravagante Kleidung und ausgefallene Ac</text:span><text:span text:style-name="T277">c</text:span><text:span text:style-name="T276">essoires. Besonders beliebt sind Alltagsgegenstände wie etwa Lineale, Zahnbürsten oder Kämme, die wie Säbel geführt und / oder am Gürtel getragen werden können.</text:span></text:p>
      <text:p text:style-name="P180"/>
      <text:p text:style-name="P231"><text:span text:style-name="T278">Besonders auffällig ist die blumige, bisweilen gestelzt anmutende Ausdrucksweise </text:span><text:span text:style-name="T275">der</text:span><text:span text:style-name="T278"> Kanallje. </text:span><text:span text:style-name="T279">So sind auf den berühmt-berüchtigten Don Kanallje (siehe unten «Verhalten») geflügelte Worte wie die Folgenden zurückzuführen:</text:span></text:p>
      <text:p text:style-name="P181"/>
      <text:p text:style-name="P181">«<text:span text:style-name="T176">Herzlichen Glückwunsch, ich bin zurückgekehrt!»</text:span></text:p>
      <text:p text:style-name="P181">«<text:span text:style-name="T177">Ich lasse mir dann später etwas adäquat </text:span><text:span text:style-name="T331">F</text:span><text:span text:style-name="T177">urchterregendes einfallen.»</text:span></text:p>
      <text:p text:style-name="P181">«<text:span text:style-name="T178">Es ist spät, die Uhr. Sie macht tickeditack.»</text:span></text:p>
      <text:p text:style-name="P181"/>
      <text:p text:style-name="P32">Vorkommen</text:p>
      <text:p text:style-name="P182">Normalerweise ist <text:span text:style-name="T329">die</text:span> Kanallje im Familienverbund anzutreffen und ist dabei <text:span text:style-name="T180">ähnlich treu wie der </text:span><text:span text:style-name="T12">Hausgeist Bogomil (-&gt;)</text:span><text:span text:style-name="T180">. In den Wohnräumen der Familien bewegt sich </text:span><text:span text:style-name="T329">die </text:span><text:span text:style-name="T180">Kanallje wie jedes andere Familienmitglied auch. </text:span><text:span text:style-name="T181">Auch in den Schlafräumen ist Kanallje anzutreffen, dort besonders oft kurz vor der Zubettgehzeit.</text:span></text:p>
      <text:p text:style-name="P14"/>
      <text:p text:style-name="P32">Verhalten</text:p>
      <text:p text:style-name="P147"><text:span text:style-name="T330">Die </text:span>Kanallje wäre gerne Pirat, <text:span text:style-name="T173">was sich nicht nur </text:span><text:span text:style-name="T182">a</text:span><text:span text:style-name="T173">n der Kleidung zeigt. Ähnlich wie </text:span><text:span text:style-name="T174">der </text:span><text:span text:style-name="T13">Bipsberger (-&gt;)</text:span><text:span text:style-name="T174"> baut er Schiffe aus Decken, Kissen, Stühlen und Tischen. </text:span><text:span text:style-name="T175">Tatsächlich ist es Don </text:span><text:soft-page-break/><text:span text:style-name="T175">Kanallje einst gelungen, sich einen Namen in der Luftfahrtpiraterie zu machen, und zwar als erster, erfolgreichster </text:span><text:span text:style-name="T332">und </text:span><text:span text:style-name="T175">einziger Luftpirat. </text:span></text:p>
      <text:p text:style-name="P146"/>
      <text:p text:style-name="P146"/>
      <text:p text:style-name="P146">*</text:p>
      <text:p text:style-name="P146"/>
      <text:p text:style-name="P146"/>
      <text:p text:style-name="P73">Lu<text:span text:style-name="T38">h</text:span>misch</text:p>
      <text:p text:style-name="P148"/>
      <text:p text:style-name="P33">Begriffsklärung</text:p>
      <text:p text:style-name="P183">Luhmisch ist ein Schelm, wie man ihn <text:span text:style-name="T43">aus dem Buche </text:span>kennt: ein bisschen verschlagen, ein bisschen übermütig, ein bisschen grössenwahnsinnig und trotz allem ziemlich liebenswert.</text:p>
      <text:p text:style-name="P15"/>
      <text:p text:style-name="P33">Merkmale</text:p>
      <text:p text:style-name="P184">Wo der Luhmisch auftaucht, ist auch der <text:span text:style-name="T4">Lulatsch (-&gt;)</text:span> nicht weit weg. <text:span text:style-name="T40">Die beiden sind Kusengs und tauchen in der Regel als Duo auf. </text:span><text:span text:style-name="T41">Luhmisch ist ein eher stämmiger Junge mit dichtem, schwarzen Haar, das er gerne zu kunstvollen Frisuren auftürmt. </text:span><text:span text:style-name="T42">Luhmisch hat einen Hang zur extravaganten Kleidung, die sich meist durch knallige Farben und auffällige Muster auszeichnet.</text:span></text:p>
      <text:p text:style-name="P184"/>
      <text:p text:style-name="P185">Er ist ein umtriebiger und manchmal etwas umständlicher Genosse, der wahrlich lange Lulatsch mit seiner gemächlichen Art und dem ruhigen Gemüt bildet dazu einen merklichen Kontrast.</text:p>
      <text:p text:style-name="P15"/>
      <text:p text:style-name="P33">Vorkommen</text:p>
      <text:p text:style-name="P223"><text:span text:style-name="T131">Besonders bekannt und </text:span><text:span text:style-name="T132">auch </text:span><text:span text:style-name="T131">ein bisschen gefürchtet sind Luhmisch und Lulatsch an Dresdner Schulen, </text:span><text:span text:style-name="T165">sie </text:span><text:span text:style-name="T133">wurden aber auch schon an öffentlichen Orten wie Supermärkten oder Schwimmbädern gesichtet</text:span><text:span text:style-name="T131">. </text:span><text:span text:style-name="T132">Gefürchtet sind sie deshalb, weil nach ihrem Besuch oft grössere Reinigungsarbeiten anfallen. In der Regel gehen die hauptsächlichen Aktivitäten vo</text:span><text:span text:style-name="T166">m</text:span><text:span text:style-name="T132"> Luhmisch aus.</text:span></text:p>
      <text:p text:style-name="P15"/>
      <text:p text:style-name="P33">Verhalten</text:p>
      <text:p text:style-name="P238"><text:span text:style-name="T258">Luhmisch ist spitzfindig, einfallsreich und ausgesprochen kreativ. Seine kreativen Ideen sind oft so umfangreich und umständlich, dass an ein Gelingen nur mit viel Phantasie überhaupt zu denken ist. Davon hat </text:span><text:span text:style-name="T259">der </text:span><text:span text:style-name="T258">Luhmisch allerdings reichlich, so dass er sich weder durch Misserfolge noch durch </text:span><text:span text:style-name="T260">das Unmögliche</text:span><text:span text:style-name="T258"> aus dem Konzept bringen liesse. </text:span><text:span text:style-name="T261">Stellt sich </text:span><text:span text:style-name="T262">allerdings</text:span><text:span text:style-name="T261"> ein Misserfolg ein oder wird ihm die </text:span><text:span text:style-name="T264">Unmöglichkeit</text:span><text:span text:style-name="T261"> eines Unterfangens unter die Nase gerieben, so kann </text:span><text:span text:style-name="T259">der</text:span><text:span text:style-name="T261"> Luhmisch zwar für eine kurze Zeit ungehalten bis ungestüm werden, in der Regel beruhigt er sich aber schnell wieder. Hält die Aufregung an, so ist Lulatsch zur Stelle und beruhigt seinen Kuseng mit einer Vanille-Milch oder einem Haselbauer-</text:span><text:span text:style-name="T263">E</text:span><text:span text:style-name="T261">is.</text:span></text:p>
      <text:p text:style-name="P149"/>
      <text:p text:style-name="P149"/>
      <text:p text:style-name="P149">*</text:p>
      <text:p text:style-name="P149"/>
      <text:p text:style-name="P148"/>
      <text:p text:style-name="P74">Lulatsch</text:p>
      <text:p text:style-name="P148"/>
      <text:p text:style-name="P34"><text:soft-page-break/>Begriffsklärung</text:p>
      <text:p text:style-name="P186">Lulatsch ist ein schlaksiger Kerl <text:span text:style-name="T59">von gemächlichem Gemüt </text:span><text:span text:style-name="T44">mit ausgesprochen langen Armen und Beinen</text:span>, dessen Gutmütigkeit oft <text:span text:style-name="T333">(</text:span><text:span text:style-name="T45">und stets fälschlicherweise</text:span><text:span text:style-name="T333">)</text:span><text:span text:style-name="T45"> </text:span>als Dummheit gedeutet wird.</text:p>
      <text:p text:style-name="P16"/>
      <text:p text:style-name="P34">Merkmale</text:p>
      <text:p text:style-name="P187">Oft nennt man den Lulatsch «lang», was auf seine auffällig langen Beine zurückzuführen ist. Er ist insgesamt ein grosser, dürrer Geselle mit einem verschmitzten Gesicht. Trotz der Körpergr<text:span text:style-name="T333">ö</text:span>sse erinnert das Gesicht von Lulatsch an eine Spitzmaus. <text:span text:style-name="T46">Im Gegensatz zu seinem Kuseng </text:span><text:span text:style-name="T9">Luhmisch </text:span><text:span text:style-name="T10">(-&gt;)</text:span><text:span text:style-name="T39"> </text:span><text:span text:style-name="T46">achtet Lulatsch weniger auf seine Erscheinung. So kann es schon mal vorkommen, dass er mit löchrigen Socken oder zerrissenen Hosen auftaucht. </text:span><text:span text:style-name="T49">Er selbst sagt über seine Kopfbehaarung: «Ich habe keine Frisur, ich habe Haare!»</text:span></text:p>
      <text:p text:style-name="P16"/>
      <text:p text:style-name="P34">Vorkommen</text:p>
      <text:p text:style-name="P213"><text:span text:style-name="T135">Wo der </text:span><text:span text:style-name="T136">Lulatsch</text:span><text:span text:style-name="T135"> auftaucht, ist auch der </text:span><text:span text:style-name="T125">Luhmisch</text:span><text:span text:style-name="T126"> </text:span><text:span text:style-name="T135">nicht weit weg. </text:span><text:span text:style-name="T131">Die beiden sind Kusengs und tauchen in der Regel als Duo auf. Besonders bekannt und </text:span><text:span text:style-name="T132">auch </text:span><text:span text:style-name="T131">ein bisschen gefürchtet als in anderen Teilen der Welt sind </text:span><text:span text:style-name="T137">die Kusgengs</text:span><text:span text:style-name="T131"> an Dresdner Schulen. </text:span><text:span text:style-name="T132">Gefürchtet sind sie deshalb, weil nach ihrem Besuch oft grössere Reinigungsarbeiten anfallen. In der Regel </text:span><text:span text:style-name="T137">wird die Präsenz des langen Lulatsch regelrecht herbeigsehnt, sobald Luhmisch einmal entdeckt wurde.</text:span><text:span text:style-name="T131"> </text:span><text:span text:style-name="T133">Die beiden Kusengs</text:span><text:span text:style-name="T134"> tauchen </text:span><text:span text:style-name="T133">zwar vor allem an Dresdner Schulen auf, wurden aber auch schon an öffentlichen Orten wie Supermärkten oder Schwimmbädern gesichtet.</text:span></text:p>
      <text:p text:style-name="P16"/>
      <text:p text:style-name="P34">Verhalten</text:p>
      <text:p text:style-name="P239"><text:span text:style-name="T265">Im Gegensatz zu seinem Kuseng ist der lange Lulatsch ein gemächlicher Geselle. </text:span><text:span text:style-name="T266">Seine Behäbigkeit und seine Gutmütigkeit werden oft mit Dummheit und Naivität verwechselt. In Tat und Wahrheit ist der Lulatsch aber ein cleverer Geselle mit einem ausgesprochen hohen Effizienzbewusstsein. Scheint ihm ein Unterfangen aussichtslos, so verzichtet er von Vorneherein darauf, daran Energie zu verschwenden. So kann es vorkommen, dass Hausaufgaben nicht gemacht wurden, weil Lulatsch den Sinn im Pauken russischer Vokabeln nicht eingesehen hat. </text:span><text:span text:style-name="T267">Er greift allerdings stets ein, wenn sich sein Kuseng Luhmisch wieder einmal verzettelt hat und die Aufregung gross ist. </text:span><text:span text:style-name="T268">So ist es schon vorgekommen, dass der lange Lulatsch seine Hausaufgaben zwar nicht gemacht hat, dafür aber in Windeseile die von Luhmisch erledigte, weil dessen </text:span><text:span text:style-name="T269">Schmuh</text:span><text:span text:style-name="T268"> auch dieses Mal nicht aufgegangen war.</text:span></text:p>
      <text:p text:style-name="P148"/>
      <text:p text:style-name="P148"/>
      <text:p text:style-name="P153">*</text:p>
      <text:p text:style-name="P153"/>
      <text:p text:style-name="P153"/>
      <text:p text:style-name="P75">Matzetufflis</text:p>
      <text:p text:style-name="P155"/>
      <text:p text:style-name="P35">Begriffsklärung</text:p>
      <text:p text:style-name="P188">Die Matzetufflis sind liebe, aber ein bisschen unheimliche Kellerbewohner, die dort für ein gutes Klima sorgen und Monster fern halten.</text:p>
      <text:p text:style-name="P17"/>
      <text:p text:style-name="P35">Merkmale</text:p>
      <text:p text:style-name="P214"><text:span text:style-name="T138">Die Matzetufflis zeichnen sich durch ihre wuselige Schnelligkeit aus, weswegen sie selten direkt zu sehen sind. </text:span><text:span text:style-name="T139">Die wenigen anerkannten Sichtungen bestätigen aber, dass die </text:span><text:soft-page-break/><text:span text:style-name="T139">Kellerwürmchen über eine spektakuläre Eigenschaft verfügen: Sie leuchten </text:span><text:span text:style-name="T140">bunt</text:span><text:span text:style-name="T139"> im Dunkeln. </text:span><text:span text:style-name="T140">Im Hellen sind sie alle gleich wurmfarben, </text:span><text:span text:style-name="T141">ohne äussere Lichtquellen leuchten sie in sämtlichen Farben des Regenbogens. </text:span><text:span text:style-name="T170">Man sagt ihnen ausserdem magische Fähigkeiten nach.</text:span><text:span text:style-name="T141"> </text:span><text:span text:style-name="T142">Sie können unheimlich wirken, </text:span><text:span text:style-name="T143">was aber wohl auf den Umstand zurückzuführen ist, dass sie Kellerbewohner sind und dem Keller </text:span><text:span text:style-name="T144">gemeinhin</text:span><text:span text:style-name="T143"> eine unheimliche Atmosphäre anhaftet.</text:span></text:p>
      <text:p text:style-name="P17"/>
      <text:p text:style-name="P35">Vorkommen</text:p>
      <text:p text:style-name="P215"><text:span text:style-name="T145">Die Matzetufflis mögen dunkle Kellerräume, die sie pflegen und von denen sie </text:span><text:span text:style-name="T146">gewöhnliche furchterregende </text:span><text:span text:style-name="T147">und gar gefährliche</text:span><text:span text:style-name="T145"> Kellermonster fernhalten.</text:span></text:p>
      <text:p text:style-name="P17"/>
      <text:p text:style-name="P35">Verhalten</text:p>
      <text:p text:style-name="P189">Was die Matzetufflis genau machen, wenn sie unbeobachtet sind, entzieht sich noch der neusten Forschung. Sicher ist aber, dass sie ihre Kellerräume liebevoll pflegen <text:span text:style-name="T183">und Sicherheit gross schreiben. </text:span><text:span text:style-name="T184">Gemeine Kellermonster halten sich von Räumen fern, die von Matzetufflis bewohnt werden. Man geht davon aus, dass die bunte Wuseligkeit der Matzetufflis zu viel Stress für gemeine Kellermonster auslöst und sie die Begegnung deshalb um jeden Preis vermeiden. </text:span><text:span text:style-name="T335">Eine weitere Vermutung ist zudem, dass die möglicherweise vorhandenen magischen Fähigkeiten der Matzetufflis auf die Monster eine abschreckende Wirkung haben.</text:span></text:p>
      <text:p text:style-name="P103"/>
      <text:p text:style-name="P150"/>
      <text:p text:style-name="P150">*</text:p>
      <text:p text:style-name="P150"/>
      <text:p text:style-name="P150"/>
      <text:p text:style-name="P76">Miefquirler</text:p>
      <text:p text:style-name="P156"/>
      <text:p text:style-name="P36">Begriffsklärung</text:p>
      <text:p text:style-name="P190">Der Miefquirler ist ein Naturgeist, der sich von Gestank ernährt und <text:span text:style-name="T185">der, obwohl an sich liebenswert,</text:span> vor allem deshalb ein nicht besonders gern gesehener Gast ist.</text:p>
      <text:p text:style-name="P18"/>
      <text:p text:style-name="P36">Merkmale</text:p>
      <text:p text:style-name="P216"><text:span text:style-name="T148">Der Miefquirler sieht einem Hausschwein ähnlich, </text:span><text:span text:style-name="T149">er hat aber eine längere Nase, die an einen sehr kurzen Rüssel erinnert. Ausserdem weist er eine Besonderheit auf: den Propellerschwanz. Mit diesem vermeintlichen Ringelschwänzchen ist der Miefquirler imstande, Gerüchte und Gestänke in Räumen zu verbreiten. </text:span><text:span text:style-name="T150">Diese Eigenschaft lässt den </text:span><text:span text:style-name="T151">an sich</text:span><text:span text:style-name="T150"> liebenswerten Naturgeist </text:span><text:span text:style-name="T152">so manches Mal </text:span><text:span text:style-name="T151">zum ungern gesehenen Gast. </text:span></text:p>
      <text:p text:style-name="P18"/>
      <text:p text:style-name="P36">Vorkommen</text:p>
      <text:p text:style-name="P217"><text:span text:style-name="T153">Der Miefquirler ist in Innenräumen ebenso zu finden wie aussen. </text:span><text:span text:style-name="T154">Draussen ziehen ihn mehrtägige Openairs </text:span><text:span text:style-name="T155">und Kompost- sowie Misthaufen</text:span><text:span text:style-name="T154"> ausgesprochen stark an. </text:span><text:span text:style-name="T156">Innen ist er überall dort anzutreffen, wo starke Gerüche entstehen. Bei einem Haufen alter Socken zum Beispiel. </text:span><text:span text:style-name="T157">Man vermutet übrigens, dass der Miefquirler auch der Grund dafür ist, dass </text:span><text:span text:style-name="T158">Socken </text:span><text:span text:style-name="T159">manchmal nur noch einzeln</text:span><text:span text:style-name="T158"> aus der Waschmaschine zurückkommen.</text:span></text:p>
      <text:p text:style-name="P18"/>
      <text:p text:style-name="P36">Verhalten</text:p>
      <text:p text:style-name="P232"><text:span text:style-name="T280">Der Miefquirler an sich ist harmlos und durchaus häuslich. Auch deswegen ist er so darum bemüht, dass sich die Gerüche überall gleichmässig ausbreiten – so dass auch bestimmt alle etwas davon haben. </text:span><text:span text:style-name="T281">Diese fürsorgliche Eigenschaft hat hin und wieder zur Folge, dass man </text:span><text:soft-page-break/><text:span text:style-name="T281">seiner Gesellschaft überdrüssig wird. Im Grunde verhält es sich mit dem Miefquirler wie mit einem Ventilator: Ein eigentlich ziemlich unnützes Ding, das meist weniger nützt als stört oder gar schadet. Aber eben, «meist». Das heisst auch, dass so ein Luftzug hin und wieder durchaus erwünscht und willkommen ist. </text:span><text:span text:style-name="T282">So ist es beispielsweise schon vorgekommen, dass d</text:span><text:span text:style-name="T283">er Miefquirler zufällig auf einen Einbrecher getroffen ist und mit seinem Quirlen Schlimmeres</text:span><text:span text:style-name="T282"> verhindert hat … </text:span></text:p>
      <text:p text:style-name="P151"/>
      <text:p text:style-name="P151"/>
      <text:p text:style-name="P150">*</text:p>
      <text:p text:style-name="P150"/>
      <text:p text:style-name="P153"/>
      <text:p text:style-name="P77">Nolte</text:p>
      <text:p text:style-name="P157"/>
      <text:p text:style-name="P87">Das kannste machen wie Nolte. Der machte, wie ers wollte!</text:p>
      <text:p text:style-name="P104"/>
      <text:p text:style-name="P62">Vorkommen</text:p>
      <text:p text:style-name="P191">Wenn man etwas so macht, wie Nolte wollte, dann ist es <text:span text:style-name="T4">Jacke </text:span><text:span text:style-name="T11">(-&gt;)</text:span><text:span text:style-name="T56"> </text:span>wie <text:span text:style-name="T4">Hose </text:span><text:span text:style-name="T11">(-&gt;)</text:span>, wie <text:span text:style-name="T56">es </text:span>gemacht wird. <text:span text:style-name="T57">Es ist also </text:span><text:span text:style-name="T53">gleich, egal, unerheblich.</text:span></text:p>
      <text:p text:style-name="P170"/>
      <text:p text:style-name="P62">Herkunft</text:p>
      <text:p text:style-name="P143">Man erzählt sich, <text:span text:style-name="T58">dass die Wendung auf einen brillanten, leicht vergeistigten und manchmal verwirrten Professoren zurückgeht, der nicht viel auf Konventionen gab. </text:span><text:span text:style-name="T337">Er liebte es, Muster und Farben zu kombinieren, die </text:span><text:span text:style-name="T338">sozusagen wie die Faust aufs Auge passen. </text:span><text:span text:style-name="T336">Ein beliebter Ausspruch von ihm </text:span><text:span text:style-name="T339">selbst </text:span><text:span text:style-name="T336">soll </text:span><text:span text:style-name="T340">denn auch </text:span><text:span text:style-name="T336">gewesen sein: «Muster sind Glückssache!»</text:span><text:span text:style-name="T58"> So soll er gelegentlich </text:span><text:span text:style-name="T336">zur Laudatio in Knickerbockern und Hawaiihemd erschienen sein </text:span><text:span text:style-name="T58">und auch Socken soll er auf unkonventionelle Art und Weise getragen haben.</text:span></text:p>
      <text:p text:style-name="P142"/>
      <text:p text:style-name="P142"/>
      <text:p text:style-name="P142">*</text:p>
      <text:p text:style-name="P153"/>
      <text:p text:style-name="P153"/>
      <text:p text:style-name="P78">Quark</text:p>
      <text:p text:style-name="P158"/>
      <text:p text:style-name="P94">Da warst du noch Quark im Schaufenster.</text:p>
      <text:p text:style-name="P159">Alternativ auch:</text:p>
      <text:p text:style-name="P94">Da warst du noch ein Klecks im Schaufenster.</text:p>
      <text:p text:style-name="P158"/>
      <text:p text:style-name="P79">Bedeutung</text:p>
      <text:p text:style-name="P218"><text:span text:style-name="T160">Ähnlich wie das </text:span><text:span text:style-name="T114">Bettenmachen (-&gt;)</text:span><text:span text:style-name="T160"> eine häufige Erwiderung auf die kindliche Frage danach, wann etwas passiert ist </text:span><text:span text:style-name="T167">und dieser Zeitpunkt vor der Geburt des Fragestellers liegt</text:span><text:span text:style-name="T160">. </text:span><text:span text:style-name="T161">Zum Beispiel auf die Frage, wann denn Udo </text:span><text:span text:style-name="T162">Lindenberg</text:span><text:span text:style-name="T161"> den Sonderzug tatsächlich besteigen </text:span><text:span text:style-name="T162">und mit seinen Panikrockern ein Konzert in Ost-Berlin geben</text:span><text:span text:style-name="T161"> durfte. </text:span></text:p>
      <text:p text:style-name="P171"/>
      <text:p text:style-name="P63">Herkunft</text:p>
      <text:p text:style-name="P233"><text:span text:style-name="T247">Man erzählt sich, </text:span><text:span text:style-name="T248">dass die Wendung erstmals im ausgehenden Jahr 1983 aufgetaucht ist und seither als </text:span><text:span text:style-name="T249">gutes Omen gelesen wird.</text:span><text:span text:style-name="T248"> </text:span><text:span text:style-name="T249">Es soll daher kommen, dass Quark eine lange Zeit ziemlich rar gewesen sei, so dass er – war er mal verfügbar – gar in Schaufenstern ausgestellt </text:span><text:soft-page-break/><text:span text:style-name="T249">wurde. </text:span><text:span text:style-name="T250">Sei Quark </text:span><text:span text:style-name="T251">dergestalt präsentiert</text:span><text:span text:style-name="T250"> worden, so habe man gewusst, dass der entsprechende Laden </text:span><text:span text:style-name="T252">ausnahmsweise</text:span><text:span text:style-name="T250"> reich bestückt </text:span><text:span text:style-name="T252">und sämtliche Produkte mehrfach vorhanden gewesen seien.</text:span></text:p>
      <text:p text:style-name="P153"/>
      <text:p text:style-name="P153"/>
      <text:p text:style-name="P153">*</text:p>
      <text:p text:style-name="P153"/>
      <text:p text:style-name="P153"/>
      <text:p text:style-name="P81">Spargeltarzan</text:p>
      <text:p text:style-name="P160"/>
      <text:p text:style-name="P37">Begriffsklärung</text:p>
      <text:p text:style-name="P192"><text:span text:style-name="T187">De</text:span>r Spargeltarzan ist ein <text:span text:style-name="T186">winziger, </text:span>zottelbärtiger <text:span text:style-name="T341">Kerl aus einem Volk von Bergwichteln, der sich durch seine ausgeprägte Sportlichkeit von seinen Verwandten abhebt.</text:span></text:p>
      <text:p text:style-name="P21"/>
      <text:p text:style-name="P37">Merkmale</text:p>
      <text:p text:style-name="P240"><text:span text:style-name="T300">Der Spargeltarzan ist klein, schlank und wendig. </text:span><text:span text:style-name="T301">Eine </text:span><text:span text:style-name="T302">glänzende Vollglatze</text:span><text:span text:style-name="T301"> ziert das Haupt des Spargeltarzans. Er zeichnet sich durch seine grosse Aktivität und hohe Sportlichkeit aus. </text:span><text:span text:style-name="T303">Dies unterscheidet ihn in vielerlei Hinsicht von seinen Verwandten. So sind diese nicht unbedingt dafür bekannt, dass sie sich mehr als nötig bewegten, sondern eher für ihre lukullischen Ausschweifungen. So haben sie beispielsweise eine Vorliebe für die eigenwillige </text:span><text:span text:style-name="T274">Hechtsuppe (-&gt;)</text:span><text:span text:style-name="T303"> entwickelt. Die Bergwichte stellen zwar die begehrte </text:span><text:span text:style-name="T274">Jagdwurst (-&gt;)</text:span><text:span text:style-name="T303"> her, sind aber selber nicht grosse Esser derselben. </text:span><text:span text:style-name="T304">Der Spargeltarzan nimmt sich nun auch hierbei von seinen Verwandten aus: Vor einer jeden Trainingseinheit verspeist er eine ganze Jagdwurst.</text:span></text:p>
      <text:p text:style-name="P240"><text:span text:style-name="T303"/></text:p>
      <text:p text:style-name="P19"><text:span text:style-name="T342">Vorkommen</text:span></text:p>
      <text:p text:style-name="P193">Als Berggeist ist der Spargeltarzan vor allem in Bergen und im Vorgebirge anzutreffen. <text:span text:style-name="T188">Er unternimmt hin und wieder auch Ausflüge in flachere Gegenden, um die dortigen Gewächse zu inspizieren </text:span><text:span text:style-name="T343">und zu erklimmen</text:span><text:span text:style-name="T188">.</text:span></text:p>
      <text:p text:style-name="P19"/>
      <text:p text:style-name="P37">Verhalten</text:p>
      <text:p text:style-name="P219"><text:span text:style-name="T91">Der Spargeltarzan ist immer in Bewegung, </text:span><text:span text:style-name="T97">ganz im Gegensatz zu seinen Bergwichtelverwandten. Diese frönen oft dem Müssiggang, wenn sie nicht gerade Jagdwurst herstellen oder die Hechtsuppe umrühren. </text:span><text:span text:style-name="T91">Paradoxerweise braucht es für die Herstellung d</text:span><text:span text:style-name="T98">e</text:span><text:span text:style-name="T91">r schnell machende</text:span><text:span text:style-name="T98">n</text:span><text:span text:style-name="T91"> Wurst eine grosse Portion an Geduld und Behaglichkeit.</text:span></text:p>
      <text:p text:style-name="P152"/>
      <text:p text:style-name="P161"/>
      <text:p text:style-name="P161">*</text:p>
      <text:p text:style-name="P153"/>
      <text:p text:style-name="P153"/>
      <text:p text:style-name="P24">Was?</text:p>
      <text:p text:style-name="P162"/>
      <text:p text:style-name="P220"><text:span text:style-name="T171">Was?</text:span><text:line-break/>Wasser ist nass,<text:line-break/>Brot ist trocken,<text:line-break/><text:span text:style-name="T63">Schweine ham' Locken!</text:span></text:p>
      <text:p text:style-name="P95"/>
      <text:p text:style-name="P80">Bedeutung</text:p>
      <text:p text:style-name="P194"><text:soft-page-break/>Der Spruch ist <text:span text:style-name="T61">als mehr oder weniger subtiler Hinweis darauf zu verstehen, dass der Fragesteller seine </text:span>Nachfrage <text:span text:style-name="T61">einigermassen salopp formuliert hat. Anstatt des einfachen «</text:span><text:span text:style-name="T62">W</text:span><text:span text:style-name="T61">as?» hätte man schliesslich etwas wie Folgendes äussern können:</text:span> «Wie bitte? Was haben Sie gesagt?»<text:span text:style-name="T60">)</text:span></text:p>
      <text:p text:style-name="P172"/>
      <text:p text:style-name="P64">Herkunft</text:p>
      <text:p text:style-name="P221"><text:span text:style-name="T92">unbekannt</text:span><text:span text:style-name="T83"> </text:span></text:p>
      <text:p text:style-name="P162"/>
      <text:p text:style-name="P162"/>
      <text:p text:style-name="P162">*</text:p>
      <text:p text:style-name="P153"/>
      <text:p text:style-name="P153"/>
      <text:p text:style-name="P82">Wiesentreter</text:p>
      <text:p text:style-name="P154"/>
      <text:p text:style-name="P38">Begriffsklärung</text:p>
      <text:p text:style-name="P195">Der Wiesentreter ist ein Naturgeist, der in seiner Erscheinung einem gewöhnlichen Silberreiher zum Verwechseln ähnlich sieht.</text:p>
      <text:p text:style-name="P20"/>
      <text:p text:style-name="P38">Merkmale</text:p>
      <text:p text:style-name="P196">Die Existenz der Wiesentreter wird heutzutage nur noch von einigen Wenigen angezweifelt. <text:span text:style-name="T189">Und zwar wird behauptet, dass die frappierende Ähnlichkeit des Wiesentreters mit einem Silberreiher eine exakte Bestimmung des Naturgeistes unmöglich mache.</text:span> In <text:span text:style-name="T191">seriösen </text:span>Fachkreisen ist man sich in den letzten Jahren <text:span text:style-name="T190">jedoch </text:span>darüber einig geworden, dass es diese Naturgeister tatsächlich gibt.</text:p>
      <text:p text:style-name="P20"/>
      <text:p text:style-name="P38">Vorkommen</text:p>
      <text:p text:style-name="P197">Der Wiesentreter bevorzugt ausgedehnte Auenlandschaften, ist aber auch <text:span text:style-name="T192">in ganz anderen Umgebungen anzutreffen. Ein berühmter Vorfahre aus dem Morgenland ist «Kalif Storch».</text:span></text:p>
      <text:p text:style-name="P20"/>
      <text:p text:style-name="P38">Verhalten</text:p>
      <text:p text:style-name="P234"><text:span text:style-name="T253">Der Wiesentreter pflegt mit seinen langen Beinen die Wiesen und Böden, auf denen er herumstakt. </text:span><text:span text:style-name="T254">So sorgt er beispielsweise dafür, dass </text:span><text:span text:style-name="T255">sich das einjährige Berufskraut</text:span><text:span text:style-name="T254"> </text:span><text:span text:style-name="T255">nicht ungehindert ausbreite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013cm" fo:margin-left="0cm" table:align="left"/>
    </style:style>
    <style:style style:name="Tabelle1.A" style:family="table-column">
      <style:table-column-properties style:column-width="2.408cm"/>
    </style:style>
    <style:style style:name="Tabelle1.B" style:family="table-column">
      <style:table-column-properties style:column-width="2.699cm"/>
    </style:style>
    <style:style style:name="Tabelle1.C" style:family="table-column">
      <style:table-column-properties style:column-width="7.643cm"/>
    </style:style>
    <style:style style:name="Tabelle1.D" style:family="table-column">
      <style:table-column-properties style:column-width="4.263cm"/>
    </style:style>
    <style:style style:name="Tabelle1.1" style:family="table-row">
      <style:table-row-properties style:min-row-height="1.296cm"/>
    </style:style>
    <style:style style:name="Tabelle1.A1" style:family="table-cell">
      <style:table-cell-properties fo:background-color="transparent" fo:padding="0.097cm" fo:border="none">
        <style:background-image/>
      </style:table-cell-properties>
    </style:style>
    <style:style style:name="MP1" style:family="paragraph" style:parent-style-name="Table_20_Contents">
      <style:text-properties style:font-name="Cambria" fo:font-size="8pt" officeooo:rsid="001b09d1" officeooo:paragraph-rsid="001b09d1" style:font-size-asian="8pt" style:font-size-complex="8pt"/>
    </style:style>
    <style:style style:name="MP2" style:family="paragraph" style:parent-style-name="Table_20_Contents">
      <style:paragraph-properties fo:text-align="center" style:justify-single-word="false"/>
      <style:text-properties style:font-name="Cambria" fo:font-size="8pt" officeooo:rsid="001b09d1" officeooo:paragraph-rsid="001b09d1" style:font-size-asian="8pt" style:font-size-complex="8pt"/>
    </style:style>
    <style:style style:name="MP3" style:family="paragraph" style:parent-style-name="Table_20_Contents">
      <style:paragraph-properties fo:text-align="end" style:justify-single-word="false"/>
      <style:text-properties style:font-name="Cambria" fo:font-size="8pt" officeooo:rsid="001b09d1" style:font-size-asian="8pt" style:font-size-complex="8pt"/>
    </style:style>
    <style:style style:name="MP4" style:family="paragraph" style:parent-style-name="Table_20_Contents">
      <style:paragraph-properties fo:text-align="end" style:justify-single-word="false"/>
      <style:text-properties style:font-name="Cambria" fo:font-size="8pt" officeooo:rsid="001b09d1" officeooo:paragraph-rsid="001b09d1" style:font-size-asian="8pt" style:font-size-complex="8pt"/>
    </style:style>
    <style:style style:name="MT1" style:family="text">
      <style:text-properties officeooo:rsid="001c04d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MP1">Janine Meyer</text:p>
              <text:p text:style-name="MP1">Othmarstr. 54</text:p>
              <text:p text:style-name="MP1">9500 Wil</text:p>
            </table:table-cell>
            <table:table-cell table:style-name="Tabelle1.A1" office:value-type="string">
              <text:p text:style-name="MP1">076 587 4334</text:p>
              <text:p text:style-name="MP1">jmeyer@tbwil.ch</text:p>
            </table:table-cell>
            <table:table-cell table:style-name="Tabelle1.A1" office:value-type="string">
              <text:p text:style-name="MP2"><text:page-number text:select-page="current">13</text:page-number><text:s/>/ <text:page-count>16</text:page-count></text:p>
            </table:table-cell>
            <table:table-cell table:style-name="Tabelle1.A1" office:value-type="string">
              <text:p text:style-name="MP3"><text:span text:style-name="MT1">Datum</text:span>: <text:date style:data-style-name="N37" text:date-value="2020-12-02T21:13:28.438000199">02.12.20</text:date></text:p>
              <text:p text:style-name="MP4"/>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27T14:31:56.351000000</meta:creation-date>
    <dc:title>Texte</dc:title>
    <meta:editing-duration>P4DT9H58M48S</meta:editing-duration>
    <meta:editing-cycles>554</meta:editing-cycles>
    <meta:generator>LibreOffice/7.0.3.1$Windows_X86_64 LibreOffice_project/d7547858d014d4cf69878db179d326fc3483e082</meta:generator>
    <meta:initial-creator>Mensch Meyer</meta:initial-creator>
    <dc:date>2020-12-02T21:13:28.328000000</dc:date>
    <dc:creator>Mensch Meyer</dc:creator>
    <meta:document-statistic meta:table-count="1" meta:image-count="0" meta:object-count="0" meta:page-count="16" meta:paragraph-count="236" meta:word-count="4841" meta:character-count="33084" meta:non-whitespace-character-count="28461"/>
    <meta:template xlink:type="simple" xlink:actuate="onRequest" xlink:title="Texte" xlink:href="../../../../AppData/AppData/Roaming/LibreOffice/4/user/template/Texte.ott" meta:date="2020-09-27T14:31:55.865000000"/>
  </office:meta>
</office:document-meta>
</file>